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/>
          <table:table-cell office:value-type="string">
            <text:p>nonaeroAnthroF</text:p>
          </table:table-cell>
          <table:table-cell table:number-columns-repeated="10"/>
          <table:table-cell office:value-type="string">
            <text:p>O3.Trop</text:p>
          </table:table-cell>
          <table:table-cell office:value-type="string">
            <text:p>O3.Strat</text:p>
          </table:table-cell>
          <table:table-cell office:value-type="string">
            <text:p>LUC</text:p>
          </table:table-cell>
          <table:table-cell office:value-type="string">
            <text:p>H2O.Strat</text:p>
          </table:table-cell>
          <table:table-cell office:value-type="string">
            <text:p>BC.Snow</text:p>
          </table:table-cell>
          <table:table-cell office:value-type="string">
            <text:p>Contrails</text:p>
          </table:table-cell>
          <table:table-cell/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4.8">
            <text:p>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table:formula="of:=SUM([.G2:.J2])" office:value-type="float" office:value="0.0325008325832486">
            <text:p>0.0325008326</text:p>
          </table:table-cell>
          <table:table-cell table:number-columns-repeated="4"/>
          <table:table-cell office:value-type="float" office:value="0.0218008325832486">
            <text:p>0.0218008326</text:p>
          </table:table-cell>
          <table:table-cell table:number-columns-repeated="2"/>
          <table:table-cell table:formula="of:=[.M2]*[.T$1]+[.N2]*[.U$1]+[.O2]*[.V$1]+[.P2]*[.W$1]+[.Q2]*[.X$1]+[.R2]*[.Y$1]" office:value-type="float" office:value="0.0107">
            <text:p>0.0107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66">
            <text:p>1766</text:p>
          </table:table-cell>
          <table:table-cell table:formula="of:=SUM([.G3:.J3])" office:value-type="float" office:value="0.0356485154399596">
            <text:p>0.0356485154</text:p>
          </table:table-cell>
          <table:table-cell table:number-columns-repeated="4"/>
          <table:table-cell office:value-type="float" office:value="0.0234485154399596">
            <text:p>0.0234485154</text:p>
          </table:table-cell>
          <table:table-cell table:number-columns-repeated="2"/>
          <table:table-cell table:formula="of:=[.M3]*[.T$1]+[.N3]*[.U$1]+[.O3]*[.V$1]+[.P3]*[.W$1]+[.Q3]*[.X$1]+[.R3]*[.Y$1]" office:value-type="float" office:value="0.0122">
            <text:p>0.0122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6">
            <text:p>-0.006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67">
            <text:p>1767</text:p>
          </table:table-cell>
          <table:table-cell table:formula="of:=SUM([.G4:.J4])" office:value-type="float" office:value="0.0409230036041795">
            <text:p>0.0409230036</text:p>
          </table:table-cell>
          <table:table-cell table:number-columns-repeated="4"/>
          <table:table-cell office:value-type="float" office:value="0.0254230036041795">
            <text:p>0.0254230036</text:p>
          </table:table-cell>
          <table:table-cell table:number-columns-repeated="2"/>
          <table:table-cell table:formula="of:=[.M4]*[.T$1]+[.N4]*[.U$1]+[.O4]*[.V$1]+[.P4]*[.W$1]+[.Q4]*[.X$1]+[.R4]*[.Y$1]" office:value-type="float" office:value="0.0155">
            <text:p>0.0155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68">
            <text:p>1768</text:p>
          </table:table-cell>
          <table:table-cell table:formula="of:=SUM([.G5:.J5])" office:value-type="float" office:value="0.0439140110879471">
            <text:p>0.0439140111</text:p>
          </table:table-cell>
          <table:table-cell table:number-columns-repeated="4"/>
          <table:table-cell office:value-type="float" office:value="0.0269140110879471">
            <text:p>0.0269140111</text:p>
          </table:table-cell>
          <table:table-cell table:number-columns-repeated="2"/>
          <table:table-cell table:formula="of:=[.M5]*[.T$1]+[.N5]*[.U$1]+[.O5]*[.V$1]+[.P5]*[.W$1]+[.Q5]*[.X$1]+[.R5]*[.Y$1]" office:value-type="float" office:value="0.017">
            <text:p>0.017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-0.007">
            <text:p>-0.007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69">
            <text:p>1769</text:p>
          </table:table-cell>
          <table:table-cell table:formula="of:=SUM([.G6:.J6])" office:value-type="float" office:value="0.0438183888696395">
            <text:p>0.0438183889</text:p>
          </table:table-cell>
          <table:table-cell table:number-columns-repeated="4"/>
          <table:table-cell office:value-type="float" office:value="0.0283183888696395">
            <text:p>0.0283183889</text:p>
          </table:table-cell>
          <table:table-cell table:number-columns-repeated="2"/>
          <table:table-cell table:formula="of:=[.M6]*[.T$1]+[.N6]*[.U$1]+[.O6]*[.V$1]+[.P6]*[.W$1]+[.Q6]*[.X$1]+[.R6]*[.Y$1]" office:value-type="float" office:value="0.0155">
            <text:p>0.0155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0">
            <text:p>1770</text:p>
          </table:table-cell>
          <table:table-cell table:formula="of:=SUM([.G7:.J7])" office:value-type="float" office:value="0.0468028020424841">
            <text:p>0.046802802</text:p>
          </table:table-cell>
          <table:table-cell table:number-columns-repeated="4"/>
          <table:table-cell office:value-type="float" office:value="0.0298028020424841">
            <text:p>0.029802802</text:p>
          </table:table-cell>
          <table:table-cell table:number-columns-repeated="2"/>
          <table:table-cell table:formula="of:=[.M7]*[.T$1]+[.N7]*[.U$1]+[.O7]*[.V$1]+[.P7]*[.W$1]+[.Q7]*[.X$1]+[.R7]*[.Y$1]" office:value-type="float" office:value="0.017">
            <text:p>0.017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1">
            <text:p>1771</text:p>
          </table:table-cell>
          <table:table-cell table:formula="of:=SUM([.G8:.J8])" office:value-type="float" office:value="0.0486418617560821">
            <text:p>0.0486418618</text:p>
          </table:table-cell>
          <table:table-cell table:number-columns-repeated="4"/>
          <table:table-cell office:value-type="float" office:value="0.0316418617560821">
            <text:p>0.0316418618</text:p>
          </table:table-cell>
          <table:table-cell table:number-columns-repeated="2"/>
          <table:table-cell table:formula="of:=[.M8]*[.T$1]+[.N8]*[.U$1]+[.O8]*[.V$1]+[.P8]*[.W$1]+[.Q8]*[.X$1]+[.R8]*[.Y$1]" office:value-type="float" office:value="0.017">
            <text:p>0.017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8">
            <text:p>-0.008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2">
            <text:p>1772</text:p>
          </table:table-cell>
          <table:table-cell table:formula="of:=SUM([.G9:.J9])" office:value-type="float" office:value="0.0494200714235296">
            <text:p>0.0494200714</text:p>
          </table:table-cell>
          <table:table-cell table:number-columns-repeated="4"/>
          <table:table-cell office:value-type="float" office:value="0.0339200714235296">
            <text:p>0.0339200714</text:p>
          </table:table-cell>
          <table:table-cell table:number-columns-repeated="2"/>
          <table:table-cell table:formula="of:=[.M9]*[.T$1]+[.N9]*[.U$1]+[.O9]*[.V$1]+[.P9]*[.W$1]+[.Q9]*[.X$1]+[.R9]*[.Y$1]" office:value-type="float" office:value="0.0155">
            <text:p>0.0155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3">
            <text:p>1773</text:p>
          </table:table-cell>
          <table:table-cell table:formula="of:=SUM([.G10:.J10])" office:value-type="float" office:value="0.0531441817579167">
            <text:p>0.0531441818</text:p>
          </table:table-cell>
          <table:table-cell table:number-columns-repeated="4"/>
          <table:table-cell office:value-type="float" office:value="0.0361441817579167">
            <text:p>0.0361441818</text:p>
          </table:table-cell>
          <table:table-cell table:number-columns-repeated="2"/>
          <table:table-cell table:formula="of:=[.M10]*[.T$1]+[.N10]*[.U$1]+[.O10]*[.V$1]+[.P10]*[.W$1]+[.Q10]*[.X$1]+[.R10]*[.Y$1]" office:value-type="float" office:value="0.017">
            <text:p>0.017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-0.009">
            <text:p>-0.00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4">
            <text:p>1774</text:p>
          </table:table-cell>
          <table:table-cell table:formula="of:=SUM([.G11:.J11])" office:value-type="float" office:value="0.0583850576656968">
            <text:p>0.0583850577</text:p>
          </table:table-cell>
          <table:table-cell table:number-columns-repeated="4"/>
          <table:table-cell office:value-type="float" office:value="0.0380850576656968">
            <text:p>0.0380850577</text:p>
          </table:table-cell>
          <table:table-cell table:number-columns-repeated="2"/>
          <table:table-cell table:formula="of:=[.M11]*[.T$1]+[.N11]*[.U$1]+[.O11]*[.V$1]+[.P11]*[.W$1]+[.Q11]*[.X$1]+[.R11]*[.Y$1]" office:value-type="float" office:value="0.0203">
            <text:p>0.0203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5">
            <text:p>1775</text:p>
          </table:table-cell>
          <table:table-cell table:formula="of:=SUM([.G12:.J12])" office:value-type="float" office:value="0.0623195501714116">
            <text:p>0.0623195502</text:p>
          </table:table-cell>
          <table:table-cell table:number-columns-repeated="4"/>
          <table:table-cell office:value-type="float" office:value="0.0405195501714116">
            <text:p>0.0405195502</text:p>
          </table:table-cell>
          <table:table-cell table:number-columns-repeated="2"/>
          <table:table-cell table:formula="of:=[.M12]*[.T$1]+[.N12]*[.U$1]+[.O12]*[.V$1]+[.P12]*[.W$1]+[.Q12]*[.X$1]+[.R12]*[.Y$1]" office:value-type="float" office:value="0.0218">
            <text:p>0.0218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6">
            <text:p>1776</text:p>
          </table:table-cell>
          <table:table-cell table:formula="of:=SUM([.G13:.J13])" office:value-type="float" office:value="0.0649334258291326">
            <text:p>0.0649334258</text:p>
          </table:table-cell>
          <table:table-cell table:number-columns-repeated="4"/>
          <table:table-cell office:value-type="float" office:value="0.0431334258291326">
            <text:p>0.0431334258</text:p>
          </table:table-cell>
          <table:table-cell table:number-columns-repeated="2"/>
          <table:table-cell table:formula="of:=[.M13]*[.T$1]+[.N13]*[.U$1]+[.O13]*[.V$1]+[.P13]*[.W$1]+[.Q13]*[.X$1]+[.R13]*[.Y$1]" office:value-type="float" office:value="0.0218">
            <text:p>0.0218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">
            <text:p>-0.0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7">
            <text:p>1777</text:p>
          </table:table-cell>
          <table:table-cell table:formula="of:=SUM([.G14:.J14])" office:value-type="float" office:value="0.0658790732685813">
            <text:p>0.0658790733</text:p>
          </table:table-cell>
          <table:table-cell table:number-columns-repeated="4"/>
          <table:table-cell office:value-type="float" office:value="0.0455790732685813">
            <text:p>0.0455790733</text:p>
          </table:table-cell>
          <table:table-cell table:number-columns-repeated="2"/>
          <table:table-cell table:formula="of:=[.M14]*[.T$1]+[.N14]*[.U$1]+[.O14]*[.V$1]+[.P14]*[.W$1]+[.Q14]*[.X$1]+[.R14]*[.Y$1]" office:value-type="float" office:value="0.0203">
            <text:p>0.0203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8">
            <text:p>1778</text:p>
          </table:table-cell>
          <table:table-cell table:formula="of:=SUM([.G15:.J15])" office:value-type="float" office:value="0.0690828603287864">
            <text:p>0.0690828603</text:p>
          </table:table-cell>
          <table:table-cell table:number-columns-repeated="4"/>
          <table:table-cell office:value-type="float" office:value="0.0472828603287864">
            <text:p>0.0472828603</text:p>
          </table:table-cell>
          <table:table-cell table:number-columns-repeated="2"/>
          <table:table-cell table:formula="of:=[.M15]*[.T$1]+[.N15]*[.U$1]+[.O15]*[.V$1]+[.P15]*[.W$1]+[.Q15]*[.X$1]+[.R15]*[.Y$1]" office:value-type="float" office:value="0.0218">
            <text:p>0.0218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-0.011">
            <text:p>-0.011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79">
            <text:p>1779</text:p>
          </table:table-cell>
          <table:table-cell table:formula="of:=SUM([.G16:.J16])" office:value-type="float" office:value="0.0693570855243412">
            <text:p>0.0693570855</text:p>
          </table:table-cell>
          <table:table-cell table:number-columns-repeated="4"/>
          <table:table-cell office:value-type="float" office:value="0.0490570855243412">
            <text:p>0.0490570855</text:p>
          </table:table-cell>
          <table:table-cell table:number-columns-repeated="2"/>
          <table:table-cell table:formula="of:=[.M16]*[.T$1]+[.N16]*[.U$1]+[.O16]*[.V$1]+[.P16]*[.W$1]+[.Q16]*[.X$1]+[.R16]*[.Y$1]" office:value-type="float" office:value="0.0203">
            <text:p>0.0203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1">
            <text:p>0.001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0">
            <text:p>1780</text:p>
          </table:table-cell>
          <table:table-cell table:formula="of:=SUM([.G17:.J17])" office:value-type="float" office:value="0.0738871191785234">
            <text:p>0.0738871192</text:p>
          </table:table-cell>
          <table:table-cell table:number-columns-repeated="4"/>
          <table:table-cell office:value-type="float" office:value="0.0509871191785234">
            <text:p>0.0509871192</text:p>
          </table:table-cell>
          <table:table-cell table:number-columns-repeated="2"/>
          <table:table-cell table:formula="of:=[.M17]*[.T$1]+[.N17]*[.U$1]+[.O17]*[.V$1]+[.P17]*[.W$1]+[.Q17]*[.X$1]+[.R17]*[.Y$1]" office:value-type="float" office:value="0.0229">
            <text:p>0.0229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1">
            <text:p>1781</text:p>
          </table:table-cell>
          <table:table-cell table:formula="of:=SUM([.G18:.J18])" office:value-type="float" office:value="0.0806832989486727">
            <text:p>0.0806832989</text:p>
          </table:table-cell>
          <table:table-cell table:number-columns-repeated="4"/>
          <table:table-cell office:value-type="float" office:value="0.0529832989486727">
            <text:p>0.0529832989</text:p>
          </table:table-cell>
          <table:table-cell table:number-columns-repeated="2"/>
          <table:table-cell table:formula="of:=[.M18]*[.T$1]+[.N18]*[.U$1]+[.O18]*[.V$1]+[.P18]*[.W$1]+[.Q18]*[.X$1]+[.R18]*[.Y$1]" office:value-type="float" office:value="0.0277">
            <text:p>0.0277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2">
            <text:p>1782</text:p>
          </table:table-cell>
          <table:table-cell table:formula="of:=SUM([.G19:.J19])" office:value-type="float" office:value="0.082814128330129">
            <text:p>0.0828141283</text:p>
          </table:table-cell>
          <table:table-cell table:number-columns-repeated="4"/>
          <table:table-cell office:value-type="float" office:value="0.055114128330129">
            <text:p>0.0551141283</text:p>
          </table:table-cell>
          <table:table-cell table:number-columns-repeated="2"/>
          <table:table-cell table:formula="of:=[.M19]*[.T$1]+[.N19]*[.U$1]+[.O19]*[.V$1]+[.P19]*[.W$1]+[.Q19]*[.X$1]+[.R19]*[.Y$1]" office:value-type="float" office:value="0.0277">
            <text:p>0.0277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3">
            <text:p>1783</text:p>
          </table:table-cell>
          <table:table-cell table:formula="of:=SUM([.G20:.J20])" office:value-type="float" office:value="0.0848431882606946">
            <text:p>0.0848431883</text:p>
          </table:table-cell>
          <table:table-cell table:number-columns-repeated="4"/>
          <table:table-cell office:value-type="float" office:value="0.0571431882606946">
            <text:p>0.0571431883</text:p>
          </table:table-cell>
          <table:table-cell table:number-columns-repeated="2"/>
          <table:table-cell table:formula="of:=[.M20]*[.T$1]+[.N20]*[.U$1]+[.O20]*[.V$1]+[.P20]*[.W$1]+[.Q20]*[.X$1]+[.R20]*[.Y$1]" office:value-type="float" office:value="0.0277">
            <text:p>0.0277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4">
            <text:p>1784</text:p>
          </table:table-cell>
          <table:table-cell table:formula="of:=SUM([.G21:.J21])" office:value-type="float" office:value="0.0853090561391049">
            <text:p>0.0853090561</text:p>
          </table:table-cell>
          <table:table-cell table:number-columns-repeated="4"/>
          <table:table-cell office:value-type="float" office:value="0.0591090561391049">
            <text:p>0.0591090561</text:p>
          </table:table-cell>
          <table:table-cell table:number-columns-repeated="2"/>
          <table:table-cell table:formula="of:=[.M21]*[.T$1]+[.N21]*[.U$1]+[.O21]*[.V$1]+[.P21]*[.W$1]+[.Q21]*[.X$1]+[.R21]*[.Y$1]" office:value-type="float" office:value="0.0262">
            <text:p>0.0262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5">
            <text:p>1785</text:p>
          </table:table-cell>
          <table:table-cell table:formula="of:=SUM([.G22:.J22])" office:value-type="float" office:value="0.0888563871392405">
            <text:p>0.0888563871</text:p>
          </table:table-cell>
          <table:table-cell table:number-columns-repeated="4"/>
          <table:table-cell office:value-type="float" office:value="0.0611563871392405">
            <text:p>0.0611563871</text:p>
          </table:table-cell>
          <table:table-cell table:number-columns-repeated="2"/>
          <table:table-cell table:formula="of:=[.M22]*[.T$1]+[.N22]*[.U$1]+[.O22]*[.V$1]+[.P22]*[.W$1]+[.Q22]*[.X$1]+[.R22]*[.Y$1]" office:value-type="float" office:value="0.0277">
            <text:p>0.0277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6">
            <text:p>1786</text:p>
          </table:table-cell>
          <table:table-cell table:formula="of:=SUM([.G23:.J23])" office:value-type="float" office:value="0.0908861319837686">
            <text:p>0.090886132</text:p>
          </table:table-cell>
          <table:table-cell table:number-columns-repeated="4"/>
          <table:table-cell office:value-type="float" office:value="0.0631861319837686">
            <text:p>0.063186132</text:p>
          </table:table-cell>
          <table:table-cell table:number-columns-repeated="2"/>
          <table:table-cell table:formula="of:=[.M23]*[.T$1]+[.N23]*[.U$1]+[.O23]*[.V$1]+[.P23]*[.W$1]+[.Q23]*[.X$1]+[.R23]*[.Y$1]" office:value-type="float" office:value="0.0277">
            <text:p>0.0277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-0.014">
            <text:p>-0.014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7">
            <text:p>1787</text:p>
          </table:table-cell>
          <table:table-cell table:formula="of:=SUM([.G24:.J24])" office:value-type="float" office:value="0.0928319031635255">
            <text:p>0.0928319032</text:p>
          </table:table-cell>
          <table:table-cell table:number-columns-repeated="4"/>
          <table:table-cell office:value-type="float" office:value="0.0651319031635255">
            <text:p>0.0651319032</text:p>
          </table:table-cell>
          <table:table-cell table:number-columns-repeated="2"/>
          <table:table-cell table:formula="of:=[.M24]*[.T$1]+[.N24]*[.U$1]+[.O24]*[.V$1]+[.P24]*[.W$1]+[.Q24]*[.X$1]+[.R24]*[.Y$1]" office:value-type="float" office:value="0.0277">
            <text:p>0.0277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8">
            <text:p>1788</text:p>
          </table:table-cell>
          <table:table-cell table:formula="of:=SUM([.G25:.J25])" office:value-type="float" office:value="0.100024056059314">
            <text:p>0.1000240561</text:p>
          </table:table-cell>
          <table:table-cell table:number-columns-repeated="4"/>
          <table:table-cell office:value-type="float" office:value="0.0675240560593142">
            <text:p>0.0675240561</text:p>
          </table:table-cell>
          <table:table-cell table:number-columns-repeated="2"/>
          <table:table-cell table:formula="of:=[.M25]*[.T$1]+[.N25]*[.U$1]+[.O25]*[.V$1]+[.P25]*[.W$1]+[.Q25]*[.X$1]+[.R25]*[.Y$1]" office:value-type="float" office:value="0.0325">
            <text:p>0.0325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office:value-type="float" office:value="-0.015">
            <text:p>-0.015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89">
            <text:p>1789</text:p>
          </table:table-cell>
          <table:table-cell table:formula="of:=SUM([.G26:.J26])" office:value-type="float" office:value="0.102441985781124">
            <text:p>0.1024419858</text:p>
          </table:table-cell>
          <table:table-cell table:number-columns-repeated="4"/>
          <table:table-cell office:value-type="float" office:value="0.0699419857811239">
            <text:p>0.0699419858</text:p>
          </table:table-cell>
          <table:table-cell table:number-columns-repeated="2"/>
          <table:table-cell table:formula="of:=[.M26]*[.T$1]+[.N26]*[.U$1]+[.O26]*[.V$1]+[.P26]*[.W$1]+[.Q26]*[.X$1]+[.R26]*[.Y$1]" office:value-type="float" office:value="0.0325">
            <text:p>0.0325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0">
            <text:p>1790</text:p>
          </table:table-cell>
          <table:table-cell table:formula="of:=SUM([.G27:.J27])" office:value-type="float" office:value="0.104912851188888">
            <text:p>0.1049128512</text:p>
          </table:table-cell>
          <table:table-cell table:number-columns-repeated="4"/>
          <table:table-cell office:value-type="float" office:value="0.072412851188888">
            <text:p>0.0724128512</text:p>
          </table:table-cell>
          <table:table-cell table:number-columns-repeated="2"/>
          <table:table-cell table:formula="of:=[.M27]*[.T$1]+[.N27]*[.U$1]+[.O27]*[.V$1]+[.P27]*[.W$1]+[.Q27]*[.X$1]+[.R27]*[.Y$1]" office:value-type="float" office:value="0.0325">
            <text:p>0.0325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1">
            <text:p>1791</text:p>
          </table:table-cell>
          <table:table-cell table:formula="of:=SUM([.G28:.J28])" office:value-type="float" office:value="0.107395615012067">
            <text:p>0.107395615</text:p>
          </table:table-cell>
          <table:table-cell table:number-columns-repeated="4"/>
          <table:table-cell office:value-type="float" office:value="0.0748956150120671">
            <text:p>0.074895615</text:p>
          </table:table-cell>
          <table:table-cell table:number-columns-repeated="2"/>
          <table:table-cell table:formula="of:=[.M28]*[.T$1]+[.N28]*[.U$1]+[.O28]*[.V$1]+[.P28]*[.W$1]+[.Q28]*[.X$1]+[.R28]*[.Y$1]" office:value-type="float" office:value="0.0325">
            <text:p>0.0325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office:value-type="float" office:value="-0.016">
            <text:p>-0.016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2">
            <text:p>1792</text:p>
          </table:table-cell>
          <table:table-cell table:formula="of:=SUM([.G29:.J29])" office:value-type="float" office:value="0.109814272167731">
            <text:p>0.1098142722</text:p>
          </table:table-cell>
          <table:table-cell table:number-columns-repeated="4"/>
          <table:table-cell office:value-type="float" office:value="0.0773142721677313">
            <text:p>0.0773142722</text:p>
          </table:table-cell>
          <table:table-cell table:number-columns-repeated="2"/>
          <table:table-cell table:formula="of:=[.M29]*[.T$1]+[.N29]*[.U$1]+[.O29]*[.V$1]+[.P29]*[.W$1]+[.Q29]*[.X$1]+[.R29]*[.Y$1]" office:value-type="float" office:value="0.0325">
            <text:p>0.0325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3">
            <text:p>1793</text:p>
          </table:table-cell>
          <table:table-cell table:formula="of:=SUM([.G30:.J30])" office:value-type="float" office:value="0.111802534313198">
            <text:p>0.1118025343</text:p>
          </table:table-cell>
          <table:table-cell table:number-columns-repeated="4"/>
          <table:table-cell office:value-type="float" office:value="0.0793025343131985">
            <text:p>0.0793025343</text:p>
          </table:table-cell>
          <table:table-cell table:number-columns-repeated="2"/>
          <table:table-cell table:formula="of:=[.M30]*[.T$1]+[.N30]*[.U$1]+[.O30]*[.V$1]+[.P30]*[.W$1]+[.Q30]*[.X$1]+[.R30]*[.Y$1]" office:value-type="float" office:value="0.0325">
            <text:p>0.0325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office:value-type="float" office:value="-0.017">
            <text:p>-0.017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4">
            <text:p>1794</text:p>
          </table:table-cell>
          <table:table-cell table:formula="of:=SUM([.G31:.J31])" office:value-type="float" office:value="0.113752976927795">
            <text:p>0.1137529769</text:p>
          </table:table-cell>
          <table:table-cell table:number-columns-repeated="4"/>
          <table:table-cell office:value-type="float" office:value="0.0812529769277955">
            <text:p>0.0812529769</text:p>
          </table:table-cell>
          <table:table-cell table:number-columns-repeated="2"/>
          <table:table-cell table:formula="of:=[.M31]*[.T$1]+[.N31]*[.U$1]+[.O31]*[.V$1]+[.P31]*[.W$1]+[.Q31]*[.X$1]+[.R31]*[.Y$1]" office:value-type="float" office:value="0.0325">
            <text:p>0.0325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6">
            <text:p>0.00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5">
            <text:p>1795</text:p>
          </table:table-cell>
          <table:table-cell table:formula="of:=SUM([.G32:.J32])" office:value-type="float" office:value="0.120380576554937">
            <text:p>0.1203805766</text:p>
          </table:table-cell>
          <table:table-cell table:number-columns-repeated="4"/>
          <table:table-cell office:value-type="float" office:value="0.0830805765549366">
            <text:p>0.0830805766</text:p>
          </table:table-cell>
          <table:table-cell table:number-columns-repeated="2"/>
          <table:table-cell table:formula="of:=[.M32]*[.T$1]+[.N32]*[.U$1]+[.O32]*[.V$1]+[.P32]*[.W$1]+[.Q32]*[.X$1]+[.R32]*[.Y$1]" office:value-type="float" office:value="0.0373">
            <text:p>0.0373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6">
            <text:p>1796</text:p>
          </table:table-cell>
          <table:table-cell table:formula="of:=SUM([.G33:.J33])" office:value-type="float" office:value="0.123503184605427">
            <text:p>0.1235031846</text:p>
          </table:table-cell>
          <table:table-cell table:number-columns-repeated="4"/>
          <table:table-cell office:value-type="float" office:value="0.0847031846054269">
            <text:p>0.0847031846</text:p>
          </table:table-cell>
          <table:table-cell table:number-columns-repeated="2"/>
          <table:table-cell table:formula="of:=[.M33]*[.T$1]+[.N33]*[.U$1]+[.O33]*[.V$1]+[.P33]*[.W$1]+[.Q33]*[.X$1]+[.R33]*[.Y$1]" office:value-type="float" office:value="0.0388">
            <text:p>0.0388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8">
            <text:p>-0.018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7">
            <text:p>1797</text:p>
          </table:table-cell>
          <table:table-cell table:formula="of:=SUM([.G34:.J34])" office:value-type="float" office:value="0.123788436446264">
            <text:p>0.1237884364</text:p>
          </table:table-cell>
          <table:table-cell table:number-columns-repeated="4"/>
          <table:table-cell office:value-type="float" office:value="0.0864884364462644">
            <text:p>0.0864884364</text:p>
          </table:table-cell>
          <table:table-cell table:number-columns-repeated="2"/>
          <table:table-cell table:formula="of:=[.M34]*[.T$1]+[.N34]*[.U$1]+[.O34]*[.V$1]+[.P34]*[.W$1]+[.Q34]*[.X$1]+[.R34]*[.Y$1]" office:value-type="float" office:value="0.0373">
            <text:p>0.0373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9">
            <text:p>-0.019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8">
            <text:p>1798</text:p>
          </table:table-cell>
          <table:table-cell table:formula="of:=SUM([.G35:.J35])" office:value-type="float" office:value="0.125569811565837">
            <text:p>0.1255698116</text:p>
          </table:table-cell>
          <table:table-cell table:number-columns-repeated="4"/>
          <table:table-cell office:value-type="float" office:value="0.0882698115658368">
            <text:p>0.0882698116</text:p>
          </table:table-cell>
          <table:table-cell table:number-columns-repeated="2"/>
          <table:table-cell table:formula="of:=[.M35]*[.T$1]+[.N35]*[.U$1]+[.O35]*[.V$1]+[.P35]*[.W$1]+[.Q35]*[.X$1]+[.R35]*[.Y$1]" office:value-type="float" office:value="0.0373">
            <text:p>0.0373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-0.019">
            <text:p>-0.019</text:p>
          </table:table-cell>
          <table:table-cell office:value-type="float" office:value="0.002">
            <text:p>0.002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799">
            <text:p>1799</text:p>
          </table:table-cell>
          <table:table-cell table:formula="of:=SUM([.G36:.J36])" office:value-type="float" office:value="0.128688548258036">
            <text:p>0.1286885483</text:p>
          </table:table-cell>
          <table:table-cell table:number-columns-repeated="4"/>
          <table:table-cell office:value-type="float" office:value="0.0902885482580361">
            <text:p>0.0902885483</text:p>
          </table:table-cell>
          <table:table-cell table:number-columns-repeated="2"/>
          <table:table-cell table:formula="of:=[.M36]*[.T$1]+[.N36]*[.U$1]+[.O36]*[.V$1]+[.P36]*[.W$1]+[.Q36]*[.X$1]+[.R36]*[.Y$1]" office:value-type="float" office:value="0.0384">
            <text:p>0.0384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0">
            <text:p>1800</text:p>
          </table:table-cell>
          <table:table-cell table:formula="of:=SUM([.G37:.J37])" office:value-type="float" office:value="0.130862504621993">
            <text:p>0.1308625046</text:p>
          </table:table-cell>
          <table:table-cell table:number-columns-repeated="4"/>
          <table:table-cell office:value-type="float" office:value="0.0924625046219931">
            <text:p>0.0924625046</text:p>
          </table:table-cell>
          <table:table-cell table:number-columns-repeated="2"/>
          <table:table-cell table:formula="of:=[.M37]*[.T$1]+[.N37]*[.U$1]+[.O37]*[.V$1]+[.P37]*[.W$1]+[.Q37]*[.X$1]+[.R37]*[.Y$1]" office:value-type="float" office:value="0.0384">
            <text:p>0.0384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1">
            <text:p>1801</text:p>
          </table:table-cell>
          <table:table-cell table:formula="of:=SUM([.G38:.J38])" office:value-type="float" office:value="0.134641288042299">
            <text:p>0.134641288</text:p>
          </table:table-cell>
          <table:table-cell table:number-columns-repeated="4"/>
          <table:table-cell office:value-type="float" office:value="0.0947412880422994">
            <text:p>0.094741288</text:p>
          </table:table-cell>
          <table:table-cell table:number-columns-repeated="2"/>
          <table:table-cell table:formula="of:=[.M38]*[.T$1]+[.N38]*[.U$1]+[.O38]*[.V$1]+[.P38]*[.W$1]+[.Q38]*[.X$1]+[.R38]*[.Y$1]" office:value-type="float" office:value="0.0399">
            <text:p>0.0399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">
            <text:p>0.003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2">
            <text:p>1802</text:p>
          </table:table-cell>
          <table:table-cell table:formula="of:=SUM([.G39:.J39])" office:value-type="float" office:value="0.140116723315763">
            <text:p>0.1401167233</text:p>
          </table:table-cell>
          <table:table-cell table:number-columns-repeated="4"/>
          <table:table-cell office:value-type="float" office:value="0.0969167233157626">
            <text:p>0.0969167233</text:p>
          </table:table-cell>
          <table:table-cell table:number-columns-repeated="2"/>
          <table:table-cell table:formula="of:=[.M39]*[.T$1]+[.N39]*[.U$1]+[.O39]*[.V$1]+[.P39]*[.W$1]+[.Q39]*[.X$1]+[.R39]*[.Y$1]" office:value-type="float" office:value="0.0432">
            <text:p>0.0432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office:value-type="float" office:value="-0.021">
            <text:p>-0.021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3">
            <text:p>1803</text:p>
          </table:table-cell>
          <table:table-cell table:formula="of:=SUM([.G40:.J40])" office:value-type="float" office:value="0.143883560263371">
            <text:p>0.1438835603</text:p>
          </table:table-cell>
          <table:table-cell table:number-columns-repeated="4"/>
          <table:table-cell office:value-type="float" office:value="0.0991835602633709">
            <text:p>0.0991835603</text:p>
          </table:table-cell>
          <table:table-cell table:number-columns-repeated="2"/>
          <table:table-cell table:formula="of:=[.M40]*[.T$1]+[.N40]*[.U$1]+[.O40]*[.V$1]+[.P40]*[.W$1]+[.Q40]*[.X$1]+[.R40]*[.Y$1]" office:value-type="float" office:value="0.0447">
            <text:p>0.0447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1">
            <text:p>-0.021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4">
            <text:p>1804</text:p>
          </table:table-cell>
          <table:table-cell table:formula="of:=SUM([.G41:.J41])" office:value-type="float" office:value="0.144763442915765">
            <text:p>0.1447634429</text:p>
          </table:table-cell>
          <table:table-cell table:number-columns-repeated="4"/>
          <table:table-cell office:value-type="float" office:value="0.101563442915765">
            <text:p>0.1015634429</text:p>
          </table:table-cell>
          <table:table-cell table:number-columns-repeated="2"/>
          <table:table-cell table:formula="of:=[.M41]*[.T$1]+[.N41]*[.U$1]+[.O41]*[.V$1]+[.P41]*[.W$1]+[.Q41]*[.X$1]+[.R41]*[.Y$1]" office:value-type="float" office:value="0.0432">
            <text:p>0.0432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5">
            <text:p>1805</text:p>
          </table:table-cell>
          <table:table-cell table:formula="of:=SUM([.G42:.J42])" office:value-type="float" office:value="0.147072837635527">
            <text:p>0.1470728376</text:p>
          </table:table-cell>
          <table:table-cell table:number-columns-repeated="4"/>
          <table:table-cell office:value-type="float" office:value="0.103872837635527">
            <text:p>0.1038728376</text:p>
          </table:table-cell>
          <table:table-cell table:number-columns-repeated="2"/>
          <table:table-cell table:formula="of:=[.M42]*[.T$1]+[.N42]*[.U$1]+[.O42]*[.V$1]+[.P42]*[.W$1]+[.Q42]*[.X$1]+[.R42]*[.Y$1]" office:value-type="float" office:value="0.0432">
            <text:p>0.0432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6">
            <text:p>1806</text:p>
          </table:table-cell>
          <table:table-cell table:formula="of:=SUM([.G43:.J43])" office:value-type="float" office:value="0.151095029079631">
            <text:p>0.1510950291</text:p>
          </table:table-cell>
          <table:table-cell table:number-columns-repeated="4"/>
          <table:table-cell office:value-type="float" office:value="0.106395029079631">
            <text:p>0.1063950291</text:p>
          </table:table-cell>
          <table:table-cell table:number-columns-repeated="2"/>
          <table:table-cell table:formula="of:=[.M43]*[.T$1]+[.N43]*[.U$1]+[.O43]*[.V$1]+[.P43]*[.W$1]+[.Q43]*[.X$1]+[.R43]*[.Y$1]" office:value-type="float" office:value="0.0447">
            <text:p>0.0447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-0.022">
            <text:p>-0.022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7">
            <text:p>1807</text:p>
          </table:table-cell>
          <table:table-cell table:formula="of:=SUM([.G44:.J44])" office:value-type="float" office:value="0.15216982390328">
            <text:p>0.1521698239</text:p>
          </table:table-cell>
          <table:table-cell table:number-columns-repeated="4"/>
          <table:table-cell office:value-type="float" office:value="0.10896982390328">
            <text:p>0.1089698239</text:p>
          </table:table-cell>
          <table:table-cell table:number-columns-repeated="2"/>
          <table:table-cell table:formula="of:=[.M44]*[.T$1]+[.N44]*[.U$1]+[.O44]*[.V$1]+[.P44]*[.W$1]+[.Q44]*[.X$1]+[.R44]*[.Y$1]" office:value-type="float" office:value="0.0432">
            <text:p>0.0432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8">
            <text:p>1808</text:p>
          </table:table-cell>
          <table:table-cell table:formula="of:=SUM([.G45:.J45])" office:value-type="float" office:value="0.156337213262748">
            <text:p>0.1563372133</text:p>
          </table:table-cell>
          <table:table-cell table:number-columns-repeated="4"/>
          <table:table-cell office:value-type="float" office:value="0.111637213262748">
            <text:p>0.1116372133</text:p>
          </table:table-cell>
          <table:table-cell table:number-columns-repeated="2"/>
          <table:table-cell table:formula="of:=[.M45]*[.T$1]+[.N45]*[.U$1]+[.O45]*[.V$1]+[.P45]*[.W$1]+[.Q45]*[.X$1]+[.R45]*[.Y$1]" office:value-type="float" office:value="0.0447">
            <text:p>0.0447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3">
            <text:p>-0.023</text:p>
          </table:table-cell>
          <table:table-cell office:value-type="float" office:value="0.003">
            <text:p>0.003</text:p>
          </table:table-cell>
          <table:table-cell office:value-type="float" office:value="0.008">
            <text:p>0.00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09">
            <text:p>1809</text:p>
          </table:table-cell>
          <table:table-cell table:formula="of:=SUM([.G46:.J46])" office:value-type="float" office:value="0.161972060943162">
            <text:p>0.1619720609</text:p>
          </table:table-cell>
          <table:table-cell table:number-columns-repeated="4"/>
          <table:table-cell office:value-type="float" office:value="0.113972060943162">
            <text:p>0.1139720609</text:p>
          </table:table-cell>
          <table:table-cell table:number-columns-repeated="2"/>
          <table:table-cell table:formula="of:=[.M46]*[.T$1]+[.N46]*[.U$1]+[.O46]*[.V$1]+[.P46]*[.W$1]+[.Q46]*[.X$1]+[.R46]*[.Y$1]" office:value-type="float" office:value="0.048">
            <text:p>0.048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0">
            <text:p>1810</text:p>
          </table:table-cell>
          <table:table-cell table:formula="of:=SUM([.G47:.J47])" office:value-type="float" office:value="0.164663448769855">
            <text:p>0.1646634488</text:p>
          </table:table-cell>
          <table:table-cell table:number-columns-repeated="4"/>
          <table:table-cell office:value-type="float" office:value="0.116663448769855">
            <text:p>0.1166634488</text:p>
          </table:table-cell>
          <table:table-cell table:number-columns-repeated="2"/>
          <table:table-cell table:formula="of:=[.M47]*[.T$1]+[.N47]*[.U$1]+[.O47]*[.V$1]+[.P47]*[.W$1]+[.Q47]*[.X$1]+[.R47]*[.Y$1]" office:value-type="float" office:value="0.048">
            <text:p>0.048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1">
            <text:p>1811</text:p>
          </table:table-cell>
          <table:table-cell table:formula="of:=SUM([.G48:.J48])" office:value-type="float" office:value="0.168667976481663">
            <text:p>0.1686679765</text:p>
          </table:table-cell>
          <table:table-cell table:number-columns-repeated="4"/>
          <table:table-cell office:value-type="float" office:value="0.119167976481663">
            <text:p>0.1191679765</text:p>
          </table:table-cell>
          <table:table-cell table:number-columns-repeated="2"/>
          <table:table-cell table:formula="of:=[.M48]*[.T$1]+[.N48]*[.U$1]+[.O48]*[.V$1]+[.P48]*[.W$1]+[.Q48]*[.X$1]+[.R48]*[.Y$1]" office:value-type="float" office:value="0.0495">
            <text:p>0.0495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-0.024">
            <text:p>-0.024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2">
            <text:p>1812</text:p>
          </table:table-cell>
          <table:table-cell table:formula="of:=SUM([.G49:.J49])" office:value-type="float" office:value="0.169647473046856">
            <text:p>0.169647473</text:p>
          </table:table-cell>
          <table:table-cell table:number-columns-repeated="4"/>
          <table:table-cell office:value-type="float" office:value="0.121647473046856">
            <text:p>0.121647473</text:p>
          </table:table-cell>
          <table:table-cell table:number-columns-repeated="2"/>
          <table:table-cell table:formula="of:=[.M49]*[.T$1]+[.N49]*[.U$1]+[.O49]*[.V$1]+[.P49]*[.W$1]+[.Q49]*[.X$1]+[.R49]*[.Y$1]" office:value-type="float" office:value="0.048">
            <text:p>0.048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-0.025">
            <text:p>-0.025</text:p>
          </table:table-cell>
          <table:table-cell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3">
            <text:p>1813</text:p>
          </table:table-cell>
          <table:table-cell table:formula="of:=SUM([.G50:.J50])" office:value-type="float" office:value="0.174669531079033">
            <text:p>0.1746695311</text:p>
          </table:table-cell>
          <table:table-cell table:number-columns-repeated="4"/>
          <table:table-cell office:value-type="float" office:value="0.124069531079033">
            <text:p>0.1240695311</text:p>
          </table:table-cell>
          <table:table-cell table:number-columns-repeated="2"/>
          <table:table-cell table:formula="of:=[.M50]*[.T$1]+[.N50]*[.U$1]+[.O50]*[.V$1]+[.P50]*[.W$1]+[.Q50]*[.X$1]+[.R50]*[.Y$1]" office:value-type="float" office:value="0.0506">
            <text:p>0.0506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-0.025">
            <text:p>-0.025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4">
            <text:p>1814</text:p>
          </table:table-cell>
          <table:table-cell table:formula="of:=SUM([.G51:.J51])" office:value-type="float" office:value="0.175440903790846">
            <text:p>0.1754409038</text:p>
          </table:table-cell>
          <table:table-cell table:number-columns-repeated="4"/>
          <table:table-cell office:value-type="float" office:value="0.126340903790846">
            <text:p>0.1263409038</text:p>
          </table:table-cell>
          <table:table-cell table:number-columns-repeated="2"/>
          <table:table-cell table:formula="of:=[.M51]*[.T$1]+[.N51]*[.U$1]+[.O51]*[.V$1]+[.P51]*[.W$1]+[.Q51]*[.X$1]+[.R51]*[.Y$1]" office:value-type="float" office:value="0.0491">
            <text:p>0.0491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5">
            <text:p>1815</text:p>
          </table:table-cell>
          <table:table-cell table:formula="of:=SUM([.G52:.J52])" office:value-type="float" office:value="0.179062910496962">
            <text:p>0.1790629105</text:p>
          </table:table-cell>
          <table:table-cell table:number-columns-repeated="4"/>
          <table:table-cell office:value-type="float" office:value="0.128462910496962">
            <text:p>0.1284629105</text:p>
          </table:table-cell>
          <table:table-cell table:number-columns-repeated="2"/>
          <table:table-cell table:formula="of:=[.M52]*[.T$1]+[.N52]*[.U$1]+[.O52]*[.V$1]+[.P52]*[.W$1]+[.Q52]*[.X$1]+[.R52]*[.Y$1]" office:value-type="float" office:value="0.0506">
            <text:p>0.0506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09">
            <text:p>0.00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6">
            <text:p>1816</text:p>
          </table:table-cell>
          <table:table-cell table:formula="of:=SUM([.G53:.J53])" office:value-type="float" office:value="0.186088879485013">
            <text:p>0.1860888795</text:p>
          </table:table-cell>
          <table:table-cell table:number-columns-repeated="4"/>
          <table:table-cell office:value-type="float" office:value="0.130688879485013">
            <text:p>0.1306888795</text:p>
          </table:table-cell>
          <table:table-cell table:number-columns-repeated="2"/>
          <table:table-cell table:formula="of:=[.M53]*[.T$1]+[.N53]*[.U$1]+[.O53]*[.V$1]+[.P53]*[.W$1]+[.Q53]*[.X$1]+[.R53]*[.Y$1]" office:value-type="float" office:value="0.0554">
            <text:p>0.0554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6">
            <text:p>-0.026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7">
            <text:p>1817</text:p>
          </table:table-cell>
          <table:table-cell table:formula="of:=SUM([.G54:.J54])" office:value-type="float" office:value="0.187072308207648">
            <text:p>0.1870723082</text:p>
          </table:table-cell>
          <table:table-cell table:number-columns-repeated="4"/>
          <table:table-cell office:value-type="float" office:value="0.133172308207648">
            <text:p>0.1331723082</text:p>
          </table:table-cell>
          <table:table-cell table:number-columns-repeated="2"/>
          <table:table-cell table:formula="of:=[.M54]*[.T$1]+[.N54]*[.U$1]+[.O54]*[.V$1]+[.P54]*[.W$1]+[.Q54]*[.X$1]+[.R54]*[.Y$1]" office:value-type="float" office:value="0.0539">
            <text:p>0.0539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8">
            <text:p>1818</text:p>
          </table:table-cell>
          <table:table-cell table:formula="of:=SUM([.G55:.J55])" office:value-type="float" office:value="0.190777733665515">
            <text:p>0.1907777337</text:p>
          </table:table-cell>
          <table:table-cell table:number-columns-repeated="4"/>
          <table:table-cell office:value-type="float" office:value="0.135377733665515">
            <text:p>0.1353777337</text:p>
          </table:table-cell>
          <table:table-cell table:number-columns-repeated="2"/>
          <table:table-cell table:formula="of:=[.M55]*[.T$1]+[.N55]*[.U$1]+[.O55]*[.V$1]+[.P55]*[.W$1]+[.Q55]*[.X$1]+[.R55]*[.Y$1]" office:value-type="float" office:value="0.0554">
            <text:p>0.0554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19">
            <text:p>1819</text:p>
          </table:table-cell>
          <table:table-cell table:formula="of:=SUM([.G56:.J56])" office:value-type="float" office:value="0.191353967115059">
            <text:p>0.1913539671</text:p>
          </table:table-cell>
          <table:table-cell table:number-columns-repeated="4"/>
          <table:table-cell office:value-type="float" office:value="0.137453967115059">
            <text:p>0.1374539671</text:p>
          </table:table-cell>
          <table:table-cell table:number-columns-repeated="2"/>
          <table:table-cell table:formula="of:=[.M56]*[.T$1]+[.N56]*[.U$1]+[.O56]*[.V$1]+[.P56]*[.W$1]+[.Q56]*[.X$1]+[.R56]*[.Y$1]" office:value-type="float" office:value="0.0539">
            <text:p>0.0539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0">
            <text:p>1820</text:p>
          </table:table-cell>
          <table:table-cell table:formula="of:=SUM([.G57:.J57])" office:value-type="float" office:value="0.194808017949708">
            <text:p>0.1948080179</text:p>
          </table:table-cell>
          <table:table-cell table:number-columns-repeated="4"/>
          <table:table-cell office:value-type="float" office:value="0.139408017949708">
            <text:p>0.1394080179</text:p>
          </table:table-cell>
          <table:table-cell table:number-columns-repeated="2"/>
          <table:table-cell table:formula="of:=[.M57]*[.T$1]+[.N57]*[.U$1]+[.O57]*[.V$1]+[.P57]*[.W$1]+[.Q57]*[.X$1]+[.R57]*[.Y$1]" office:value-type="float" office:value="0.0554">
            <text:p>0.0554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1">
            <text:p>1821</text:p>
          </table:table-cell>
          <table:table-cell table:formula="of:=SUM([.G58:.J58])" office:value-type="float" office:value="0.196783309962843">
            <text:p>0.19678331</text:p>
          </table:table-cell>
          <table:table-cell table:number-columns-repeated="4"/>
          <table:table-cell office:value-type="float" office:value="0.141383309962843">
            <text:p>0.14138331</text:p>
          </table:table-cell>
          <table:table-cell table:number-columns-repeated="2"/>
          <table:table-cell table:formula="of:=[.M58]*[.T$1]+[.N58]*[.U$1]+[.O58]*[.V$1]+[.P58]*[.W$1]+[.Q58]*[.X$1]+[.R58]*[.Y$1]" office:value-type="float" office:value="0.0554">
            <text:p>0.0554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-0.028">
            <text:p>-0.028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2">
            <text:p>1822</text:p>
          </table:table-cell>
          <table:table-cell table:formula="of:=SUM([.G59:.J59])" office:value-type="float" office:value="0.198784063608062">
            <text:p>0.1987840636</text:p>
          </table:table-cell>
          <table:table-cell table:number-columns-repeated="4"/>
          <table:table-cell office:value-type="float" office:value="0.143384063608062">
            <text:p>0.1433840636</text:p>
          </table:table-cell>
          <table:table-cell table:number-columns-repeated="2"/>
          <table:table-cell table:formula="of:=[.M59]*[.T$1]+[.N59]*[.U$1]+[.O59]*[.V$1]+[.P59]*[.W$1]+[.Q59]*[.X$1]+[.R59]*[.Y$1]" office:value-type="float" office:value="0.0554">
            <text:p>0.0554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29">
            <text:p>-0.029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3">
            <text:p>1823</text:p>
          </table:table-cell>
          <table:table-cell table:formula="of:=SUM([.G60:.J60])" office:value-type="float" office:value="0.205442644587483">
            <text:p>0.2054426446</text:p>
          </table:table-cell>
          <table:table-cell table:number-columns-repeated="4"/>
          <table:table-cell office:value-type="float" office:value="0.145242644587483">
            <text:p>0.1452426446</text:p>
          </table:table-cell>
          <table:table-cell table:number-columns-repeated="2"/>
          <table:table-cell table:formula="of:=[.M60]*[.T$1]+[.N60]*[.U$1]+[.O60]*[.V$1]+[.P60]*[.W$1]+[.Q60]*[.X$1]+[.R60]*[.Y$1]" office:value-type="float" office:value="0.0602">
            <text:p>0.0602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29">
            <text:p>-0.029</text:p>
          </table:table-cell>
          <table:table-cell office:value-type="float" office:value="0.004">
            <text:p>0.00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4">
            <text:p>1824</text:p>
          </table:table-cell>
          <table:table-cell table:formula="of:=SUM([.G61:.J61])" office:value-type="float" office:value="0.206034762603813">
            <text:p>0.2060347626</text:p>
          </table:table-cell>
          <table:table-cell table:number-columns-repeated="4"/>
          <table:table-cell office:value-type="float" office:value="0.147334762603813">
            <text:p>0.1473347626</text:p>
          </table:table-cell>
          <table:table-cell table:number-columns-repeated="2"/>
          <table:table-cell table:formula="of:=[.M61]*[.T$1]+[.N61]*[.U$1]+[.O61]*[.V$1]+[.P61]*[.W$1]+[.Q61]*[.X$1]+[.R61]*[.Y$1]" office:value-type="float" office:value="0.0587">
            <text:p>0.0587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4">
            <text:p>0.004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5">
            <text:p>1825</text:p>
          </table:table-cell>
          <table:table-cell table:formula="of:=SUM([.G62:.J62])" office:value-type="float" office:value="0.21028794911734">
            <text:p>0.2102879491</text:p>
          </table:table-cell>
          <table:table-cell table:number-columns-repeated="4"/>
          <table:table-cell office:value-type="float" office:value="0.14898794911734">
            <text:p>0.1489879491</text:p>
          </table:table-cell>
          <table:table-cell table:number-columns-repeated="2"/>
          <table:table-cell table:formula="of:=[.M62]*[.T$1]+[.N62]*[.U$1]+[.O62]*[.V$1]+[.P62]*[.W$1]+[.Q62]*[.X$1]+[.R62]*[.Y$1]" office:value-type="float" office:value="0.0613">
            <text:p>0.0613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6">
            <text:p>1826</text:p>
          </table:table-cell>
          <table:table-cell table:formula="of:=SUM([.G63:.J63])" office:value-type="float" office:value="0.211079272890524">
            <text:p>0.2110792729</text:p>
          </table:table-cell>
          <table:table-cell table:number-columns-repeated="4"/>
          <table:table-cell office:value-type="float" office:value="0.149779272890524">
            <text:p>0.1497792729</text:p>
          </table:table-cell>
          <table:table-cell table:number-columns-repeated="2"/>
          <table:table-cell table:formula="of:=[.M63]*[.T$1]+[.N63]*[.U$1]+[.O63]*[.V$1]+[.P63]*[.W$1]+[.Q63]*[.X$1]+[.R63]*[.Y$1]" office:value-type="float" office:value="0.0613">
            <text:p>0.0613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office:value-type="float" office:value="-0.03">
            <text:p>-0.03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7">
            <text:p>1827</text:p>
          </table:table-cell>
          <table:table-cell table:formula="of:=SUM([.G64:.J64])" office:value-type="float" office:value="0.211523411056285">
            <text:p>0.2115234111</text:p>
          </table:table-cell>
          <table:table-cell table:number-columns-repeated="4"/>
          <table:table-cell office:value-type="float" office:value="0.150223411056285">
            <text:p>0.1502234111</text:p>
          </table:table-cell>
          <table:table-cell table:number-columns-repeated="2"/>
          <table:table-cell table:formula="of:=[.M64]*[.T$1]+[.N64]*[.U$1]+[.O64]*[.V$1]+[.P64]*[.W$1]+[.Q64]*[.X$1]+[.R64]*[.Y$1]" office:value-type="float" office:value="0.0613">
            <text:p>0.0613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8">
            <text:p>1828</text:p>
          </table:table-cell>
          <table:table-cell table:formula="of:=SUM([.G65:.J65])" office:value-type="float" office:value="0.212416940994977">
            <text:p>0.212416941</text:p>
          </table:table-cell>
          <table:table-cell table:number-columns-repeated="4"/>
          <table:table-cell office:value-type="float" office:value="0.151116940994977">
            <text:p>0.151116941</text:p>
          </table:table-cell>
          <table:table-cell table:number-columns-repeated="2"/>
          <table:table-cell table:formula="of:=[.M65]*[.T$1]+[.N65]*[.U$1]+[.O65]*[.V$1]+[.P65]*[.W$1]+[.Q65]*[.X$1]+[.R65]*[.Y$1]" office:value-type="float" office:value="0.0613">
            <text:p>0.0613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float" office:value="-0.031">
            <text:p>-0.031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29">
            <text:p>1829</text:p>
          </table:table-cell>
          <table:table-cell table:formula="of:=SUM([.G66:.J66])" office:value-type="float" office:value="0.213971872595427">
            <text:p>0.2139718726</text:p>
          </table:table-cell>
          <table:table-cell table:number-columns-repeated="4"/>
          <table:table-cell office:value-type="float" office:value="0.152671872595427">
            <text:p>0.1526718726</text:p>
          </table:table-cell>
          <table:table-cell table:number-columns-repeated="2"/>
          <table:table-cell table:formula="of:=[.M66]*[.T$1]+[.N66]*[.U$1]+[.O66]*[.V$1]+[.P66]*[.W$1]+[.Q66]*[.X$1]+[.R66]*[.Y$1]" office:value-type="float" office:value="0.0613">
            <text:p>0.0613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1">
            <text:p>0.0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0">
            <text:p>1830</text:p>
          </table:table-cell>
          <table:table-cell table:formula="of:=SUM([.G67:.J67])" office:value-type="float" office:value="0.220500846935643">
            <text:p>0.2205008469</text:p>
          </table:table-cell>
          <table:table-cell table:number-columns-repeated="4"/>
          <table:table-cell office:value-type="float" office:value="0.154400846935643">
            <text:p>0.1544008469</text:p>
          </table:table-cell>
          <table:table-cell table:number-columns-repeated="2"/>
          <table:table-cell table:formula="of:=[.M67]*[.T$1]+[.N67]*[.U$1]+[.O67]*[.V$1]+[.P67]*[.W$1]+[.Q67]*[.X$1]+[.R67]*[.Y$1]" office:value-type="float" office:value="0.0661">
            <text:p>0.0661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1">
            <text:p>1831</text:p>
          </table:table-cell>
          <table:table-cell table:formula="of:=SUM([.G68:.J68])" office:value-type="float" office:value="0.222170861791286">
            <text:p>0.2221708618</text:p>
          </table:table-cell>
          <table:table-cell table:number-columns-repeated="4"/>
          <table:table-cell office:value-type="float" office:value="0.156070861791286">
            <text:p>0.1560708618</text:p>
          </table:table-cell>
          <table:table-cell table:number-columns-repeated="2"/>
          <table:table-cell table:formula="of:=[.M68]*[.T$1]+[.N68]*[.U$1]+[.O68]*[.V$1]+[.P68]*[.W$1]+[.Q68]*[.X$1]+[.R68]*[.Y$1]" office:value-type="float" office:value="0.0661">
            <text:p>0.0661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-0.032">
            <text:p>-0.032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2">
            <text:p>1832</text:p>
          </table:table-cell>
          <table:table-cell table:formula="of:=SUM([.G69:.J69])" office:value-type="float" office:value="0.223005063472045">
            <text:p>0.2230050635</text:p>
          </table:table-cell>
          <table:table-cell table:number-columns-repeated="4"/>
          <table:table-cell office:value-type="float" office:value="0.156905063472045">
            <text:p>0.1569050635</text:p>
          </table:table-cell>
          <table:table-cell table:number-columns-repeated="2"/>
          <table:table-cell table:formula="of:=[.M69]*[.T$1]+[.N69]*[.U$1]+[.O69]*[.V$1]+[.P69]*[.W$1]+[.Q69]*[.X$1]+[.R69]*[.Y$1]" office:value-type="float" office:value="0.0661">
            <text:p>0.0661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3">
            <text:p>1833</text:p>
          </table:table-cell>
          <table:table-cell table:formula="of:=SUM([.G70:.J70])" office:value-type="float" office:value="0.223991656239519">
            <text:p>0.2239916562</text:p>
          </table:table-cell>
          <table:table-cell table:number-columns-repeated="4"/>
          <table:table-cell office:value-type="float" office:value="0.157891656239519">
            <text:p>0.1578916562</text:p>
          </table:table-cell>
          <table:table-cell table:number-columns-repeated="2"/>
          <table:table-cell table:formula="of:=[.M70]*[.T$1]+[.N70]*[.U$1]+[.O70]*[.V$1]+[.P70]*[.W$1]+[.Q70]*[.X$1]+[.R70]*[.Y$1]" office:value-type="float" office:value="0.0661">
            <text:p>0.0661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office:value-type="float" office:value="-0.033">
            <text:p>-0.033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4">
            <text:p>1834</text:p>
          </table:table-cell>
          <table:table-cell table:formula="of:=SUM([.G71:.J71])" office:value-type="float" office:value="0.225564057356891">
            <text:p>0.2255640574</text:p>
          </table:table-cell>
          <table:table-cell table:number-columns-repeated="4"/>
          <table:table-cell office:value-type="float" office:value="0.159464057356891">
            <text:p>0.1594640574</text:p>
          </table:table-cell>
          <table:table-cell table:number-columns-repeated="2"/>
          <table:table-cell table:formula="of:=[.M71]*[.T$1]+[.N71]*[.U$1]+[.O71]*[.V$1]+[.P71]*[.W$1]+[.Q71]*[.X$1]+[.R71]*[.Y$1]" office:value-type="float" office:value="0.0661">
            <text:p>0.0661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5">
            <text:p>1835</text:p>
          </table:table-cell>
          <table:table-cell table:formula="of:=SUM([.G72:.J72])" office:value-type="float" office:value="0.227054565873103">
            <text:p>0.2270545659</text:p>
          </table:table-cell>
          <table:table-cell table:number-columns-repeated="4"/>
          <table:table-cell office:value-type="float" office:value="0.160954565873103">
            <text:p>0.1609545659</text:p>
          </table:table-cell>
          <table:table-cell table:number-columns-repeated="2"/>
          <table:table-cell table:formula="of:=[.M72]*[.T$1]+[.N72]*[.U$1]+[.O72]*[.V$1]+[.P72]*[.W$1]+[.Q72]*[.X$1]+[.R72]*[.Y$1]" office:value-type="float" office:value="0.0661">
            <text:p>0.0661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6">
            <text:p>1836</text:p>
          </table:table-cell>
          <table:table-cell table:formula="of:=SUM([.G73:.J73])" office:value-type="float" office:value="0.229606256494151">
            <text:p>0.2296062565</text:p>
          </table:table-cell>
          <table:table-cell table:number-columns-repeated="4"/>
          <table:table-cell office:value-type="float" office:value="0.162006256494151">
            <text:p>0.1620062565</text:p>
          </table:table-cell>
          <table:table-cell table:number-columns-repeated="2"/>
          <table:table-cell table:formula="of:=[.M73]*[.T$1]+[.N73]*[.U$1]+[.O73]*[.V$1]+[.P73]*[.W$1]+[.Q73]*[.X$1]+[.R73]*[.Y$1]" office:value-type="float" office:value="0.0676">
            <text:p>0.0676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4">
            <text:p>-0.034</text:p>
          </table:table-cell>
          <table:table-cell office:value-type="float" office:value="0.005">
            <text:p>0.005</text:p>
          </table:table-cell>
          <table:table-cell office:value-type="float" office:value="0.012">
            <text:p>0.0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7">
            <text:p>1837</text:p>
          </table:table-cell>
          <table:table-cell table:formula="of:=SUM([.G74:.J74])" office:value-type="float" office:value="0.234719213115441">
            <text:p>0.2347192131</text:p>
          </table:table-cell>
          <table:table-cell table:number-columns-repeated="4"/>
          <table:table-cell office:value-type="float" office:value="0.162719213115441">
            <text:p>0.1627192131</text:p>
          </table:table-cell>
          <table:table-cell table:number-columns-repeated="2"/>
          <table:table-cell table:formula="of:=[.M74]*[.T$1]+[.N74]*[.U$1]+[.O74]*[.V$1]+[.P74]*[.W$1]+[.Q74]*[.X$1]+[.R74]*[.Y$1]" office:value-type="float" office:value="0.072">
            <text:p>0.072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8">
            <text:p>1838</text:p>
          </table:table-cell>
          <table:table-cell table:formula="of:=SUM([.G75:.J75])" office:value-type="float" office:value="0.235666492608638">
            <text:p>0.2356664926</text:p>
          </table:table-cell>
          <table:table-cell table:number-columns-repeated="4"/>
          <table:table-cell office:value-type="float" office:value="0.163666492608638">
            <text:p>0.1636664926</text:p>
          </table:table-cell>
          <table:table-cell table:number-columns-repeated="2"/>
          <table:table-cell table:formula="of:=[.M75]*[.T$1]+[.N75]*[.U$1]+[.O75]*[.V$1]+[.P75]*[.W$1]+[.Q75]*[.X$1]+[.R75]*[.Y$1]" office:value-type="float" office:value="0.072">
            <text:p>0.072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39">
            <text:p>1839</text:p>
          </table:table-cell>
          <table:table-cell table:formula="of:=SUM([.G76:.J76])" office:value-type="float" office:value="0.236781083504505">
            <text:p>0.2367810835</text:p>
          </table:table-cell>
          <table:table-cell table:number-columns-repeated="4"/>
          <table:table-cell office:value-type="float" office:value="0.164781083504505">
            <text:p>0.1647810835</text:p>
          </table:table-cell>
          <table:table-cell table:number-columns-repeated="2"/>
          <table:table-cell table:formula="of:=[.M76]*[.T$1]+[.N76]*[.U$1]+[.O76]*[.V$1]+[.P76]*[.W$1]+[.Q76]*[.X$1]+[.R76]*[.Y$1]" office:value-type="float" office:value="0.072">
            <text:p>0.072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0">
            <text:p>1840</text:p>
          </table:table-cell>
          <table:table-cell table:formula="of:=SUM([.G77:.J77])" office:value-type="float" office:value="0.238303945266404">
            <text:p>0.2383039453</text:p>
          </table:table-cell>
          <table:table-cell table:number-columns-repeated="4"/>
          <table:table-cell office:value-type="float" office:value="0.166303945266404">
            <text:p>0.1663039453</text:p>
          </table:table-cell>
          <table:table-cell table:number-columns-repeated="2"/>
          <table:table-cell table:formula="of:=[.M77]*[.T$1]+[.N77]*[.U$1]+[.O77]*[.V$1]+[.P77]*[.W$1]+[.Q77]*[.X$1]+[.R77]*[.Y$1]" office:value-type="float" office:value="0.072">
            <text:p>0.072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1">
            <text:p>1841</text:p>
          </table:table-cell>
          <table:table-cell table:formula="of:=SUM([.G78:.J78])" office:value-type="float" office:value="0.241565674858128">
            <text:p>0.2415656749</text:p>
          </table:table-cell>
          <table:table-cell table:number-columns-repeated="4"/>
          <table:table-cell office:value-type="float" office:value="0.168065674858128">
            <text:p>0.1680656749</text:p>
          </table:table-cell>
          <table:table-cell table:number-columns-repeated="2"/>
          <table:table-cell table:formula="of:=[.M78]*[.T$1]+[.N78]*[.U$1]+[.O78]*[.V$1]+[.P78]*[.W$1]+[.Q78]*[.X$1]+[.R78]*[.Y$1]" office:value-type="float" office:value="0.0735">
            <text:p>0.0735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6">
            <text:p>-0.036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2">
            <text:p>1842</text:p>
          </table:table-cell>
          <table:table-cell table:formula="of:=SUM([.G79:.J79])" office:value-type="float" office:value="0.241563115936749">
            <text:p>0.2415631159</text:p>
          </table:table-cell>
          <table:table-cell table:number-columns-repeated="4"/>
          <table:table-cell office:value-type="float" office:value="0.169563115936749">
            <text:p>0.1695631159</text:p>
          </table:table-cell>
          <table:table-cell table:number-columns-repeated="2"/>
          <table:table-cell table:formula="of:=[.M79]*[.T$1]+[.N79]*[.U$1]+[.O79]*[.V$1]+[.P79]*[.W$1]+[.Q79]*[.X$1]+[.R79]*[.Y$1]" office:value-type="float" office:value="0.072">
            <text:p>0.072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3">
            <text:p>1843</text:p>
          </table:table-cell>
          <table:table-cell table:formula="of:=SUM([.G80:.J80])" office:value-type="float" office:value="0.243447184177467">
            <text:p>0.2434471842</text:p>
          </table:table-cell>
          <table:table-cell table:number-columns-repeated="4"/>
          <table:table-cell office:value-type="float" office:value="0.171447184177467">
            <text:p>0.1714471842</text:p>
          </table:table-cell>
          <table:table-cell table:number-columns-repeated="2"/>
          <table:table-cell table:formula="of:=[.M80]*[.T$1]+[.N80]*[.U$1]+[.O80]*[.V$1]+[.P80]*[.W$1]+[.Q80]*[.X$1]+[.R80]*[.Y$1]" office:value-type="float" office:value="0.072">
            <text:p>0.072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-0.037">
            <text:p>-0.037</text:p>
          </table:table-cell>
          <table:table-cell office:value-type="float" office:value="0.006">
            <text:p>0.006</text:p>
          </table:table-cell>
          <table:table-cell office:value-type="float" office:value="0.013">
            <text:p>0.01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4">
            <text:p>1844</text:p>
          </table:table-cell>
          <table:table-cell table:formula="of:=SUM([.G81:.J81])" office:value-type="float" office:value="0.250718952930802">
            <text:p>0.2507189529</text:p>
          </table:table-cell>
          <table:table-cell table:number-columns-repeated="4"/>
          <table:table-cell office:value-type="float" office:value="0.173918952930802">
            <text:p>0.1739189529</text:p>
          </table:table-cell>
          <table:table-cell table:number-columns-repeated="2"/>
          <table:table-cell table:formula="of:=[.M81]*[.T$1]+[.N81]*[.U$1]+[.O81]*[.V$1]+[.P81]*[.W$1]+[.Q81]*[.X$1]+[.R81]*[.Y$1]" office:value-type="float" office:value="0.0768">
            <text:p>0.0768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5">
            <text:p>1845</text:p>
          </table:table-cell>
          <table:table-cell table:formula="of:=SUM([.G82:.J82])" office:value-type="float" office:value="0.254362690261089">
            <text:p>0.2543626903</text:p>
          </table:table-cell>
          <table:table-cell table:number-columns-repeated="4"/>
          <table:table-cell office:value-type="float" office:value="0.177562690261089">
            <text:p>0.1775626903</text:p>
          </table:table-cell>
          <table:table-cell table:number-columns-repeated="2"/>
          <table:table-cell table:formula="of:=[.M82]*[.T$1]+[.N82]*[.U$1]+[.O82]*[.V$1]+[.P82]*[.W$1]+[.Q82]*[.X$1]+[.R82]*[.Y$1]" office:value-type="float" office:value="0.0768">
            <text:p>0.0768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6">
            <text:p>1846</text:p>
          </table:table-cell>
          <table:table-cell table:formula="of:=SUM([.G83:.J83])" office:value-type="float" office:value="0.259636877335363">
            <text:p>0.2596368773</text:p>
          </table:table-cell>
          <table:table-cell table:number-columns-repeated="4"/>
          <table:table-cell office:value-type="float" office:value="0.181336877335363">
            <text:p>0.1813368773</text:p>
          </table:table-cell>
          <table:table-cell table:number-columns-repeated="2"/>
          <table:table-cell table:formula="of:=[.M83]*[.T$1]+[.N83]*[.U$1]+[.O83]*[.V$1]+[.P83]*[.W$1]+[.Q83]*[.X$1]+[.R83]*[.Y$1]" office:value-type="float" office:value="0.0783">
            <text:p>0.0783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38">
            <text:p>-0.038</text:p>
          </table:table-cell>
          <table:table-cell office:value-type="float" office:value="0.006">
            <text:p>0.006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7">
            <text:p>1847</text:p>
          </table:table-cell>
          <table:table-cell table:formula="of:=SUM([.G84:.J84])" office:value-type="float" office:value="0.261729006085573">
            <text:p>0.2617290061</text:p>
          </table:table-cell>
          <table:table-cell table:number-columns-repeated="4"/>
          <table:table-cell office:value-type="float" office:value="0.183829006085573">
            <text:p>0.1838290061</text:p>
          </table:table-cell>
          <table:table-cell table:number-columns-repeated="2"/>
          <table:table-cell table:formula="of:=[.M84]*[.T$1]+[.N84]*[.U$1]+[.O84]*[.V$1]+[.P84]*[.W$1]+[.Q84]*[.X$1]+[.R84]*[.Y$1]" office:value-type="float" office:value="0.0779">
            <text:p>0.0779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8">
            <text:p>1848</text:p>
          </table:table-cell>
          <table:table-cell table:formula="of:=SUM([.G85:.J85])" office:value-type="float" office:value="0.266142075220302">
            <text:p>0.2661420752</text:p>
          </table:table-cell>
          <table:table-cell table:number-columns-repeated="4"/>
          <table:table-cell office:value-type="float" office:value="0.186742075220302">
            <text:p>0.1867420752</text:p>
          </table:table-cell>
          <table:table-cell table:number-columns-repeated="2"/>
          <table:table-cell table:formula="of:=[.M85]*[.T$1]+[.N85]*[.U$1]+[.O85]*[.V$1]+[.P85]*[.W$1]+[.Q85]*[.X$1]+[.R85]*[.Y$1]" office:value-type="float" office:value="0.0794">
            <text:p>0.0794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39">
            <text:p>-0.039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49">
            <text:p>1849</text:p>
          </table:table-cell>
          <table:table-cell table:formula="of:=SUM([.G86:.J86])" office:value-type="float" office:value="0.267655254384318">
            <text:p>0.2676552544</text:p>
          </table:table-cell>
          <table:table-cell table:number-columns-repeated="4"/>
          <table:table-cell office:value-type="float" office:value="0.189755254384318">
            <text:p>0.1897552544</text:p>
          </table:table-cell>
          <table:table-cell table:number-columns-repeated="2"/>
          <table:table-cell table:formula="of:=[.M86]*[.T$1]+[.N86]*[.U$1]+[.O86]*[.V$1]+[.P86]*[.W$1]+[.Q86]*[.X$1]+[.R86]*[.Y$1]" office:value-type="float" office:value="0.0779">
            <text:p>0.0779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0">
            <text:p>1850</text:p>
          </table:table-cell>
          <table:table-cell table:formula="of:=SUM([.G87:.J87])" office:value-type="float" office:value="0.270046783812504">
            <text:p>0.2700467838</text:p>
          </table:table-cell>
          <table:table-cell table:number-columns-repeated="4"/>
          <table:table-cell office:value-type="float" office:value="0.192146783812504">
            <text:p>0.1921467838</text:p>
          </table:table-cell>
          <table:table-cell table:number-columns-repeated="2"/>
          <table:table-cell table:formula="of:=[.M87]*[.T$1]+[.N87]*[.U$1]+[.O87]*[.V$1]+[.P87]*[.W$1]+[.Q87]*[.X$1]+[.R87]*[.Y$1]" office:value-type="float" office:value="0.0779">
            <text:p>0.0779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4">
            <text:p>0.01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1">
            <text:p>1851</text:p>
          </table:table-cell>
          <table:table-cell table:formula="of:=SUM([.G88:.J88])" office:value-type="float" office:value="0.279310772087142">
            <text:p>0.2793107721</text:p>
          </table:table-cell>
          <table:table-cell table:number-columns-repeated="4"/>
          <table:table-cell office:value-type="float" office:value="0.195110772087142">
            <text:p>0.1951107721</text:p>
          </table:table-cell>
          <table:table-cell table:number-columns-repeated="2"/>
          <table:table-cell table:formula="of:=[.M88]*[.T$1]+[.N88]*[.U$1]+[.O88]*[.V$1]+[.P88]*[.W$1]+[.Q88]*[.X$1]+[.R88]*[.Y$1]" office:value-type="float" office:value="0.0842">
            <text:p>0.0842</text:p>
          </table:table-cell>
          <table:table-cell table:number-columns-repeated="2"/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-0.04">
            <text:p>-0.04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2">
            <text:p>1852</text:p>
          </table:table-cell>
          <table:table-cell table:formula="of:=SUM([.G89:.J89])" office:value-type="float" office:value="0.282931518525098">
            <text:p>0.2829315185</text:p>
          </table:table-cell>
          <table:table-cell table:number-columns-repeated="4"/>
          <table:table-cell office:value-type="float" office:value="0.198731518525098">
            <text:p>0.1987315185</text:p>
          </table:table-cell>
          <table:table-cell table:number-columns-repeated="2"/>
          <table:table-cell table:formula="of:=[.M89]*[.T$1]+[.N89]*[.U$1]+[.O89]*[.V$1]+[.P89]*[.W$1]+[.Q89]*[.X$1]+[.R89]*[.Y$1]" office:value-type="float" office:value="0.0842">
            <text:p>0.0842</text:p>
          </table:table-cell>
          <table:table-cell table:number-columns-repeated="2"/>
          <table:table-cell office:value-type="float" office:value="0.044">
            <text:p>0.044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3">
            <text:p>1853</text:p>
          </table:table-cell>
          <table:table-cell table:formula="of:=SUM([.G90:.J90])" office:value-type="float" office:value="0.288201298742794">
            <text:p>0.2882012987</text:p>
          </table:table-cell>
          <table:table-cell table:number-columns-repeated="4"/>
          <table:table-cell office:value-type="float" office:value="0.202501298742794">
            <text:p>0.2025012987</text:p>
          </table:table-cell>
          <table:table-cell table:number-columns-repeated="2"/>
          <table:table-cell table:formula="of:=[.M90]*[.T$1]+[.N90]*[.U$1]+[.O90]*[.V$1]+[.P90]*[.W$1]+[.Q90]*[.X$1]+[.R90]*[.Y$1]" office:value-type="float" office:value="0.0857">
            <text:p>0.0857</text:p>
          </table:table-cell>
          <table:table-cell table:number-columns-repeated="2"/>
          <table:table-cell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4">
            <text:p>1854</text:p>
          </table:table-cell>
          <table:table-cell table:formula="of:=SUM([.G91:.J91])" office:value-type="float" office:value="0.298013418399204">
            <text:p>0.2980134184</text:p>
          </table:table-cell>
          <table:table-cell table:number-columns-repeated="4"/>
          <table:table-cell office:value-type="float" office:value="0.206013418399204">
            <text:p>0.2060134184</text:p>
          </table:table-cell>
          <table:table-cell table:number-columns-repeated="2"/>
          <table:table-cell table:formula="of:=[.M91]*[.T$1]+[.N91]*[.U$1]+[.O91]*[.V$1]+[.P91]*[.W$1]+[.Q91]*[.X$1]+[.R91]*[.Y$1]" office:value-type="float" office:value="0.092">
            <text:p>0.092</text:p>
          </table:table-cell>
          <table:table-cell table:number-columns-repeated="2"/>
          <table:table-cell office:value-type="float" office:value="0.046">
            <text:p>0.046</text:p>
          </table:table-cell>
          <table:table-cell office:value-type="float" office:value="0">
            <text:p>0</text:p>
          </table:table-cell>
          <table:table-cell office:value-type="float" office:value="-0.041">
            <text:p>-0.041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5">
            <text:p>1855</text:p>
          </table:table-cell>
          <table:table-cell table:formula="of:=SUM([.G92:.J92])" office:value-type="float" office:value="0.30133669925383">
            <text:p>0.3013366993</text:p>
          </table:table-cell>
          <table:table-cell table:number-columns-repeated="4"/>
          <table:table-cell office:value-type="float" office:value="0.20933669925383">
            <text:p>0.2093366993</text:p>
          </table:table-cell>
          <table:table-cell table:number-columns-repeated="2"/>
          <table:table-cell table:formula="of:=[.M92]*[.T$1]+[.N92]*[.U$1]+[.O92]*[.V$1]+[.P92]*[.W$1]+[.Q92]*[.X$1]+[.R92]*[.Y$1]" office:value-type="float" office:value="0.092">
            <text:p>0.092</text:p>
          </table:table-cell>
          <table:table-cell table:number-columns-repeated="2"/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6">
            <text:p>1856</text:p>
          </table:table-cell>
          <table:table-cell table:formula="of:=SUM([.G93:.J93])" office:value-type="float" office:value="0.306320516501028">
            <text:p>0.3063205165</text:p>
          </table:table-cell>
          <table:table-cell table:number-columns-repeated="4"/>
          <table:table-cell office:value-type="float" office:value="0.212820516501028">
            <text:p>0.2128205165</text:p>
          </table:table-cell>
          <table:table-cell table:number-columns-repeated="2"/>
          <table:table-cell table:formula="of:=[.M93]*[.T$1]+[.N93]*[.U$1]+[.O93]*[.V$1]+[.P93]*[.W$1]+[.Q93]*[.X$1]+[.R93]*[.Y$1]" office:value-type="float" office:value="0.0935">
            <text:p>0.0935</text:p>
          </table:table-cell>
          <table:table-cell table:number-columns-repeated="2"/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7">
            <text:p>0.007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7">
            <text:p>1857</text:p>
          </table:table-cell>
          <table:table-cell table:formula="of:=SUM([.G94:.J94])" office:value-type="float" office:value="0.31338530150982">
            <text:p>0.3133853015</text:p>
          </table:table-cell>
          <table:table-cell table:number-columns-repeated="4"/>
          <table:table-cell office:value-type="float" office:value="0.21728530150982">
            <text:p>0.2172853015</text:p>
          </table:table-cell>
          <table:table-cell table:number-columns-repeated="2"/>
          <table:table-cell table:formula="of:=[.M94]*[.T$1]+[.N94]*[.U$1]+[.O94]*[.V$1]+[.P94]*[.W$1]+[.Q94]*[.X$1]+[.R94]*[.Y$1]" office:value-type="float" office:value="0.0961">
            <text:p>0.0961</text:p>
          </table:table-cell>
          <table:table-cell table:number-columns-repeated="2"/>
          <table:table-cell office:value-type="float" office:value="0.049">
            <text:p>0.049</text:p>
          </table:table-cell>
          <table:table-cell office:value-type="float" office:value="0">
            <text:p>0</text:p>
          </table:table-cell>
          <table:table-cell office:value-type="float" office:value="-0.042">
            <text:p>-0.042</text:p>
          </table:table-cell>
          <table:table-cell office:value-type="float" office:value="0.008">
            <text:p>0.008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8">
            <text:p>1858</text:p>
          </table:table-cell>
          <table:table-cell table:formula="of:=SUM([.G95:.J95])" office:value-type="float" office:value="0.32294864143017">
            <text:p>0.3229486414</text:p>
          </table:table-cell>
          <table:table-cell table:number-columns-repeated="4"/>
          <table:table-cell office:value-type="float" office:value="0.22204864143017">
            <text:p>0.2220486414</text:p>
          </table:table-cell>
          <table:table-cell table:number-columns-repeated="2"/>
          <table:table-cell table:formula="of:=[.M95]*[.T$1]+[.N95]*[.U$1]+[.O95]*[.V$1]+[.P95]*[.W$1]+[.Q95]*[.X$1]+[.R95]*[.Y$1]" office:value-type="float" office:value="0.1009">
            <text:p>0.1009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59">
            <text:p>1859</text:p>
          </table:table-cell>
          <table:table-cell table:formula="of:=SUM([.G96:.J96])" office:value-type="float" office:value="0.328219740079389">
            <text:p>0.3282197401</text:p>
          </table:table-cell>
          <table:table-cell table:number-columns-repeated="4"/>
          <table:table-cell office:value-type="float" office:value="0.227319740079389">
            <text:p>0.2273197401</text:p>
          </table:table-cell>
          <table:table-cell table:number-columns-repeated="2"/>
          <table:table-cell table:formula="of:=[.M96]*[.T$1]+[.N96]*[.U$1]+[.O96]*[.V$1]+[.P96]*[.W$1]+[.Q96]*[.X$1]+[.R96]*[.Y$1]" office:value-type="float" office:value="0.1009">
            <text:p>0.1009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0">
            <text:p>1860</text:p>
          </table:table-cell>
          <table:table-cell table:formula="of:=SUM([.G97:.J97])" office:value-type="float" office:value="0.335330271578704">
            <text:p>0.3353302716</text:p>
          </table:table-cell>
          <table:table-cell table:number-columns-repeated="4"/>
          <table:table-cell office:value-type="float" office:value="0.232930271578704">
            <text:p>0.2329302716</text:p>
          </table:table-cell>
          <table:table-cell table:number-columns-repeated="2"/>
          <table:table-cell table:formula="of:=[.M97]*[.T$1]+[.N97]*[.U$1]+[.O97]*[.V$1]+[.P97]*[.W$1]+[.Q97]*[.X$1]+[.R97]*[.Y$1]" office:value-type="float" office:value="0.1024">
            <text:p>0.1024</text:p>
          </table:table-cell>
          <table:table-cell table:number-columns-repeated="2"/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0.008">
            <text:p>0.008</text:p>
          </table:table-cell>
          <table:table-cell office:value-type="float" office:value="0.017">
            <text:p>0.01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1">
            <text:p>1861</text:p>
          </table:table-cell>
          <table:table-cell table:formula="of:=SUM([.G98:.J98])" office:value-type="float" office:value="0.345918082465835">
            <text:p>0.3459180825</text:p>
          </table:table-cell>
          <table:table-cell table:number-columns-repeated="4"/>
          <table:table-cell office:value-type="float" office:value="0.238718082465835">
            <text:p>0.2387180825</text:p>
          </table:table-cell>
          <table:table-cell table:number-columns-repeated="2"/>
          <table:table-cell table:formula="of:=[.M98]*[.T$1]+[.N98]*[.U$1]+[.O98]*[.V$1]+[.P98]*[.W$1]+[.Q98]*[.X$1]+[.R98]*[.Y$1]" office:value-type="float" office:value="0.1072">
            <text:p>0.1072</text:p>
          </table:table-cell>
          <table:table-cell table:number-columns-repeated="2"/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2">
            <text:p>1862</text:p>
          </table:table-cell>
          <table:table-cell table:formula="of:=SUM([.G99:.J99])" office:value-type="float" office:value="0.353022978269228">
            <text:p>0.3530229783</text:p>
          </table:table-cell>
          <table:table-cell table:number-columns-repeated="4"/>
          <table:table-cell office:value-type="float" office:value="0.244322978269228">
            <text:p>0.2443229783</text:p>
          </table:table-cell>
          <table:table-cell table:number-columns-repeated="2"/>
          <table:table-cell table:formula="of:=[.M99]*[.T$1]+[.N99]*[.U$1]+[.O99]*[.V$1]+[.P99]*[.W$1]+[.Q99]*[.X$1]+[.R99]*[.Y$1]" office:value-type="float" office:value="0.1087">
            <text:p>0.1087</text:p>
          </table:table-cell>
          <table:table-cell table:number-columns-repeated="2"/>
          <table:table-cell office:value-type="float" office:value="0.053">
            <text:p>0.053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3">
            <text:p>1863</text:p>
          </table:table-cell>
          <table:table-cell table:formula="of:=SUM([.G100:.J100])" office:value-type="float" office:value="0.360484319565432">
            <text:p>0.3604843196</text:p>
          </table:table-cell>
          <table:table-cell table:number-columns-repeated="4"/>
          <table:table-cell office:value-type="float" office:value="0.250284319565432">
            <text:p>0.2502843196</text:p>
          </table:table-cell>
          <table:table-cell table:number-columns-repeated="2"/>
          <table:table-cell table:formula="of:=[.M100]*[.T$1]+[.N100]*[.U$1]+[.O100]*[.V$1]+[.P100]*[.W$1]+[.Q100]*[.X$1]+[.R100]*[.Y$1]" office:value-type="float" office:value="0.1102">
            <text:p>0.1102</text:p>
          </table:table-cell>
          <table:table-cell table:number-columns-repeated="2"/>
          <table:table-cell office:value-type="float" office:value="0.054">
            <text:p>0.054</text:p>
          </table:table-cell>
          <table:table-cell office:value-type="float" office:value="0">
            <text:p>0</text:p>
          </table:table-cell>
          <table:table-cell office:value-type="float" office:value="-0.044">
            <text:p>-0.044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4">
            <text:p>1864</text:p>
          </table:table-cell>
          <table:table-cell table:formula="of:=SUM([.G101:.J101])" office:value-type="float" office:value="0.366628410704338">
            <text:p>0.3666284107</text:p>
          </table:table-cell>
          <table:table-cell table:number-columns-repeated="4"/>
          <table:table-cell office:value-type="float" office:value="0.256428410704338">
            <text:p>0.2564284107</text:p>
          </table:table-cell>
          <table:table-cell table:number-columns-repeated="2"/>
          <table:table-cell table:formula="of:=[.M101]*[.T$1]+[.N101]*[.U$1]+[.O101]*[.V$1]+[.P101]*[.W$1]+[.Q101]*[.X$1]+[.R101]*[.Y$1]" office:value-type="float" office:value="0.1102">
            <text:p>0.1102</text:p>
          </table:table-cell>
          <table:table-cell table:number-columns-repeated="2"/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5">
            <text:p>1865</text:p>
          </table:table-cell>
          <table:table-cell table:formula="of:=SUM([.G102:.J102])" office:value-type="float" office:value="0.380117749574892">
            <text:p>0.3801177496</text:p>
          </table:table-cell>
          <table:table-cell table:number-columns-repeated="4"/>
          <table:table-cell office:value-type="float" office:value="0.262517749574892">
            <text:p>0.2625177496</text:p>
          </table:table-cell>
          <table:table-cell table:number-columns-repeated="2"/>
          <table:table-cell table:formula="of:=[.M102]*[.T$1]+[.N102]*[.U$1]+[.O102]*[.V$1]+[.P102]*[.W$1]+[.Q102]*[.X$1]+[.R102]*[.Y$1]" office:value-type="float" office:value="0.1176">
            <text:p>0.1176</text:p>
          </table:table-cell>
          <table:table-cell table:number-columns-repeated="2"/>
          <table:table-cell office:value-type="float" office:value="0.056">
            <text:p>0.056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6">
            <text:p>1866</text:p>
          </table:table-cell>
          <table:table-cell table:formula="of:=SUM([.G103:.J103])" office:value-type="float" office:value="0.387746400133728">
            <text:p>0.3877464001</text:p>
          </table:table-cell>
          <table:table-cell table:number-columns-repeated="4"/>
          <table:table-cell office:value-type="float" office:value="0.268646400133728">
            <text:p>0.2686464001</text:p>
          </table:table-cell>
          <table:table-cell table:number-columns-repeated="2"/>
          <table:table-cell table:formula="of:=[.M103]*[.T$1]+[.N103]*[.U$1]+[.O103]*[.V$1]+[.P103]*[.W$1]+[.Q103]*[.X$1]+[.R103]*[.Y$1]" office:value-type="float" office:value="0.1191">
            <text:p>0.1191</text:p>
          </table:table-cell>
          <table:table-cell table:number-columns-repeated="2"/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-0.045">
            <text:p>-0.045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7">
            <text:p>1867</text:p>
          </table:table-cell>
          <table:table-cell table:formula="of:=SUM([.G104:.J104])" office:value-type="float" office:value="0.394111050326763">
            <text:p>0.3941110503</text:p>
          </table:table-cell>
          <table:table-cell table:number-columns-repeated="4"/>
          <table:table-cell office:value-type="float" office:value="0.275011050326763">
            <text:p>0.2750110503</text:p>
          </table:table-cell>
          <table:table-cell table:number-columns-repeated="2"/>
          <table:table-cell table:formula="of:=[.M104]*[.T$1]+[.N104]*[.U$1]+[.O104]*[.V$1]+[.P104]*[.W$1]+[.Q104]*[.X$1]+[.R104]*[.Y$1]" office:value-type="float" office:value="0.1191">
            <text:p>0.1191</text:p>
          </table:table-cell>
          <table:table-cell table:number-columns-repeated="2"/>
          <table:table-cell office:value-type="float" office:value="0.058">
            <text:p>0.058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19">
            <text:p>0.0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8">
            <text:p>1868</text:p>
          </table:table-cell>
          <table:table-cell table:formula="of:=SUM([.G105:.J105])" office:value-type="float" office:value="0.406076361869581">
            <text:p>0.4060763619</text:p>
          </table:table-cell>
          <table:table-cell table:number-columns-repeated="4"/>
          <table:table-cell office:value-type="float" office:value="0.280676361869581">
            <text:p>0.2806763619</text:p>
          </table:table-cell>
          <table:table-cell table:number-columns-repeated="2"/>
          <table:table-cell table:formula="of:=[.M105]*[.T$1]+[.N105]*[.U$1]+[.O105]*[.V$1]+[.P105]*[.W$1]+[.Q105]*[.X$1]+[.R105]*[.Y$1]" office:value-type="float" office:value="0.1254">
            <text:p>0.1254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69">
            <text:p>1869</text:p>
          </table:table-cell>
          <table:table-cell table:formula="of:=SUM([.G106:.J106])" office:value-type="float" office:value="0.410783732184341">
            <text:p>0.4107837322</text:p>
          </table:table-cell>
          <table:table-cell table:number-columns-repeated="4"/>
          <table:table-cell office:value-type="float" office:value="0.285383732184341">
            <text:p>0.2853837322</text:p>
          </table:table-cell>
          <table:table-cell table:number-columns-repeated="2"/>
          <table:table-cell table:formula="of:=[.M106]*[.T$1]+[.N106]*[.U$1]+[.O106]*[.V$1]+[.P106]*[.W$1]+[.Q106]*[.X$1]+[.R106]*[.Y$1]" office:value-type="float" office:value="0.1254">
            <text:p>0.1254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0">
            <text:p>0</text:p>
          </table:table-cell>
          <table:table-cell office:value-type="float" office:value="-0.046">
            <text:p>-0.046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0">
            <text:p>1870</text:p>
          </table:table-cell>
          <table:table-cell table:formula="of:=SUM([.G107:.J107])" office:value-type="float" office:value="0.415225318979288">
            <text:p>0.415225319</text:p>
          </table:table-cell>
          <table:table-cell table:number-columns-repeated="4"/>
          <table:table-cell office:value-type="float" office:value="0.289825318979288">
            <text:p>0.289825319</text:p>
          </table:table-cell>
          <table:table-cell table:number-columns-repeated="2"/>
          <table:table-cell table:formula="of:=[.M107]*[.T$1]+[.N107]*[.U$1]+[.O107]*[.V$1]+[.P107]*[.W$1]+[.Q107]*[.X$1]+[.R107]*[.Y$1]" office:value-type="float" office:value="0.1254">
            <text:p>0.1254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1">
            <text:p>1871</text:p>
          </table:table-cell>
          <table:table-cell table:formula="of:=SUM([.G108:.J108])" office:value-type="float" office:value="0.420932478116837">
            <text:p>0.4209324781</text:p>
          </table:table-cell>
          <table:table-cell table:number-columns-repeated="4"/>
          <table:table-cell office:value-type="float" office:value="0.294032478116837">
            <text:p>0.2940324781</text:p>
          </table:table-cell>
          <table:table-cell table:number-columns-repeated="2"/>
          <table:table-cell table:formula="of:=[.M108]*[.T$1]+[.N108]*[.U$1]+[.O108]*[.V$1]+[.P108]*[.W$1]+[.Q108]*[.X$1]+[.R108]*[.Y$1]" office:value-type="float" office:value="0.1269">
            <text:p>0.1269</text:p>
          </table:table-cell>
          <table:table-cell table:number-columns-repeated="2"/>
          <table:table-cell office:value-type="float" office:value="0.061">
            <text:p>0.061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2">
            <text:p>1872</text:p>
          </table:table-cell>
          <table:table-cell table:formula="of:=SUM([.G109:.J109])" office:value-type="float" office:value="0.431802973751225">
            <text:p>0.4318029738</text:p>
          </table:table-cell>
          <table:table-cell table:number-columns-repeated="4"/>
          <table:table-cell office:value-type="float" office:value="0.298602973751225">
            <text:p>0.2986029738</text:p>
          </table:table-cell>
          <table:table-cell table:number-columns-repeated="2"/>
          <table:table-cell table:formula="of:=[.M109]*[.T$1]+[.N109]*[.U$1]+[.O109]*[.V$1]+[.P109]*[.W$1]+[.Q109]*[.X$1]+[.R109]*[.Y$1]" office:value-type="float" office:value="0.1332">
            <text:p>0.1332</text:p>
          </table:table-cell>
          <table:table-cell table:number-columns-repeated="2"/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-0.047">
            <text:p>-0.047</text:p>
          </table:table-cell>
          <table:table-cell office:value-type="float" office:value="0.009">
            <text:p>0.009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3">
            <text:p>1873</text:p>
          </table:table-cell>
          <table:table-cell table:formula="of:=SUM([.G110:.J110])" office:value-type="float" office:value="0.437784482148153">
            <text:p>0.4377844821</text:p>
          </table:table-cell>
          <table:table-cell table:number-columns-repeated="4"/>
          <table:table-cell office:value-type="float" office:value="0.303484482148153">
            <text:p>0.3034844821</text:p>
          </table:table-cell>
          <table:table-cell table:number-columns-repeated="2"/>
          <table:table-cell table:formula="of:=[.M110]*[.T$1]+[.N110]*[.U$1]+[.O110]*[.V$1]+[.P110]*[.W$1]+[.Q110]*[.X$1]+[.R110]*[.Y$1]" office:value-type="float" office:value="0.1343">
            <text:p>0.1343</text:p>
          </table:table-cell>
          <table:table-cell table:number-columns-repeated="2"/>
          <table:table-cell office:value-type="float" office:value="0.063">
            <text:p>0.063</text:p>
          </table:table-cell>
          <table:table-cell office:value-type="float" office:value="0">
            <text:p>0</text:p>
          </table:table-cell>
          <table:table-cell office:value-type="float" office:value="-0.048">
            <text:p>-0.048</text:p>
          </table:table-cell>
          <table:table-cell office:value-type="float" office:value="0.01">
            <text:p>0.01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4">
            <text:p>1874</text:p>
          </table:table-cell>
          <table:table-cell table:formula="of:=SUM([.G111:.J111])" office:value-type="float" office:value="0.44501553747858">
            <text:p>0.4450155375</text:p>
          </table:table-cell>
          <table:table-cell table:number-columns-repeated="4"/>
          <table:table-cell office:value-type="float" office:value="0.30921553747858">
            <text:p>0.3092155375</text:p>
          </table:table-cell>
          <table:table-cell table:number-columns-repeated="2"/>
          <table:table-cell table:formula="of:=[.M111]*[.T$1]+[.N111]*[.U$1]+[.O111]*[.V$1]+[.P111]*[.W$1]+[.Q111]*[.X$1]+[.R111]*[.Y$1]" office:value-type="float" office:value="0.1358">
            <text:p>0.1358</text:p>
          </table:table-cell>
          <table:table-cell table:number-columns-repeated="2"/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-0.048">
            <text:p>-0.048</text:p>
          </table:table-cell>
          <table:table-cell office:value-type="float" office:value="0.01">
            <text:p>0.01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5">
            <text:p>1875</text:p>
          </table:table-cell>
          <table:table-cell table:formula="of:=SUM([.G112:.J112])" office:value-type="float" office:value="0.456209649843637">
            <text:p>0.4562096498</text:p>
          </table:table-cell>
          <table:table-cell table:number-columns-repeated="4"/>
          <table:table-cell office:value-type="float" office:value="0.315609649843637">
            <text:p>0.3156096498</text:p>
          </table:table-cell>
          <table:table-cell table:number-columns-repeated="2"/>
          <table:table-cell table:formula="of:=[.M112]*[.T$1]+[.N112]*[.U$1]+[.O112]*[.V$1]+[.P112]*[.W$1]+[.Q112]*[.X$1]+[.R112]*[.Y$1]" office:value-type="float" office:value="0.1406">
            <text:p>0.1406</text:p>
          </table:table-cell>
          <table:table-cell table:number-columns-repeated="2"/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6">
            <text:p>1876</text:p>
          </table:table-cell>
          <table:table-cell table:formula="of:=SUM([.G113:.J113])" office:value-type="float" office:value="0.463823887316723">
            <text:p>0.4638238873</text:p>
          </table:table-cell>
          <table:table-cell table:number-columns-repeated="4"/>
          <table:table-cell office:value-type="float" office:value="0.321723887316723">
            <text:p>0.3217238873</text:p>
          </table:table-cell>
          <table:table-cell table:number-columns-repeated="2"/>
          <table:table-cell table:formula="of:=[.M113]*[.T$1]+[.N113]*[.U$1]+[.O113]*[.V$1]+[.P113]*[.W$1]+[.Q113]*[.X$1]+[.R113]*[.Y$1]" office:value-type="float" office:value="0.1421">
            <text:p>0.1421</text:p>
          </table:table-cell>
          <table:table-cell table:number-columns-repeated="2"/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7">
            <text:p>1877</text:p>
          </table:table-cell>
          <table:table-cell table:formula="of:=SUM([.G114:.J114])" office:value-type="float" office:value="0.47150250137787">
            <text:p>0.4715025014</text:p>
          </table:table-cell>
          <table:table-cell table:number-columns-repeated="4"/>
          <table:table-cell office:value-type="float" office:value="0.32790250137787">
            <text:p>0.3279025014</text:p>
          </table:table-cell>
          <table:table-cell table:number-columns-repeated="2"/>
          <table:table-cell table:formula="of:=[.M114]*[.T$1]+[.N114]*[.U$1]+[.O114]*[.V$1]+[.P114]*[.W$1]+[.Q114]*[.X$1]+[.R114]*[.Y$1]" office:value-type="float" office:value="0.1436">
            <text:p>0.1436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-0.049">
            <text:p>-0.049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8">
            <text:p>1878</text:p>
          </table:table-cell>
          <table:table-cell table:formula="of:=SUM([.G115:.J115])" office:value-type="float" office:value="0.476552629887386">
            <text:p>0.4765526299</text:p>
          </table:table-cell>
          <table:table-cell table:number-columns-repeated="4"/>
          <table:table-cell office:value-type="float" office:value="0.334452629887386">
            <text:p>0.3344526299</text:p>
          </table:table-cell>
          <table:table-cell table:number-columns-repeated="2"/>
          <table:table-cell table:formula="of:=[.M115]*[.T$1]+[.N115]*[.U$1]+[.O115]*[.V$1]+[.P115]*[.W$1]+[.Q115]*[.X$1]+[.R115]*[.Y$1]" office:value-type="float" office:value="0.1421">
            <text:p>0.1421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79">
            <text:p>1879</text:p>
          </table:table-cell>
          <table:table-cell table:formula="of:=SUM([.G116:.J116])" office:value-type="float" office:value="0.489539756196025">
            <text:p>0.4895397562</text:p>
          </table:table-cell>
          <table:table-cell table:number-columns-repeated="4"/>
          <table:table-cell office:value-type="float" office:value="0.341139756196025">
            <text:p>0.3411397562</text:p>
          </table:table-cell>
          <table:table-cell table:number-columns-repeated="2"/>
          <table:table-cell table:formula="of:=[.M116]*[.T$1]+[.N116]*[.U$1]+[.O116]*[.V$1]+[.P116]*[.W$1]+[.Q116]*[.X$1]+[.R116]*[.Y$1]" office:value-type="float" office:value="0.1484">
            <text:p>0.1484</text:p>
          </table:table-cell>
          <table:table-cell table:number-columns-repeated="2"/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">
            <text:p>0.0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0">
            <text:p>1880</text:p>
          </table:table-cell>
          <table:table-cell table:formula="of:=SUM([.G117:.J117])" office:value-type="float" office:value="0.499447335671732">
            <text:p>0.4994473357</text:p>
          </table:table-cell>
          <table:table-cell table:number-columns-repeated="4"/>
          <table:table-cell office:value-type="float" office:value="0.348447335671732">
            <text:p>0.3484473357</text:p>
          </table:table-cell>
          <table:table-cell table:number-columns-repeated="2"/>
          <table:table-cell table:formula="of:=[.M117]*[.T$1]+[.N117]*[.U$1]+[.O117]*[.V$1]+[.P117]*[.W$1]+[.Q117]*[.X$1]+[.R117]*[.Y$1]" office:value-type="float" office:value="0.151">
            <text:p>0.151</text:p>
          </table:table-cell>
          <table:table-cell table:number-columns-repeated="2"/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1">
            <text:p>1881</text:p>
          </table:table-cell>
          <table:table-cell table:formula="of:=SUM([.G118:.J118])" office:value-type="float" office:value="0.506882061484546">
            <text:p>0.5068820615</text:p>
          </table:table-cell>
          <table:table-cell table:number-columns-repeated="4"/>
          <table:table-cell office:value-type="float" office:value="0.355882061484546">
            <text:p>0.3558820615</text:p>
          </table:table-cell>
          <table:table-cell table:number-columns-repeated="2"/>
          <table:table-cell table:formula="of:=[.M118]*[.T$1]+[.N118]*[.U$1]+[.O118]*[.V$1]+[.P118]*[.W$1]+[.Q118]*[.X$1]+[.R118]*[.Y$1]" office:value-type="float" office:value="0.151">
            <text:p>0.151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2">
            <text:p>1882</text:p>
          </table:table-cell>
          <table:table-cell table:formula="of:=SUM([.G119:.J119])" office:value-type="float" office:value="0.520893522743845">
            <text:p>0.5208935227</text:p>
          </table:table-cell>
          <table:table-cell table:number-columns-repeated="4"/>
          <table:table-cell office:value-type="float" office:value="0.363593522743845">
            <text:p>0.3635935227</text:p>
          </table:table-cell>
          <table:table-cell table:number-columns-repeated="2"/>
          <table:table-cell table:formula="of:=[.M119]*[.T$1]+[.N119]*[.U$1]+[.O119]*[.V$1]+[.P119]*[.W$1]+[.Q119]*[.X$1]+[.R119]*[.Y$1]" office:value-type="float" office:value="0.1573">
            <text:p>0.1573</text:p>
          </table:table-cell>
          <table:table-cell table:number-columns-repeated="2"/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3">
            <text:p>1883</text:p>
          </table:table-cell>
          <table:table-cell table:formula="of:=SUM([.G120:.J120])" office:value-type="float" office:value="0.527922532237794">
            <text:p>0.5279225322</text:p>
          </table:table-cell>
          <table:table-cell table:number-columns-repeated="4"/>
          <table:table-cell office:value-type="float" office:value="0.370622532237794">
            <text:p>0.3706225322</text:p>
          </table:table-cell>
          <table:table-cell table:number-columns-repeated="2"/>
          <table:table-cell table:formula="of:=[.M120]*[.T$1]+[.N120]*[.U$1]+[.O120]*[.V$1]+[.P120]*[.W$1]+[.Q120]*[.X$1]+[.R120]*[.Y$1]" office:value-type="float" office:value="0.1573">
            <text:p>0.1573</text:p>
          </table:table-cell>
          <table:table-cell table:number-columns-repeated="2"/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-0.052">
            <text:p>-0.052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4">
            <text:p>1884</text:p>
          </table:table-cell>
          <table:table-cell table:formula="of:=SUM([.G121:.J121])" office:value-type="float" office:value="0.536626247007731">
            <text:p>0.536626247</text:p>
          </table:table-cell>
          <table:table-cell table:number-columns-repeated="4"/>
          <table:table-cell office:value-type="float" office:value="0.377826247007731">
            <text:p>0.377826247</text:p>
          </table:table-cell>
          <table:table-cell table:number-columns-repeated="2"/>
          <table:table-cell table:formula="of:=[.M121]*[.T$1]+[.N121]*[.U$1]+[.O121]*[.V$1]+[.P121]*[.W$1]+[.Q121]*[.X$1]+[.R121]*[.Y$1]" office:value-type="float" office:value="0.1588">
            <text:p>0.1588</text:p>
          </table:table-cell>
          <table:table-cell table:number-columns-repeated="2"/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-0.052">
            <text:p>-0.052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5">
            <text:p>1885</text:p>
          </table:table-cell>
          <table:table-cell table:formula="of:=SUM([.G122:.J122])" office:value-type="float" office:value="0.544690754941056">
            <text:p>0.5446907549</text:p>
          </table:table-cell>
          <table:table-cell table:number-columns-repeated="4"/>
          <table:table-cell office:value-type="float" office:value="0.385890754941056">
            <text:p>0.3858907549</text:p>
          </table:table-cell>
          <table:table-cell table:number-columns-repeated="2"/>
          <table:table-cell table:formula="of:=[.M122]*[.T$1]+[.N122]*[.U$1]+[.O122]*[.V$1]+[.P122]*[.W$1]+[.Q122]*[.X$1]+[.R122]*[.Y$1]" office:value-type="float" office:value="0.1588">
            <text:p>0.1588</text:p>
          </table:table-cell>
          <table:table-cell table:number-columns-repeated="2"/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1">
            <text:p>0.011</text:p>
          </table:table-cell>
          <table:table-cell office:value-type="float" office:value="0.024">
            <text:p>0.0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6">
            <text:p>1886</text:p>
          </table:table-cell>
          <table:table-cell table:formula="of:=SUM([.G123:.J123])" office:value-type="float" office:value="0.559317608044611">
            <text:p>0.559317608</text:p>
          </table:table-cell>
          <table:table-cell table:number-columns-repeated="4"/>
          <table:table-cell office:value-type="float" office:value="0.394217608044611">
            <text:p>0.394217608</text:p>
          </table:table-cell>
          <table:table-cell table:number-columns-repeated="2"/>
          <table:table-cell table:formula="of:=[.M123]*[.T$1]+[.N123]*[.U$1]+[.O123]*[.V$1]+[.P123]*[.W$1]+[.Q123]*[.X$1]+[.R123]*[.Y$1]" office:value-type="float" office:value="0.1651">
            <text:p>0.1651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1">
            <text:p>0.011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7">
            <text:p>1887</text:p>
          </table:table-cell>
          <table:table-cell table:formula="of:=SUM([.G124:.J124])" office:value-type="float" office:value="0.569205540789262">
            <text:p>0.5692055408</text:p>
          </table:table-cell>
          <table:table-cell table:number-columns-repeated="4"/>
          <table:table-cell office:value-type="float" office:value="0.403005540789262">
            <text:p>0.4030055408</text:p>
          </table:table-cell>
          <table:table-cell table:number-columns-repeated="2"/>
          <table:table-cell table:formula="of:=[.M124]*[.T$1]+[.N124]*[.U$1]+[.O124]*[.V$1]+[.P124]*[.W$1]+[.Q124]*[.X$1]+[.R124]*[.Y$1]" office:value-type="float" office:value="0.1662">
            <text:p>0.1662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-0.053">
            <text:p>-0.053</text:p>
          </table:table-cell>
          <table:table-cell office:value-type="float" office:value="0.012">
            <text:p>0.01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8">
            <text:p>1888</text:p>
          </table:table-cell>
          <table:table-cell table:formula="of:=SUM([.G125:.J125])" office:value-type="float" office:value="0.57842822033889">
            <text:p>0.5784282203</text:p>
          </table:table-cell>
          <table:table-cell table:number-columns-repeated="4"/>
          <table:table-cell office:value-type="float" office:value="0.41222822033889">
            <text:p>0.4122282203</text:p>
          </table:table-cell>
          <table:table-cell table:number-columns-repeated="2"/>
          <table:table-cell table:formula="of:=[.M125]*[.T$1]+[.N125]*[.U$1]+[.O125]*[.V$1]+[.P125]*[.W$1]+[.Q125]*[.X$1]+[.R125]*[.Y$1]" office:value-type="float" office:value="0.1662">
            <text:p>0.1662</text:p>
          </table:table-cell>
          <table:table-cell table:number-columns-repeated="2"/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-0.054">
            <text:p>-0.054</text:p>
          </table:table-cell>
          <table:table-cell office:value-type="float" office:value="0.012">
            <text:p>0.012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89">
            <text:p>1889</text:p>
          </table:table-cell>
          <table:table-cell table:formula="of:=SUM([.G126:.J126])" office:value-type="float" office:value="0.594117751008816">
            <text:p>0.594117751</text:p>
          </table:table-cell>
          <table:table-cell table:number-columns-repeated="4"/>
          <table:table-cell office:value-type="float" office:value="0.421617751008816">
            <text:p>0.421617751</text:p>
          </table:table-cell>
          <table:table-cell table:number-columns-repeated="2"/>
          <table:table-cell table:formula="of:=[.M126]*[.T$1]+[.N126]*[.U$1]+[.O126]*[.V$1]+[.P126]*[.W$1]+[.Q126]*[.X$1]+[.R126]*[.Y$1]" office:value-type="float" office:value="0.1725">
            <text:p>0.1725</text:p>
          </table:table-cell>
          <table:table-cell table:number-columns-repeated="2"/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-0.054">
            <text:p>-0.054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0">
            <text:p>1890</text:p>
          </table:table-cell>
          <table:table-cell table:formula="of:=SUM([.G127:.J127])" office:value-type="float" office:value="0.603363051179584">
            <text:p>0.6033630512</text:p>
          </table:table-cell>
          <table:table-cell table:number-columns-repeated="4"/>
          <table:table-cell office:value-type="float" office:value="0.430863051179584">
            <text:p>0.4308630512</text:p>
          </table:table-cell>
          <table:table-cell table:number-columns-repeated="2"/>
          <table:table-cell table:formula="of:=[.M127]*[.T$1]+[.N127]*[.U$1]+[.O127]*[.V$1]+[.P127]*[.W$1]+[.Q127]*[.X$1]+[.R127]*[.Y$1]" office:value-type="float" office:value="0.1725">
            <text:p>0.1725</text:p>
          </table:table-cell>
          <table:table-cell table:number-columns-repeated="2"/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1">
            <text:p>1891</text:p>
          </table:table-cell>
          <table:table-cell table:formula="of:=SUM([.G128:.J128])" office:value-type="float" office:value="0.614318145262594">
            <text:p>0.6143181453</text:p>
          </table:table-cell>
          <table:table-cell table:number-columns-repeated="4"/>
          <table:table-cell office:value-type="float" office:value="0.440318145262594">
            <text:p>0.4403181453</text:p>
          </table:table-cell>
          <table:table-cell table:number-columns-repeated="2"/>
          <table:table-cell table:formula="of:=[.M128]*[.T$1]+[.N128]*[.U$1]+[.O128]*[.V$1]+[.P128]*[.W$1]+[.Q128]*[.X$1]+[.R128]*[.Y$1]" office:value-type="float" office:value="0.174">
            <text:p>0.174</text:p>
          </table:table-cell>
          <table:table-cell table:number-columns-repeated="2"/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-0.055">
            <text:p>-0.055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2">
            <text:p>1892</text:p>
          </table:table-cell>
          <table:table-cell table:formula="of:=SUM([.G129:.J129])" office:value-type="float" office:value="0.624013218547851">
            <text:p>0.6240132185</text:p>
          </table:table-cell>
          <table:table-cell table:number-columns-repeated="4"/>
          <table:table-cell office:value-type="float" office:value="0.450013218547851">
            <text:p>0.4500132185</text:p>
          </table:table-cell>
          <table:table-cell table:number-columns-repeated="2"/>
          <table:table-cell table:formula="of:=[.M129]*[.T$1]+[.N129]*[.U$1]+[.O129]*[.V$1]+[.P129]*[.W$1]+[.Q129]*[.X$1]+[.R129]*[.Y$1]" office:value-type="float" office:value="0.174">
            <text:p>0.174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56">
            <text:p>-0.056</text:p>
          </table:table-cell>
          <table:table-cell office:value-type="float" office:value="0.012">
            <text:p>0.012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3">
            <text:p>1893</text:p>
          </table:table-cell>
          <table:table-cell table:formula="of:=SUM([.G130:.J130])" office:value-type="float" office:value="0.640173302607132">
            <text:p>0.6401733026</text:p>
          </table:table-cell>
          <table:table-cell table:number-columns-repeated="4"/>
          <table:table-cell office:value-type="float" office:value="0.458773302607132">
            <text:p>0.4587733026</text:p>
          </table:table-cell>
          <table:table-cell table:number-columns-repeated="2"/>
          <table:table-cell table:formula="of:=[.M130]*[.T$1]+[.N130]*[.U$1]+[.O130]*[.V$1]+[.P130]*[.W$1]+[.Q130]*[.X$1]+[.R130]*[.Y$1]" office:value-type="float" office:value="0.1814">
            <text:p>0.1814</text:p>
          </table:table-cell>
          <table:table-cell table:number-columns-repeated="2"/>
          <table:table-cell office:value-type="float" office:value="0.081">
            <text:p>0.081</text:p>
          </table:table-cell>
          <table:table-cell office:value-type="float" office:value="0">
            <text:p>0</text:p>
          </table:table-cell>
          <table:table-cell office:value-type="float" office:value="-0.056">
            <text:p>-0.056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4">
            <text:p>1894</text:p>
          </table:table-cell>
          <table:table-cell table:formula="of:=SUM([.G131:.J131])" office:value-type="float" office:value="0.64875665801214">
            <text:p>0.648756658</text:p>
          </table:table-cell>
          <table:table-cell table:number-columns-repeated="4"/>
          <table:table-cell office:value-type="float" office:value="0.46735665801214">
            <text:p>0.467356658</text:p>
          </table:table-cell>
          <table:table-cell table:number-columns-repeated="2"/>
          <table:table-cell table:formula="of:=[.M131]*[.T$1]+[.N131]*[.U$1]+[.O131]*[.V$1]+[.P131]*[.W$1]+[.Q131]*[.X$1]+[.R131]*[.Y$1]" office:value-type="float" office:value="0.1814">
            <text:p>0.1814</text:p>
          </table:table-cell>
          <table:table-cell table:number-columns-repeated="2"/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5">
            <text:p>1895</text:p>
          </table:table-cell>
          <table:table-cell table:formula="of:=SUM([.G132:.J132])" office:value-type="float" office:value="0.65811109161425">
            <text:p>0.6581110916</text:p>
          </table:table-cell>
          <table:table-cell table:number-columns-repeated="4"/>
          <table:table-cell office:value-type="float" office:value="0.47521109161425">
            <text:p>0.4752110916</text:p>
          </table:table-cell>
          <table:table-cell table:number-columns-repeated="2"/>
          <table:table-cell table:formula="of:=[.M132]*[.T$1]+[.N132]*[.U$1]+[.O132]*[.V$1]+[.P132]*[.W$1]+[.Q132]*[.X$1]+[.R132]*[.Y$1]" office:value-type="float" office:value="0.1829">
            <text:p>0.1829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-0.057">
            <text:p>-0.057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6">
            <text:p>1896</text:p>
          </table:table-cell>
          <table:table-cell table:formula="of:=SUM([.G133:.J133])" office:value-type="float" office:value="0.668319113172534">
            <text:p>0.6683191132</text:p>
          </table:table-cell>
          <table:table-cell table:number-columns-repeated="4"/>
          <table:table-cell office:value-type="float" office:value="0.482119113172534">
            <text:p>0.4821191132</text:p>
          </table:table-cell>
          <table:table-cell table:number-columns-repeated="2"/>
          <table:table-cell table:formula="of:=[.M133]*[.T$1]+[.N133]*[.U$1]+[.O133]*[.V$1]+[.P133]*[.W$1]+[.Q133]*[.X$1]+[.R133]*[.Y$1]" office:value-type="float" office:value="0.1862">
            <text:p>0.1862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0">
            <text:p>0</text:p>
          </table:table-cell>
          <table:table-cell office:value-type="float" office:value="-0.058">
            <text:p>-0.058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7">
            <text:p>1897</text:p>
          </table:table-cell>
          <table:table-cell table:formula="of:=SUM([.G134:.J134])" office:value-type="float" office:value="0.676691807254311">
            <text:p>0.6766918073</text:p>
          </table:table-cell>
          <table:table-cell table:number-columns-repeated="4"/>
          <table:table-cell office:value-type="float" office:value="0.488991807254311">
            <text:p>0.4889918073</text:p>
          </table:table-cell>
          <table:table-cell table:number-columns-repeated="2"/>
          <table:table-cell table:formula="of:=[.M134]*[.T$1]+[.N134]*[.U$1]+[.O134]*[.V$1]+[.P134]*[.W$1]+[.Q134]*[.X$1]+[.R134]*[.Y$1]" office:value-type="float" office:value="0.1877">
            <text:p>0.1877</text:p>
          </table:table-cell>
          <table:table-cell table:number-columns-repeated="2"/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-0.058">
            <text:p>-0.058</text:p>
          </table:table-cell>
          <table:table-cell office:value-type="float" office:value="0.013">
            <text:p>0.013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8">
            <text:p>1898</text:p>
          </table:table-cell>
          <table:table-cell table:formula="of:=SUM([.G135:.J135])" office:value-type="float" office:value="0.68635250352993">
            <text:p>0.6863525035</text:p>
          </table:table-cell>
          <table:table-cell table:number-columns-repeated="4"/>
          <table:table-cell office:value-type="float" office:value="0.49755250352993">
            <text:p>0.4975525035</text:p>
          </table:table-cell>
          <table:table-cell table:number-columns-repeated="2"/>
          <table:table-cell table:formula="of:=[.M135]*[.T$1]+[.N135]*[.U$1]+[.O135]*[.V$1]+[.P135]*[.W$1]+[.Q135]*[.X$1]+[.R135]*[.Y$1]" office:value-type="float" office:value="0.1888">
            <text:p>0.1888</text:p>
          </table:table-cell>
          <table:table-cell table:number-columns-repeated="2"/>
          <table:table-cell office:value-type="float" office:value="0.085">
            <text:p>0.085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899">
            <text:p>1899</text:p>
          </table:table-cell>
          <table:table-cell table:formula="of:=SUM([.G136:.J136])" office:value-type="float" office:value="0.697685106452611">
            <text:p>0.6976851065</text:p>
          </table:table-cell>
          <table:table-cell table:number-columns-repeated="4"/>
          <table:table-cell office:value-type="float" office:value="0.507385106452611">
            <text:p>0.5073851065</text:p>
          </table:table-cell>
          <table:table-cell table:number-columns-repeated="2"/>
          <table:table-cell table:formula="of:=[.M136]*[.T$1]+[.N136]*[.U$1]+[.O136]*[.V$1]+[.P136]*[.W$1]+[.Q136]*[.X$1]+[.R136]*[.Y$1]" office:value-type="float" office:value="0.1903">
            <text:p>0.1903</text:p>
          </table:table-cell>
          <table:table-cell table:number-columns-repeated="2"/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14">
            <text:p>0.014</text:p>
          </table:table-cell>
          <table:table-cell office:value-type="float" office:value="0.028">
            <text:p>0.0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0">
            <text:p>1900</text:p>
          </table:table-cell>
          <table:table-cell table:formula="of:=SUM([.G137:.J137])" office:value-type="float" office:value="0.712777085720182">
            <text:p>0.7127770857</text:p>
          </table:table-cell>
          <table:table-cell table:number-columns-repeated="4"/>
          <table:table-cell office:value-type="float" office:value="0.517677085720182">
            <text:p>0.5176770857</text:p>
          </table:table-cell>
          <table:table-cell table:number-columns-repeated="2"/>
          <table:table-cell table:formula="of:=[.M137]*[.T$1]+[.N137]*[.U$1]+[.O137]*[.V$1]+[.P137]*[.W$1]+[.Q137]*[.X$1]+[.R137]*[.Y$1]" office:value-type="float" office:value="0.1951">
            <text:p>0.1951</text:p>
          </table:table-cell>
          <table:table-cell table:number-columns-repeated="2"/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.014">
            <text:p>0.014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1">
            <text:p>1901</text:p>
          </table:table-cell>
          <table:table-cell table:formula="of:=SUM([.G138:.J138])" office:value-type="float" office:value="0.722241835032218">
            <text:p>0.722241835</text:p>
          </table:table-cell>
          <table:table-cell table:number-columns-repeated="4"/>
          <table:table-cell office:value-type="float" office:value="0.527141835032218">
            <text:p>0.527141835</text:p>
          </table:table-cell>
          <table:table-cell table:number-columns-repeated="2"/>
          <table:table-cell table:formula="of:=[.M138]*[.T$1]+[.N138]*[.U$1]+[.O138]*[.V$1]+[.P138]*[.W$1]+[.Q138]*[.X$1]+[.R138]*[.Y$1]" office:value-type="float" office:value="0.1951">
            <text:p>0.1951</text:p>
          </table:table-cell>
          <table:table-cell table:number-columns-repeated="2"/>
          <table:table-cell office:value-type="float" office:value="0.088">
            <text:p>0.088</text:p>
          </table:table-cell>
          <table:table-cell office:value-type="float" office:value="0">
            <text:p>0</text:p>
          </table:table-cell>
          <table:table-cell office:value-type="float" office:value="-0.061">
            <text:p>-0.061</text:p>
          </table:table-cell>
          <table:table-cell office:value-type="float" office:value="0.014">
            <text:p>0.014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2">
            <text:p>1902</text:p>
          </table:table-cell>
          <table:table-cell table:formula="of:=SUM([.G139:.J139])" office:value-type="float" office:value="0.739532693248169">
            <text:p>0.7395326932</text:p>
          </table:table-cell>
          <table:table-cell table:number-columns-repeated="4"/>
          <table:table-cell office:value-type="float" office:value="0.537032693248169">
            <text:p>0.5370326932</text:p>
          </table:table-cell>
          <table:table-cell table:number-columns-repeated="2"/>
          <table:table-cell table:formula="of:=[.M139]*[.T$1]+[.N139]*[.U$1]+[.O139]*[.V$1]+[.P139]*[.W$1]+[.Q139]*[.X$1]+[.R139]*[.Y$1]" office:value-type="float" office:value="0.2025">
            <text:p>0.2025</text:p>
          </table:table-cell>
          <table:table-cell table:number-columns-repeated="2"/>
          <table:table-cell office:value-type="float" office:value="0.089">
            <text:p>0.089</text:p>
          </table:table-cell>
          <table:table-cell office:value-type="float" office:value="0">
            <text:p>0</text:p>
          </table:table-cell>
          <table:table-cell office:value-type="float" office:value="-0.061">
            <text:p>-0.061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3">
            <text:p>1903</text:p>
          </table:table-cell>
          <table:table-cell table:formula="of:=SUM([.G140:.J140])" office:value-type="float" office:value="0.749709550051943">
            <text:p>0.7497095501</text:p>
          </table:table-cell>
          <table:table-cell table:number-columns-repeated="4"/>
          <table:table-cell office:value-type="float" office:value="0.547209550051943">
            <text:p>0.5472095501</text:p>
          </table:table-cell>
          <table:table-cell table:number-columns-repeated="2"/>
          <table:table-cell table:formula="of:=[.M140]*[.T$1]+[.N140]*[.U$1]+[.O140]*[.V$1]+[.P140]*[.W$1]+[.Q140]*[.X$1]+[.R140]*[.Y$1]" office:value-type="float" office:value="0.2025">
            <text:p>0.2025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15">
            <text:p>0.0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4">
            <text:p>1904</text:p>
          </table:table-cell>
          <table:table-cell table:formula="of:=SUM([.G141:.J141])" office:value-type="float" office:value="0.766256215364635">
            <text:p>0.7662562154</text:p>
          </table:table-cell>
          <table:table-cell table:number-columns-repeated="4"/>
          <table:table-cell office:value-type="float" office:value="0.557456215364635">
            <text:p>0.5574562154</text:p>
          </table:table-cell>
          <table:table-cell table:number-columns-repeated="2"/>
          <table:table-cell table:formula="of:=[.M141]*[.T$1]+[.N141]*[.U$1]+[.O141]*[.V$1]+[.P141]*[.W$1]+[.Q141]*[.X$1]+[.R141]*[.Y$1]" office:value-type="float" office:value="0.2088">
            <text:p>0.2088</text:p>
          </table:table-cell>
          <table:table-cell table:number-columns-repeated="2"/>
          <table:table-cell office:value-type="float" office:value="0.091">
            <text:p>0.091</text:p>
          </table:table-cell>
          <table:table-cell office:value-type="float" office:value="0">
            <text:p>0</text:p>
          </table:table-cell>
          <table:table-cell office:value-type="float" office:value="-0.062">
            <text:p>-0.062</text:p>
          </table:table-cell>
          <table:table-cell office:value-type="float" office:value="0.015">
            <text:p>0.015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5">
            <text:p>1905</text:p>
          </table:table-cell>
          <table:table-cell table:formula="of:=SUM([.G142:.J142])" office:value-type="float" office:value="0.783083144415089">
            <text:p>0.7830831444</text:p>
          </table:table-cell>
          <table:table-cell table:number-columns-repeated="4"/>
          <table:table-cell office:value-type="float" office:value="0.568383144415089">
            <text:p>0.5683831444</text:p>
          </table:table-cell>
          <table:table-cell table:number-columns-repeated="2"/>
          <table:table-cell table:formula="of:=[.M142]*[.T$1]+[.N142]*[.U$1]+[.O142]*[.V$1]+[.P142]*[.W$1]+[.Q142]*[.X$1]+[.R142]*[.Y$1]" office:value-type="float" office:value="0.2147">
            <text:p>0.2147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63">
            <text:p>-0.063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6">
            <text:p>1906</text:p>
          </table:table-cell>
          <table:table-cell table:formula="of:=SUM([.G143:.J143])" office:value-type="float" office:value="0.79491317791675">
            <text:p>0.7949131779</text:p>
          </table:table-cell>
          <table:table-cell table:number-columns-repeated="4"/>
          <table:table-cell office:value-type="float" office:value="0.58021317791675">
            <text:p>0.5802131779</text:p>
          </table:table-cell>
          <table:table-cell table:number-columns-repeated="2"/>
          <table:table-cell table:formula="of:=[.M143]*[.T$1]+[.N143]*[.U$1]+[.O143]*[.V$1]+[.P143]*[.W$1]+[.Q143]*[.X$1]+[.R143]*[.Y$1]" office:value-type="float" office:value="0.2147">
            <text:p>0.2147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-0.063">
            <text:p>-0.063</text:p>
          </table:table-cell>
          <table:table-cell office:value-type="float" office:value="0.016">
            <text:p>0.016</text:p>
          </table:table-cell>
          <table:table-cell office:value-type="float" office:value="0.032">
            <text:p>0.0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7">
            <text:p>1907</text:p>
          </table:table-cell>
          <table:table-cell table:formula="of:=SUM([.G144:.J144])" office:value-type="float" office:value="0.813010908360152">
            <text:p>0.8130109084</text:p>
          </table:table-cell>
          <table:table-cell table:number-columns-repeated="4"/>
          <table:table-cell office:value-type="float" office:value="0.593510908360152">
            <text:p>0.5935109084</text:p>
          </table:table-cell>
          <table:table-cell table:number-columns-repeated="2"/>
          <table:table-cell table:formula="of:=[.M144]*[.T$1]+[.N144]*[.U$1]+[.O144]*[.V$1]+[.P144]*[.W$1]+[.Q144]*[.X$1]+[.R144]*[.Y$1]" office:value-type="float" office:value="0.2195">
            <text:p>0.2195</text:p>
          </table:table-cell>
          <table:table-cell table:number-columns-repeated="2"/>
          <table:table-cell office:value-type="float" office:value="0.093">
            <text:p>0.093</text:p>
          </table:table-cell>
          <table:table-cell office:value-type="float" office:value="0">
            <text:p>0</text:p>
          </table:table-cell>
          <table:table-cell office:value-type="float" office:value="-0.064">
            <text:p>-0.064</text:p>
          </table:table-cell>
          <table:table-cell office:value-type="float" office:value="0.016">
            <text:p>0.016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8">
            <text:p>1908</text:p>
          </table:table-cell>
          <table:table-cell table:formula="of:=SUM([.G145:.J145])" office:value-type="float" office:value="0.827261201252461">
            <text:p>0.8272612013</text:p>
          </table:table-cell>
          <table:table-cell table:number-columns-repeated="4"/>
          <table:table-cell office:value-type="float" office:value="0.605161201252461">
            <text:p>0.6051612013</text:p>
          </table:table-cell>
          <table:table-cell table:number-columns-repeated="2"/>
          <table:table-cell table:formula="of:=[.M145]*[.T$1]+[.N145]*[.U$1]+[.O145]*[.V$1]+[.P145]*[.W$1]+[.Q145]*[.X$1]+[.R145]*[.Y$1]" office:value-type="float" office:value="0.2221">
            <text:p>0.2221</text:p>
          </table:table-cell>
          <table:table-cell table:number-columns-repeated="2"/>
          <table:table-cell office:value-type="float" office:value="0.094">
            <text:p>0.094</text:p>
          </table:table-cell>
          <table:table-cell office:value-type="float" office:value="0">
            <text:p>0</text:p>
          </table:table-cell>
          <table:table-cell office:value-type="float" office:value="-0.064">
            <text:p>-0.064</text:p>
          </table:table-cell>
          <table:table-cell office:value-type="float" office:value="0.017">
            <text:p>0.017</text:p>
          </table:table-cell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09">
            <text:p>1909</text:p>
          </table:table-cell>
          <table:table-cell table:formula="of:=SUM([.G146:.J146])" office:value-type="float" office:value="0.843333995090243">
            <text:p>0.8433339951</text:p>
          </table:table-cell>
          <table:table-cell table:number-columns-repeated="4"/>
          <table:table-cell office:value-type="float" office:value="0.617033995090243">
            <text:p>0.6170339951</text:p>
          </table:table-cell>
          <table:table-cell table:number-columns-repeated="2"/>
          <table:table-cell table:formula="of:=[.M146]*[.T$1]+[.N146]*[.U$1]+[.O146]*[.V$1]+[.P146]*[.W$1]+[.Q146]*[.X$1]+[.R146]*[.Y$1]" office:value-type="float" office:value="0.2263">
            <text:p>0.2263</text:p>
          </table:table-cell>
          <table:table-cell table:number-columns-repeated="2"/>
          <table:table-cell office:value-type="float" office:value="0.095">
            <text:p>0.095</text:p>
          </table:table-cell>
          <table:table-cell office:value-type="float" office:value="-0.001">
            <text:p>-0.001</text:p>
          </table:table-cell>
          <table:table-cell office:value-type="float" office:value="-0.065">
            <text:p>-0.065</text:p>
          </table:table-cell>
          <table:table-cell office:value-type="float" office:value="0.017">
            <text:p>0.017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0">
            <text:p>1910</text:p>
          </table:table-cell>
          <table:table-cell table:formula="of:=SUM([.G147:.J147])" office:value-type="float" office:value="0.862074761918552">
            <text:p>0.8620747619</text:p>
          </table:table-cell>
          <table:table-cell table:number-columns-repeated="4"/>
          <table:table-cell office:value-type="float" office:value="0.629474761918552">
            <text:p>0.6294747619</text:p>
          </table:table-cell>
          <table:table-cell table:number-columns-repeated="2"/>
          <table:table-cell table:formula="of:=[.M147]*[.T$1]+[.N147]*[.U$1]+[.O147]*[.V$1]+[.P147]*[.W$1]+[.Q147]*[.X$1]+[.R147]*[.Y$1]" office:value-type="float" office:value="0.2326">
            <text:p>0.2326</text:p>
          </table:table-cell>
          <table:table-cell table:number-columns-repeated="2"/>
          <table:table-cell office:value-type="float" office:value="0.096">
            <text:p>0.096</text:p>
          </table:table-cell>
          <table:table-cell office:value-type="float" office:value="-0.001">
            <text:p>-0.001</text:p>
          </table:table-cell>
          <table:table-cell office:value-type="float" office:value="-0.065">
            <text:p>-0.065</text:p>
          </table:table-cell>
          <table:table-cell office:value-type="float" office:value="0.017">
            <text:p>0.017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1">
            <text:p>1911</text:p>
          </table:table-cell>
          <table:table-cell table:formula="of:=SUM([.G148:.J148])" office:value-type="float" office:value="0.875471073953815">
            <text:p>0.875471074</text:p>
          </table:table-cell>
          <table:table-cell table:number-columns-repeated="4"/>
          <table:table-cell office:value-type="float" office:value="0.641771073953815">
            <text:p>0.641771074</text:p>
          </table:table-cell>
          <table:table-cell table:number-columns-repeated="2"/>
          <table:table-cell table:formula="of:=[.M148]*[.T$1]+[.N148]*[.U$1]+[.O148]*[.V$1]+[.P148]*[.W$1]+[.Q148]*[.X$1]+[.R148]*[.Y$1]" office:value-type="float" office:value="0.2337">
            <text:p>0.2337</text:p>
          </table:table-cell>
          <table:table-cell table:number-columns-repeated="2"/>
          <table:table-cell office:value-type="float" office:value="0.097">
            <text:p>0.097</text:p>
          </table:table-cell>
          <table:table-cell office:value-type="float" office:value="-0.001">
            <text:p>-0.001</text:p>
          </table:table-cell>
          <table:table-cell office:value-type="float" office:value="-0.066">
            <text:p>-0.066</text:p>
          </table:table-cell>
          <table:table-cell office:value-type="float" office:value="0.018">
            <text:p>0.01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2">
            <text:p>1912</text:p>
          </table:table-cell>
          <table:table-cell table:formula="of:=SUM([.G149:.J149])" office:value-type="float" office:value="0.889940940328779">
            <text:p>0.8899409403</text:p>
          </table:table-cell>
          <table:table-cell table:number-columns-repeated="4"/>
          <table:table-cell office:value-type="float" office:value="0.654740940328779">
            <text:p>0.6547409403</text:p>
          </table:table-cell>
          <table:table-cell table:number-columns-repeated="2"/>
          <table:table-cell table:formula="of:=[.M149]*[.T$1]+[.N149]*[.U$1]+[.O149]*[.V$1]+[.P149]*[.W$1]+[.Q149]*[.X$1]+[.R149]*[.Y$1]" office:value-type="float" office:value="0.2352">
            <text:p>0.2352</text:p>
          </table:table-cell>
          <table:table-cell table:number-columns-repeated="2"/>
          <table:table-cell office:value-type="float" office:value="0.098">
            <text:p>0.098</text:p>
          </table:table-cell>
          <table:table-cell office:value-type="float" office:value="-0.001">
            <text:p>-0.001</text:p>
          </table:table-cell>
          <table:table-cell office:value-type="float" office:value="-0.066">
            <text:p>-0.066</text:p>
          </table:table-cell>
          <table:table-cell office:value-type="float" office:value="0.018">
            <text:p>0.018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3">
            <text:p>1913</text:p>
          </table:table-cell>
          <table:table-cell table:formula="of:=SUM([.G150:.J150])" office:value-type="float" office:value="0.90547009375265">
            <text:p>0.9054700938</text:p>
          </table:table-cell>
          <table:table-cell table:number-columns-repeated="4"/>
          <table:table-cell office:value-type="float" office:value="0.66767009375265">
            <text:p>0.6676700938</text:p>
          </table:table-cell>
          <table:table-cell table:number-columns-repeated="2"/>
          <table:table-cell table:formula="of:=[.M150]*[.T$1]+[.N150]*[.U$1]+[.O150]*[.V$1]+[.P150]*[.W$1]+[.Q150]*[.X$1]+[.R150]*[.Y$1]" office:value-type="float" office:value="0.2378">
            <text:p>0.2378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-0.001">
            <text:p>-0.001</text:p>
          </table:table-cell>
          <table:table-cell office:value-type="float" office:value="-0.067">
            <text:p>-0.067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4">
            <text:p>1914</text:p>
          </table:table-cell>
          <table:table-cell table:formula="of:=SUM([.G151:.J151])" office:value-type="float" office:value="0.91706497223513">
            <text:p>0.9170649722</text:p>
          </table:table-cell>
          <table:table-cell table:number-columns-repeated="4"/>
          <table:table-cell office:value-type="float" office:value="0.67926497223513">
            <text:p>0.6792649722</text:p>
          </table:table-cell>
          <table:table-cell table:number-columns-repeated="2"/>
          <table:table-cell table:formula="of:=[.M151]*[.T$1]+[.N151]*[.U$1]+[.O151]*[.V$1]+[.P151]*[.W$1]+[.Q151]*[.X$1]+[.R151]*[.Y$1]" office:value-type="float" office:value="0.2378">
            <text:p>0.2378</text:p>
          </table:table-cell>
          <table:table-cell table:number-columns-repeated="2"/>
          <table:table-cell office:value-type="float" office:value="0.101">
            <text:p>0.101</text:p>
          </table:table-cell>
          <table:table-cell office:value-type="float" office:value="-0.001">
            <text:p>-0.001</text:p>
          </table:table-cell>
          <table:table-cell office:value-type="float" office:value="-0.068">
            <text:p>-0.068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5">
            <text:p>1915</text:p>
          </table:table-cell>
          <table:table-cell table:formula="of:=SUM([.G152:.J152])" office:value-type="float" office:value="0.930699870102636">
            <text:p>0.9306998701</text:p>
          </table:table-cell>
          <table:table-cell table:number-columns-repeated="4"/>
          <table:table-cell office:value-type="float" office:value="0.691399870102636">
            <text:p>0.6913998701</text:p>
          </table:table-cell>
          <table:table-cell table:number-columns-repeated="2"/>
          <table:table-cell table:formula="of:=[.M152]*[.T$1]+[.N152]*[.U$1]+[.O152]*[.V$1]+[.P152]*[.W$1]+[.Q152]*[.X$1]+[.R152]*[.Y$1]" office:value-type="float" office:value="0.2393">
            <text:p>0.2393</text:p>
          </table:table-cell>
          <table:table-cell table:number-columns-repeated="2"/>
          <table:table-cell office:value-type="float" office:value="0.102">
            <text:p>0.102</text:p>
          </table:table-cell>
          <table:table-cell office:value-type="float" office:value="-0.001">
            <text:p>-0.001</text:p>
          </table:table-cell>
          <table:table-cell office:value-type="float" office:value="-0.068">
            <text:p>-0.068</text:p>
          </table:table-cell>
          <table:table-cell office:value-type="float" office:value="0.019">
            <text:p>0.019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6">
            <text:p>1916</text:p>
          </table:table-cell>
          <table:table-cell table:formula="of:=SUM([.G153:.J153])" office:value-type="float" office:value="0.947017327248722">
            <text:p>0.9470173272</text:p>
          </table:table-cell>
          <table:table-cell table:number-columns-repeated="4"/>
          <table:table-cell office:value-type="float" office:value="0.706617327248722">
            <text:p>0.7066173272</text:p>
          </table:table-cell>
          <table:table-cell table:number-columns-repeated="2"/>
          <table:table-cell table:formula="of:=[.M153]*[.T$1]+[.N153]*[.U$1]+[.O153]*[.V$1]+[.P153]*[.W$1]+[.Q153]*[.X$1]+[.R153]*[.Y$1]" office:value-type="float" office:value="0.2404">
            <text:p>0.2404</text:p>
          </table:table-cell>
          <table:table-cell table:number-columns-repeated="2"/>
          <table:table-cell office:value-type="float" office:value="0.103">
            <text:p>0.103</text:p>
          </table:table-cell>
          <table:table-cell office:value-type="float" office:value="-0.001">
            <text:p>-0.001</text:p>
          </table:table-cell>
          <table:table-cell office:value-type="float" office:value="-0.069">
            <text:p>-0.069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7">
            <text:p>1917</text:p>
          </table:table-cell>
          <table:table-cell table:formula="of:=SUM([.G154:.J154])" office:value-type="float" office:value="0.962216754736944">
            <text:p>0.9622167547</text:p>
          </table:table-cell>
          <table:table-cell table:number-columns-repeated="4"/>
          <table:table-cell office:value-type="float" office:value="0.720316754736944">
            <text:p>0.7203167547</text:p>
          </table:table-cell>
          <table:table-cell table:number-columns-repeated="2"/>
          <table:table-cell table:formula="of:=[.M154]*[.T$1]+[.N154]*[.U$1]+[.O154]*[.V$1]+[.P154]*[.W$1]+[.Q154]*[.X$1]+[.R154]*[.Y$1]" office:value-type="float" office:value="0.2419">
            <text:p>0.2419</text:p>
          </table:table-cell>
          <table:table-cell table:number-columns-repeated="2"/>
          <table:table-cell office:value-type="float" office:value="0.104">
            <text:p>0.104</text:p>
          </table:table-cell>
          <table:table-cell office:value-type="float" office:value="-0.001">
            <text:p>-0.001</text:p>
          </table:table-cell>
          <table:table-cell office:value-type="float" office:value="-0.069">
            <text:p>-0.069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8">
            <text:p>1918</text:p>
          </table:table-cell>
          <table:table-cell table:formula="of:=SUM([.G155:.J155])" office:value-type="float" office:value="0.975515344597562">
            <text:p>0.9755153446</text:p>
          </table:table-cell>
          <table:table-cell table:number-columns-repeated="4"/>
          <table:table-cell office:value-type="float" office:value="0.732515344597562">
            <text:p>0.7325153446</text:p>
          </table:table-cell>
          <table:table-cell table:number-columns-repeated="2"/>
          <table:table-cell table:formula="of:=[.M155]*[.T$1]+[.N155]*[.U$1]+[.O155]*[.V$1]+[.P155]*[.W$1]+[.Q155]*[.X$1]+[.R155]*[.Y$1]" office:value-type="float" office:value="0.243">
            <text:p>0.243</text:p>
          </table:table-cell>
          <table:table-cell table:number-columns-repeated="2"/>
          <table:table-cell office:value-type="float" office:value="0.105">
            <text:p>0.105</text:p>
          </table:table-cell>
          <table:table-cell office:value-type="float" office:value="-0.001">
            <text:p>-0.001</text:p>
          </table:table-cell>
          <table:table-cell office:value-type="float" office:value="-0.07">
            <text:p>-0.07</text:p>
          </table:table-cell>
          <table:table-cell office:value-type="float" office:value="0.021">
            <text:p>0.02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19">
            <text:p>1919</text:p>
          </table:table-cell>
          <table:table-cell table:formula="of:=SUM([.G156:.J156])" office:value-type="float" office:value="0.987137644644005">
            <text:p>0.9871376446</text:p>
          </table:table-cell>
          <table:table-cell table:number-columns-repeated="4"/>
          <table:table-cell office:value-type="float" office:value="0.743237644644005">
            <text:p>0.7432376446</text:p>
          </table:table-cell>
          <table:table-cell table:number-columns-repeated="2"/>
          <table:table-cell table:formula="of:=[.M156]*[.T$1]+[.N156]*[.U$1]+[.O156]*[.V$1]+[.P156]*[.W$1]+[.Q156]*[.X$1]+[.R156]*[.Y$1]" office:value-type="float" office:value="0.2439">
            <text:p>0.2439</text:p>
          </table:table-cell>
          <table:table-cell table:number-columns-repeated="2"/>
          <table:table-cell office:value-type="float" office:value="0.107">
            <text:p>0.107</text:p>
          </table:table-cell>
          <table:table-cell office:value-type="float" office:value="-0.002">
            <text:p>-0.002</text:p>
          </table:table-cell>
          <table:table-cell office:value-type="float" office:value="-0.071">
            <text:p>-0.071</text:p>
          </table:table-cell>
          <table:table-cell office:value-type="float" office:value="0.021">
            <text:p>0.021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0">
            <text:p>1920</text:p>
          </table:table-cell>
          <table:table-cell table:formula="of:=SUM([.G157:.J157])" office:value-type="float" office:value="1.00279012341404">
            <text:p>1.0027901234</text:p>
          </table:table-cell>
          <table:table-cell table:number-columns-repeated="4"/>
          <table:table-cell office:value-type="float" office:value="0.75569012341404">
            <text:p>0.7556901234</text:p>
          </table:table-cell>
          <table:table-cell table:number-columns-repeated="2"/>
          <table:table-cell table:formula="of:=[.M157]*[.T$1]+[.N157]*[.U$1]+[.O157]*[.V$1]+[.P157]*[.W$1]+[.Q157]*[.X$1]+[.R157]*[.Y$1]" office:value-type="float" office:value="0.2471">
            <text:p>0.2471</text:p>
          </table:table-cell>
          <table:table-cell table:number-columns-repeated="2"/>
          <table:table-cell office:value-type="float" office:value="0.108">
            <text:p>0.108</text:p>
          </table:table-cell>
          <table:table-cell office:value-type="float" office:value="-0.001">
            <text:p>-0.001</text:p>
          </table:table-cell>
          <table:table-cell office:value-type="float" office:value="-0.071">
            <text:p>-0.071</text:p>
          </table:table-cell>
          <table:table-cell office:value-type="float" office:value="0.022">
            <text:p>0.022</text:p>
          </table:table-cell>
          <table:table-cell office:value-type="float" office:value="0.035">
            <text:p>0.03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1">
            <text:p>1921</text:p>
          </table:table-cell>
          <table:table-cell table:formula="of:=SUM([.G158:.J158])" office:value-type="float" office:value="1.01807464404808">
            <text:p>1.018074644</text:p>
          </table:table-cell>
          <table:table-cell table:number-columns-repeated="4"/>
          <table:table-cell office:value-type="float" office:value="0.766174644048077">
            <text:p>0.766174644</text:p>
          </table:table-cell>
          <table:table-cell table:number-columns-repeated="2"/>
          <table:table-cell table:formula="of:=[.M158]*[.T$1]+[.N158]*[.U$1]+[.O158]*[.V$1]+[.P158]*[.W$1]+[.Q158]*[.X$1]+[.R158]*[.Y$1]" office:value-type="float" office:value="0.2519">
            <text:p>0.2519</text:p>
          </table:table-cell>
          <table:table-cell table:number-columns-repeated="2"/>
          <table:table-cell office:value-type="float" office:value="0.109">
            <text:p>0.109</text:p>
          </table:table-cell>
          <table:table-cell office:value-type="float" office:value="-0.001">
            <text:p>-0.001</text:p>
          </table:table-cell>
          <table:table-cell office:value-type="float" office:value="-0.072">
            <text:p>-0.072</text:p>
          </table:table-cell>
          <table:table-cell office:value-type="float" office:value="0.022">
            <text:p>0.02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2">
            <text:p>1922</text:p>
          </table:table-cell>
          <table:table-cell table:formula="of:=SUM([.G159:.J159])" office:value-type="float" office:value="1.02809084267176">
            <text:p>1.0280908427</text:p>
          </table:table-cell>
          <table:table-cell table:number-columns-repeated="4"/>
          <table:table-cell office:value-type="float" office:value="0.776790842671756">
            <text:p>0.7767908427</text:p>
          </table:table-cell>
          <table:table-cell table:number-columns-repeated="2"/>
          <table:table-cell table:formula="of:=[.M159]*[.T$1]+[.N159]*[.U$1]+[.O159]*[.V$1]+[.P159]*[.W$1]+[.Q159]*[.X$1]+[.R159]*[.Y$1]" office:value-type="float" office:value="0.2513">
            <text:p>0.2513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-0.002">
            <text:p>-0.002</text:p>
          </table:table-cell>
          <table:table-cell office:value-type="float" office:value="-0.073">
            <text:p>-0.073</text:p>
          </table:table-cell>
          <table:table-cell office:value-type="float" office:value="0.022">
            <text:p>0.022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3">
            <text:p>1923</text:p>
          </table:table-cell>
          <table:table-cell table:formula="of:=SUM([.G160:.J160])" office:value-type="float" office:value="1.04128818336156">
            <text:p>1.0412881834</text:p>
          </table:table-cell>
          <table:table-cell table:number-columns-repeated="4"/>
          <table:table-cell office:value-type="float" office:value="0.787388183361555">
            <text:p>0.7873881834</text:p>
          </table:table-cell>
          <table:table-cell table:number-columns-repeated="2"/>
          <table:table-cell table:formula="of:=[.M160]*[.T$1]+[.N160]*[.U$1]+[.O160]*[.V$1]+[.P160]*[.W$1]+[.Q160]*[.X$1]+[.R160]*[.Y$1]" office:value-type="float" office:value="0.2539">
            <text:p>0.2539</text:p>
          </table:table-cell>
          <table:table-cell table:number-columns-repeated="2"/>
          <table:table-cell office:value-type="float" office:value="0.111">
            <text:p>0.111</text:p>
          </table:table-cell>
          <table:table-cell office:value-type="float" office:value="-0.002">
            <text:p>-0.002</text:p>
          </table:table-cell>
          <table:table-cell office:value-type="float" office:value="-0.073">
            <text:p>-0.073</text:p>
          </table:table-cell>
          <table:table-cell office:value-type="float" office:value="0.023">
            <text:p>0.023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4">
            <text:p>1924</text:p>
          </table:table-cell>
          <table:table-cell table:formula="of:=SUM([.G161:.J161])" office:value-type="float" office:value="1.05215335020469">
            <text:p>1.0521533502</text:p>
          </table:table-cell>
          <table:table-cell table:number-columns-repeated="4"/>
          <table:table-cell office:value-type="float" office:value="0.796753350204693">
            <text:p>0.7967533502</text:p>
          </table:table-cell>
          <table:table-cell table:number-columns-repeated="2"/>
          <table:table-cell table:formula="of:=[.M161]*[.T$1]+[.N161]*[.U$1]+[.O161]*[.V$1]+[.P161]*[.W$1]+[.Q161]*[.X$1]+[.R161]*[.Y$1]" office:value-type="float" office:value="0.2554">
            <text:p>0.2554</text:p>
          </table:table-cell>
          <table:table-cell table:number-columns-repeated="2"/>
          <table:table-cell office:value-type="float" office:value="0.113">
            <text:p>0.113</text:p>
          </table:table-cell>
          <table:table-cell office:value-type="float" office:value="-0.002">
            <text:p>-0.002</text:p>
          </table:table-cell>
          <table:table-cell office:value-type="float" office:value="-0.074">
            <text:p>-0.074</text:p>
          </table:table-cell>
          <table:table-cell office:value-type="float" office:value="0.023">
            <text:p>0.023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5">
            <text:p>1925</text:p>
          </table:table-cell>
          <table:table-cell table:formula="of:=SUM([.G162:.J162])" office:value-type="float" office:value="1.05819979267794">
            <text:p>1.0581997927</text:p>
          </table:table-cell>
          <table:table-cell table:number-columns-repeated="4"/>
          <table:table-cell office:value-type="float" office:value="0.801699792677944">
            <text:p>0.8016997927</text:p>
          </table:table-cell>
          <table:table-cell table:number-columns-repeated="2"/>
          <table:table-cell table:formula="of:=[.M162]*[.T$1]+[.N162]*[.U$1]+[.O162]*[.V$1]+[.P162]*[.W$1]+[.Q162]*[.X$1]+[.R162]*[.Y$1]" office:value-type="float" office:value="0.2565">
            <text:p>0.2565</text:p>
          </table:table-cell>
          <table:table-cell table:number-columns-repeated="2"/>
          <table:table-cell office:value-type="float" office:value="0.114">
            <text:p>0.114</text:p>
          </table:table-cell>
          <table:table-cell office:value-type="float" office:value="-0.002">
            <text:p>-0.002</text:p>
          </table:table-cell>
          <table:table-cell office:value-type="float" office:value="-0.075">
            <text:p>-0.075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6">
            <text:p>1926</text:p>
          </table:table-cell>
          <table:table-cell table:formula="of:=SUM([.G163:.J163])" office:value-type="float" office:value="1.0616174692998">
            <text:p>1.0616174693</text:p>
          </table:table-cell>
          <table:table-cell table:number-columns-repeated="4"/>
          <table:table-cell office:value-type="float" office:value="0.805117469299802">
            <text:p>0.8051174693</text:p>
          </table:table-cell>
          <table:table-cell table:number-columns-repeated="2"/>
          <table:table-cell table:formula="of:=[.M163]*[.T$1]+[.N163]*[.U$1]+[.O163]*[.V$1]+[.P163]*[.W$1]+[.Q163]*[.X$1]+[.R163]*[.Y$1]" office:value-type="float" office:value="0.2565">
            <text:p>0.2565</text:p>
          </table:table-cell>
          <table:table-cell table:number-columns-repeated="2"/>
          <table:table-cell office:value-type="float" office:value="0.115">
            <text:p>0.115</text:p>
          </table:table-cell>
          <table:table-cell office:value-type="float" office:value="-0.002">
            <text:p>-0.002</text:p>
          </table:table-cell>
          <table:table-cell office:value-type="float" office:value="-0.076">
            <text:p>-0.076</text:p>
          </table:table-cell>
          <table:table-cell office:value-type="float" office:value="0.024">
            <text:p>0.024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7">
            <text:p>1927</text:p>
          </table:table-cell>
          <table:table-cell table:formula="of:=SUM([.G164:.J164])" office:value-type="float" office:value="1.06975718014283">
            <text:p>1.0697571801</text:p>
          </table:table-cell>
          <table:table-cell table:number-columns-repeated="4"/>
          <table:table-cell office:value-type="float" office:value="0.810657180142833">
            <text:p>0.8106571801</text:p>
          </table:table-cell>
          <table:table-cell table:number-columns-repeated="2"/>
          <table:table-cell table:formula="of:=[.M164]*[.T$1]+[.N164]*[.U$1]+[.O164]*[.V$1]+[.P164]*[.W$1]+[.Q164]*[.X$1]+[.R164]*[.Y$1]" office:value-type="float" office:value="0.2591">
            <text:p>0.2591</text:p>
          </table:table-cell>
          <table:table-cell table:number-columns-repeated="2"/>
          <table:table-cell office:value-type="float" office:value="0.116">
            <text:p>0.116</text:p>
          </table:table-cell>
          <table:table-cell office:value-type="float" office:value="-0.002">
            <text:p>-0.002</text:p>
          </table:table-cell>
          <table:table-cell office:value-type="float" office:value="-0.076">
            <text:p>-0.076</text:p>
          </table:table-cell>
          <table:table-cell office:value-type="float" office:value="0.025">
            <text:p>0.025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8">
            <text:p>1928</text:p>
          </table:table-cell>
          <table:table-cell table:formula="of:=SUM([.G165:.J165])" office:value-type="float" office:value="1.08053608645915">
            <text:p>1.0805360865</text:p>
          </table:table-cell>
          <table:table-cell table:number-columns-repeated="4"/>
          <table:table-cell office:value-type="float" office:value="0.816636086459152">
            <text:p>0.8166360865</text:p>
          </table:table-cell>
          <table:table-cell table:number-columns-repeated="2"/>
          <table:table-cell table:formula="of:=[.M165]*[.T$1]+[.N165]*[.U$1]+[.O165]*[.V$1]+[.P165]*[.W$1]+[.Q165]*[.X$1]+[.R165]*[.Y$1]" office:value-type="float" office:value="0.2639">
            <text:p>0.2639</text:p>
          </table:table-cell>
          <table:table-cell table:number-columns-repeated="2"/>
          <table:table-cell office:value-type="float" office:value="0.117">
            <text:p>0.117</text:p>
          </table:table-cell>
          <table:table-cell office:value-type="float" office:value="-0.002">
            <text:p>-0.002</text:p>
          </table:table-cell>
          <table:table-cell office:value-type="float" office:value="-0.077">
            <text:p>-0.077</text:p>
          </table:table-cell>
          <table:table-cell office:value-type="float" office:value="0.025">
            <text:p>0.025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29">
            <text:p>1929</text:p>
          </table:table-cell>
          <table:table-cell table:formula="of:=SUM([.G166:.J166])" office:value-type="float" office:value="1.08896062294681">
            <text:p>1.0889606229</text:p>
          </table:table-cell>
          <table:table-cell table:number-columns-repeated="4"/>
          <table:table-cell office:value-type="float" office:value="0.823560622946807">
            <text:p>0.8235606229</text:p>
          </table:table-cell>
          <table:table-cell table:number-columns-repeated="2"/>
          <table:table-cell table:formula="of:=[.M166]*[.T$1]+[.N166]*[.U$1]+[.O166]*[.V$1]+[.P166]*[.W$1]+[.Q166]*[.X$1]+[.R166]*[.Y$1]" office:value-type="float" office:value="0.2654">
            <text:p>0.2654</text:p>
          </table:table-cell>
          <table:table-cell table:number-columns-repeated="2"/>
          <table:table-cell office:value-type="float" office:value="0.119">
            <text:p>0.119</text:p>
          </table:table-cell>
          <table:table-cell office:value-type="float" office:value="-0.002">
            <text:p>-0.002</text:p>
          </table:table-cell>
          <table:table-cell office:value-type="float" office:value="-0.078">
            <text:p>-0.078</text:p>
          </table:table-cell>
          <table:table-cell office:value-type="float" office:value="0.025">
            <text:p>0.025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0">
            <text:p>1930</text:p>
          </table:table-cell>
          <table:table-cell table:formula="of:=SUM([.G167:.J167])" office:value-type="float" office:value="1.0952066201536">
            <text:p>1.0952066202</text:p>
          </table:table-cell>
          <table:table-cell table:number-columns-repeated="4"/>
          <table:table-cell office:value-type="float" office:value="0.829306620153597">
            <text:p>0.8293066202</text:p>
          </table:table-cell>
          <table:table-cell table:number-columns-repeated="2"/>
          <table:table-cell table:formula="of:=[.M167]*[.T$1]+[.N167]*[.U$1]+[.O167]*[.V$1]+[.P167]*[.W$1]+[.Q167]*[.X$1]+[.R167]*[.Y$1]" office:value-type="float" office:value="0.2659">
            <text:p>0.2659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-0.003">
            <text:p>-0.003</text:p>
          </table:table-cell>
          <table:table-cell office:value-type="float" office:value="-0.079">
            <text:p>-0.079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1">
            <text:p>1931</text:p>
          </table:table-cell>
          <table:table-cell table:formula="of:=SUM([.G168:.J168])" office:value-type="float" office:value="1.10351161334395">
            <text:p>1.1035116133</text:p>
          </table:table-cell>
          <table:table-cell table:number-columns-repeated="4"/>
          <table:table-cell office:value-type="float" office:value="0.836111613343948">
            <text:p>0.8361116133</text:p>
          </table:table-cell>
          <table:table-cell table:number-columns-repeated="2"/>
          <table:table-cell table:formula="of:=[.M168]*[.T$1]+[.N168]*[.U$1]+[.O168]*[.V$1]+[.P168]*[.W$1]+[.Q168]*[.X$1]+[.R168]*[.Y$1]" office:value-type="float" office:value="0.2674">
            <text:p>0.2674</text:p>
          </table:table-cell>
          <table:table-cell table:number-columns-repeated="2"/>
          <table:table-cell office:value-type="float" office:value="0.122">
            <text:p>0.122</text:p>
          </table:table-cell>
          <table:table-cell office:value-type="float" office:value="-0.003">
            <text:p>-0.003</text:p>
          </table:table-cell>
          <table:table-cell office:value-type="float" office:value="-0.08">
            <text:p>-0.08</text:p>
          </table:table-cell>
          <table:table-cell office:value-type="float" office:value="0.026">
            <text:p>0.026</text:p>
          </table:table-cell>
          <table:table-cell office:value-type="float" office:value="0.037">
            <text:p>0.03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2">
            <text:p>1932</text:p>
          </table:table-cell>
          <table:table-cell table:formula="of:=SUM([.G169:.J169])" office:value-type="float" office:value="1.11852007871145">
            <text:p>1.1185200787</text:p>
          </table:table-cell>
          <table:table-cell table:number-columns-repeated="4"/>
          <table:table-cell office:value-type="float" office:value="0.843720078711449">
            <text:p>0.8437200787</text:p>
          </table:table-cell>
          <table:table-cell table:number-columns-repeated="2"/>
          <table:table-cell table:formula="of:=[.M169]*[.T$1]+[.N169]*[.U$1]+[.O169]*[.V$1]+[.P169]*[.W$1]+[.Q169]*[.X$1]+[.R169]*[.Y$1]" office:value-type="float" office:value="0.2748">
            <text:p>0.2748</text:p>
          </table:table-cell>
          <table:table-cell table:number-columns-repeated="2"/>
          <table:table-cell office:value-type="float" office:value="0.124">
            <text:p>0.124</text:p>
          </table:table-cell>
          <table:table-cell office:value-type="float" office:value="-0.003">
            <text:p>-0.003</text:p>
          </table:table-cell>
          <table:table-cell office:value-type="float" office:value="-0.081">
            <text:p>-0.081</text:p>
          </table:table-cell>
          <table:table-cell office:value-type="float" office:value="0.027">
            <text:p>0.027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3">
            <text:p>1933</text:p>
          </table:table-cell>
          <table:table-cell table:formula="of:=SUM([.G170:.J170])" office:value-type="float" office:value="1.13042484405708">
            <text:p>1.1304248441</text:p>
          </table:table-cell>
          <table:table-cell table:number-columns-repeated="4"/>
          <table:table-cell office:value-type="float" office:value="0.852624844057078">
            <text:p>0.8526248441</text:p>
          </table:table-cell>
          <table:table-cell table:number-columns-repeated="2"/>
          <table:table-cell table:formula="of:=[.M170]*[.T$1]+[.N170]*[.U$1]+[.O170]*[.V$1]+[.P170]*[.W$1]+[.Q170]*[.X$1]+[.R170]*[.Y$1]" office:value-type="float" office:value="0.2778">
            <text:p>0.2778</text:p>
          </table:table-cell>
          <table:table-cell table:number-columns-repeated="2"/>
          <table:table-cell office:value-type="float" office:value="0.126">
            <text:p>0.126</text:p>
          </table:table-cell>
          <table:table-cell office:value-type="float" office:value="-0.003">
            <text:p>-0.003</text:p>
          </table:table-cell>
          <table:table-cell office:value-type="float" office:value="-0.081">
            <text:p>-0.081</text:p>
          </table:table-cell>
          <table:table-cell office:value-type="float" office:value="0.027">
            <text:p>0.027</text:p>
          </table:table-cell>
          <table:table-cell office:value-type="float" office:value="0.038">
            <text:p>0.0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4">
            <text:p>1934</text:p>
          </table:table-cell>
          <table:table-cell table:formula="of:=SUM([.G171:.J171])" office:value-type="float" office:value="1.14730525202575">
            <text:p>1.147305252</text:p>
          </table:table-cell>
          <table:table-cell table:number-columns-repeated="4"/>
          <table:table-cell office:value-type="float" office:value="0.863205252025753">
            <text:p>0.863205252</text:p>
          </table:table-cell>
          <table:table-cell table:number-columns-repeated="2"/>
          <table:table-cell table:formula="of:=[.M171]*[.T$1]+[.N171]*[.U$1]+[.O171]*[.V$1]+[.P171]*[.W$1]+[.Q171]*[.X$1]+[.R171]*[.Y$1]" office:value-type="float" office:value="0.2841">
            <text:p>0.2841</text:p>
          </table:table-cell>
          <table:table-cell table:number-columns-repeated="2"/>
          <table:table-cell office:value-type="float" office:value="0.128">
            <text:p>0.128</text:p>
          </table:table-cell>
          <table:table-cell office:value-type="float" office:value="-0.003">
            <text:p>-0.003</text:p>
          </table:table-cell>
          <table:table-cell office:value-type="float" office:value="-0.082">
            <text:p>-0.082</text:p>
          </table:table-cell>
          <table:table-cell office:value-type="float" office:value="0.027">
            <text:p>0.027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5">
            <text:p>1935</text:p>
          </table:table-cell>
          <table:table-cell table:formula="of:=SUM([.G172:.J172])" office:value-type="float" office:value="1.16168047373959">
            <text:p>1.1616804737</text:p>
          </table:table-cell>
          <table:table-cell table:number-columns-repeated="4"/>
          <table:table-cell office:value-type="float" office:value="0.874980473739594">
            <text:p>0.8749804737</text:p>
          </table:table-cell>
          <table:table-cell table:number-columns-repeated="2"/>
          <table:table-cell table:formula="of:=[.M172]*[.T$1]+[.N172]*[.U$1]+[.O172]*[.V$1]+[.P172]*[.W$1]+[.Q172]*[.X$1]+[.R172]*[.Y$1]" office:value-type="float" office:value="0.2867">
            <text:p>0.2867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-0.003">
            <text:p>-0.003</text:p>
          </table:table-cell>
          <table:table-cell office:value-type="float" office:value="-0.083">
            <text:p>-0.083</text:p>
          </table:table-cell>
          <table:table-cell office:value-type="float" office:value="0.028">
            <text:p>0.02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6">
            <text:p>1936</text:p>
          </table:table-cell>
          <table:table-cell table:formula="of:=SUM([.G173:.J173])" office:value-type="float" office:value="1.18732215567491">
            <text:p>1.1873221557</text:p>
          </table:table-cell>
          <table:table-cell table:number-columns-repeated="4"/>
          <table:table-cell office:value-type="float" office:value="0.892822155674905">
            <text:p>0.8928221557</text:p>
          </table:table-cell>
          <table:table-cell table:number-columns-repeated="2"/>
          <table:table-cell table:formula="of:=[.M173]*[.T$1]+[.N173]*[.U$1]+[.O173]*[.V$1]+[.P173]*[.W$1]+[.Q173]*[.X$1]+[.R173]*[.Y$1]" office:value-type="float" office:value="0.2945">
            <text:p>0.2945</text:p>
          </table:table-cell>
          <table:table-cell table:number-columns-repeated="2"/>
          <table:table-cell office:value-type="float" office:value="0.133">
            <text:p>0.133</text:p>
          </table:table-cell>
          <table:table-cell office:value-type="float" office:value="-0.003">
            <text:p>-0.003</text:p>
          </table:table-cell>
          <table:table-cell office:value-type="float" office:value="-0.084">
            <text:p>-0.084</text:p>
          </table:table-cell>
          <table:table-cell office:value-type="float" office:value="0.028">
            <text:p>0.028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7">
            <text:p>1937</text:p>
          </table:table-cell>
          <table:table-cell table:formula="of:=SUM([.G174:.J174])" office:value-type="float" office:value="1.20708101461531">
            <text:p>1.2070810146</text:p>
          </table:table-cell>
          <table:table-cell table:number-columns-repeated="4"/>
          <table:table-cell office:value-type="float" office:value="0.90998101461531">
            <text:p>0.9099810146</text:p>
          </table:table-cell>
          <table:table-cell table:number-columns-repeated="2"/>
          <table:table-cell table:formula="of:=[.M174]*[.T$1]+[.N174]*[.U$1]+[.O174]*[.V$1]+[.P174]*[.W$1]+[.Q174]*[.X$1]+[.R174]*[.Y$1]" office:value-type="float" office:value="0.2971">
            <text:p>0.2971</text:p>
          </table:table-cell>
          <table:table-cell table:number-columns-repeated="2"/>
          <table:table-cell office:value-type="float" office:value="0.135">
            <text:p>0.135</text:p>
          </table:table-cell>
          <table:table-cell office:value-type="float" office:value="-0.003">
            <text:p>-0.003</text:p>
          </table:table-cell>
          <table:table-cell office:value-type="float" office:value="-0.085">
            <text:p>-0.085</text:p>
          </table:table-cell>
          <table:table-cell office:value-type="float" office:value="0.029">
            <text:p>0.0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8">
            <text:p>1938</text:p>
          </table:table-cell>
          <table:table-cell table:formula="of:=SUM([.G175:.J175])" office:value-type="float" office:value="1.22161366396669">
            <text:p>1.221613664</text:p>
          </table:table-cell>
          <table:table-cell table:number-columns-repeated="4"/>
          <table:table-cell office:value-type="float" office:value="0.92301366396669">
            <text:p>0.923013664</text:p>
          </table:table-cell>
          <table:table-cell table:number-columns-repeated="2"/>
          <table:table-cell table:formula="of:=[.M175]*[.T$1]+[.N175]*[.U$1]+[.O175]*[.V$1]+[.P175]*[.W$1]+[.Q175]*[.X$1]+[.R175]*[.Y$1]" office:value-type="float" office:value="0.2986">
            <text:p>0.2986</text:p>
          </table:table-cell>
          <table:table-cell table:number-columns-repeated="2"/>
          <table:table-cell office:value-type="float" office:value="0.137">
            <text:p>0.137</text:p>
          </table:table-cell>
          <table:table-cell office:value-type="float" office:value="-0.003">
            <text:p>-0.003</text:p>
          </table:table-cell>
          <table:table-cell office:value-type="float" office:value="-0.086">
            <text:p>-0.086</text:p>
          </table:table-cell>
          <table:table-cell office:value-type="float" office:value="0.029">
            <text:p>0.0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39">
            <text:p>1939</text:p>
          </table:table-cell>
          <table:table-cell table:formula="of:=SUM([.G176:.J176])" office:value-type="float" office:value="1.24215864510562">
            <text:p>1.2421586451</text:p>
          </table:table-cell>
          <table:table-cell table:number-columns-repeated="4"/>
          <table:table-cell office:value-type="float" office:value="0.937858645105616">
            <text:p>0.9378586451</text:p>
          </table:table-cell>
          <table:table-cell table:number-columns-repeated="2"/>
          <table:table-cell table:formula="of:=[.M176]*[.T$1]+[.N176]*[.U$1]+[.O176]*[.V$1]+[.P176]*[.W$1]+[.Q176]*[.X$1]+[.R176]*[.Y$1]" office:value-type="float" office:value="0.3043">
            <text:p>0.3043</text:p>
          </table:table-cell>
          <table:table-cell table:number-columns-repeated="2"/>
          <table:table-cell office:value-type="float" office:value="0.139">
            <text:p>0.139</text:p>
          </table:table-cell>
          <table:table-cell office:value-type="float" office:value="-0.004">
            <text:p>-0.004</text:p>
          </table:table-cell>
          <table:table-cell office:value-type="float" office:value="-0.087">
            <text:p>-0.087</text:p>
          </table:table-cell>
          <table:table-cell office:value-type="float" office:value="0.029">
            <text:p>0.029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40">
            <text:p>1940</text:p>
          </table:table-cell>
          <table:table-cell table:formula="of:=SUM([.G177:.J177])" office:value-type="float" office:value="1.25727220158286">
            <text:p>1.2572722016</text:p>
          </table:table-cell>
          <table:table-cell table:number-columns-repeated="4"/>
          <table:table-cell office:value-type="float" office:value="0.950372201582861">
            <text:p>0.9503722016</text:p>
          </table:table-cell>
          <table:table-cell table:number-columns-repeated="2"/>
          <table:table-cell table:formula="of:=[.M177]*[.T$1]+[.N177]*[.U$1]+[.O177]*[.V$1]+[.P177]*[.W$1]+[.Q177]*[.X$1]+[.R177]*[.Y$1]" office:value-type="float" office:value="0.3069">
            <text:p>0.3069</text:p>
          </table:table-cell>
          <table:table-cell table:number-columns-repeated="2"/>
          <table:table-cell office:value-type="float" office:value="0.141">
            <text:p>0.141</text:p>
          </table:table-cell>
          <table:table-cell office:value-type="float" office:value="-0.004">
            <text:p>-0.004</text:p>
          </table:table-cell>
          <table:table-cell office:value-type="float" office:value="-0.088">
            <text:p>-0.088</text:p>
          </table:table-cell>
          <table:table-cell office:value-type="float" office:value="0.03">
            <text:p>0.03</text:p>
          </table:table-cell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41">
            <text:p>1941</text:p>
          </table:table-cell>
          <table:table-cell table:formula="of:=SUM([.G178:.J178])" office:value-type="float" office:value="1.27508619495326">
            <text:p>1.275086195</text:p>
          </table:table-cell>
          <table:table-cell table:number-columns-repeated="4"/>
          <table:table-cell office:value-type="float" office:value="0.961886194953262">
            <text:p>0.961886195</text:p>
          </table:table-cell>
          <table:table-cell table:number-columns-repeated="2"/>
          <table:table-cell table:formula="of:=[.M178]*[.T$1]+[.N178]*[.U$1]+[.O178]*[.V$1]+[.P178]*[.W$1]+[.Q178]*[.X$1]+[.R178]*[.Y$1]" office:value-type="float" office:value="0.3132">
            <text:p>0.3132</text:p>
          </table:table-cell>
          <table:table-cell table:number-columns-repeated="2"/>
          <table:table-cell office:value-type="float" office:value="0.143">
            <text:p>0.143</text:p>
          </table:table-cell>
          <table:table-cell office:value-type="float" office:value="-0.004">
            <text:p>-0.004</text:p>
          </table:table-cell>
          <table:table-cell office:value-type="float" office:value="-0.089">
            <text:p>-0.089</text:p>
          </table:table-cell>
          <table:table-cell office:value-type="float" office:value="0.03">
            <text:p>0.03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42">
            <text:p>1942</text:p>
          </table:table-cell>
          <table:table-cell table:formula="of:=SUM([.G179:.J179])" office:value-type="float" office:value="1.28922438808658">
            <text:p>1.2892243881</text:p>
          </table:table-cell>
          <table:table-cell table:number-columns-repeated="4"/>
          <table:table-cell office:value-type="float" office:value="0.973024388086578">
            <text:p>0.9730243881</text:p>
          </table:table-cell>
          <table:table-cell table:number-columns-repeated="2"/>
          <table:table-cell table:formula="of:=[.M179]*[.T$1]+[.N179]*[.U$1]+[.O179]*[.V$1]+[.P179]*[.W$1]+[.Q179]*[.X$1]+[.R179]*[.Y$1]" office:value-type="float" office:value="0.3162">
            <text:p>0.3162</text:p>
          </table:table-cell>
          <table:table-cell table:number-columns-repeated="2"/>
          <table:table-cell office:value-type="float" office:value="0.146">
            <text:p>0.146</text:p>
          </table:table-cell>
          <table:table-cell office:value-type="float" office:value="-0.004">
            <text:p>-0.004</text:p>
          </table:table-cell>
          <table:table-cell office:value-type="float" office:value="-0.09">
            <text:p>-0.09</text:p>
          </table:table-cell>
          <table:table-cell office:value-type="float" office:value="0.03">
            <text:p>0.03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43">
            <text:p>1943</text:p>
          </table:table-cell>
          <table:table-cell table:formula="of:=SUM([.G180:.J180])" office:value-type="float" office:value="1.30488875893624">
            <text:p>1.3048887589</text:p>
          </table:table-cell>
          <table:table-cell table:number-columns-repeated="4"/>
          <table:table-cell office:value-type="float" office:value="0.982788758936241">
            <text:p>0.9827887589</text:p>
          </table:table-cell>
          <table:table-cell table:number-columns-repeated="2"/>
          <table:table-cell table:formula="of:=[.M180]*[.T$1]+[.N180]*[.U$1]+[.O180]*[.V$1]+[.P180]*[.W$1]+[.Q180]*[.X$1]+[.R180]*[.Y$1]" office:value-type="float" office:value="0.3221">
            <text:p>0.3221</text:p>
          </table:table-cell>
          <table:table-cell table:number-columns-repeated="2"/>
          <table:table-cell office:value-type="float" office:value="0.148">
            <text:p>0.148</text:p>
          </table:table-cell>
          <table:table-cell office:value-type="float" office:value="-0.004">
            <text:p>-0.004</text:p>
          </table:table-cell>
          <table:table-cell office:value-type="float" office:value="-0.092">
            <text:p>-0.092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float" office:value="1944">
            <text:p>1944</text:p>
          </table:table-cell>
          <table:table-cell table:formula="of:=SUM([.G181:.J181])" office:value-type="float" office:value="1.31236465391768">
            <text:p>1.3123646539</text:p>
          </table:table-cell>
          <table:table-cell table:number-columns-repeated="4"/>
          <table:table-cell office:value-type="float" office:value="0.987264653917679">
            <text:p>0.9872646539</text:p>
          </table:table-cell>
          <table:table-cell table:number-columns-repeated="2"/>
          <table:table-cell table:formula="of:=[.M181]*[.T$1]+[.N181]*[.U$1]+[.O181]*[.V$1]+[.P181]*[.W$1]+[.Q181]*[.X$1]+[.R181]*[.Y$1]" office:value-type="float" office:value="0.3251">
            <text:p>0.3251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-0.004">
            <text:p>-0.004</text:p>
          </table:table-cell>
          <table:table-cell office:value-type="float" office:value="-0.093">
            <text:p>-0.093</text:p>
          </table:table-cell>
          <table:table-cell office:value-type="float" office:value="0.031">
            <text:p>0.031</text:p>
          </table:table-cell>
          <table:table-cell office:value-type="float" office:value="0.043">
            <text:p>0.043</text:p>
          </table:table-cell>
          <table:table-cell office:value-type="float" office:value="0.001">
            <text:p>0.001</text:p>
          </table:table-cell>
          <table:table-cell table:number-columns-repeated="7"/>
        </table:table-row>
        <table:table-row table:style-name="ro2">
          <table:table-cell office:value-type="float" office:value="1945">
            <text:p>1945</text:p>
          </table:table-cell>
          <table:table-cell table:formula="of:=SUM([.G182:.J182])" office:value-type="float" office:value="1.31756616043219">
            <text:p>1.3175661604</text:p>
          </table:table-cell>
          <table:table-cell table:number-columns-repeated="4"/>
          <table:table-cell office:value-type="float" office:value="0.989866160432194">
            <text:p>0.9898661604</text:p>
          </table:table-cell>
          <table:table-cell table:number-columns-repeated="2"/>
          <table:table-cell table:formula="of:=[.M182]*[.T$1]+[.N182]*[.U$1]+[.O182]*[.V$1]+[.P182]*[.W$1]+[.Q182]*[.X$1]+[.R182]*[.Y$1]" office:value-type="float" office:value="0.3277">
            <text:p>0.3277</text:p>
          </table:table-cell>
          <table:table-cell table:number-columns-repeated="2"/>
          <table:table-cell office:value-type="float" office:value="0.152">
            <text:p>0.152</text:p>
          </table:table-cell>
          <table:table-cell office:value-type="float" office:value="-0.004">
            <text:p>-0.004</text:p>
          </table:table-cell>
          <table:table-cell office:value-type="float" office:value="-0.094">
            <text:p>-0.094</text:p>
          </table:table-cell>
          <table:table-cell office:value-type="float" office:value="0.032">
            <text:p>0.032</text:p>
          </table:table-cell>
          <table:table-cell office:value-type="float" office:value="0.043">
            <text:p>0.043</text:p>
          </table:table-cell>
          <table:table-cell office:value-type="float" office:value="0.001">
            <text:p>0.001</text:p>
          </table:table-cell>
          <table:table-cell table:number-columns-repeated="7"/>
        </table:table-row>
        <table:table-row table:style-name="ro2">
          <table:table-cell office:value-type="float" office:value="1946">
            <text:p>1946</text:p>
          </table:table-cell>
          <table:table-cell table:formula="of:=SUM([.G183:.J183])" office:value-type="float" office:value="1.32804634146091">
            <text:p>1.3280463415</text:p>
          </table:table-cell>
          <table:table-cell table:number-columns-repeated="4"/>
          <table:table-cell office:value-type="float" office:value="0.994646341460912">
            <text:p>0.9946463415</text:p>
          </table:table-cell>
          <table:table-cell table:number-columns-repeated="2"/>
          <table:table-cell table:formula="of:=[.M183]*[.T$1]+[.N183]*[.U$1]+[.O183]*[.V$1]+[.P183]*[.W$1]+[.Q183]*[.X$1]+[.R183]*[.Y$1]" office:value-type="float" office:value="0.3334">
            <text:p>0.3334</text:p>
          </table:table-cell>
          <table:table-cell table:number-columns-repeated="2"/>
          <table:table-cell office:value-type="float" office:value="0.154">
            <text:p>0.154</text:p>
          </table:table-cell>
          <table:table-cell office:value-type="float" office:value="-0.005">
            <text:p>-0.005</text:p>
          </table:table-cell>
          <table:table-cell office:value-type="float" office:value="-0.095">
            <text:p>-0.095</text:p>
          </table:table-cell>
          <table:table-cell office:value-type="float" office:value="0.032">
            <text:p>0.032</text:p>
          </table:table-cell>
          <table:table-cell office:value-type="float" office:value="0.044">
            <text:p>0.044</text:p>
          </table:table-cell>
          <table:table-cell office:value-type="float" office:value="0.001">
            <text:p>0.001</text:p>
          </table:table-cell>
          <table:table-cell table:number-columns-repeated="7"/>
        </table:table-row>
        <table:table-row table:style-name="ro2">
          <table:table-cell office:value-type="float" office:value="1947">
            <text:p>1947</text:p>
          </table:table-cell>
          <table:table-cell table:formula="of:=SUM([.G184:.J184])" office:value-type="float" office:value="1.3381446786296">
            <text:p>1.3381446786</text:p>
          </table:table-cell>
          <table:table-cell table:number-columns-repeated="4"/>
          <table:table-cell office:value-type="float" office:value="1.0017446786296">
            <text:p>1.0017446786</text:p>
          </table:table-cell>
          <table:table-cell table:number-columns-repeated="2"/>
          <table:table-cell table:formula="of:=[.M184]*[.T$1]+[.N184]*[.U$1]+[.O184]*[.V$1]+[.P184]*[.W$1]+[.Q184]*[.X$1]+[.R184]*[.Y$1]" office:value-type="float" office:value="0.3364">
            <text:p>0.3364</text:p>
          </table:table-cell>
          <table:table-cell table:number-columns-repeated="2"/>
          <table:table-cell office:value-type="float" office:value="0.156">
            <text:p>0.156</text:p>
          </table:table-cell>
          <table:table-cell office:value-type="float" office:value="-0.005">
            <text:p>-0.005</text:p>
          </table:table-cell>
          <table:table-cell office:value-type="float" office:value="-0.096">
            <text:p>-0.096</text:p>
          </table:table-cell>
          <table:table-cell office:value-type="float" office:value="0.032">
            <text:p>0.032</text:p>
          </table:table-cell>
          <table:table-cell office:value-type="float" office:value="0.044">
            <text:p>0.044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48">
            <text:p>1948</text:p>
          </table:table-cell>
          <table:table-cell table:formula="of:=SUM([.G185:.J185])" office:value-type="float" office:value="1.35149758683297">
            <text:p>1.3514975868</text:p>
          </table:table-cell>
          <table:table-cell table:number-columns-repeated="4"/>
          <table:table-cell office:value-type="float" office:value="1.00769758683297">
            <text:p>1.0076975868</text:p>
          </table:table-cell>
          <table:table-cell table:number-columns-repeated="2"/>
          <table:table-cell table:formula="of:=[.M185]*[.T$1]+[.N185]*[.U$1]+[.O185]*[.V$1]+[.P185]*[.W$1]+[.Q185]*[.X$1]+[.R185]*[.Y$1]" office:value-type="float" office:value="0.3438">
            <text:p>0.3438</text:p>
          </table:table-cell>
          <table:table-cell table:number-columns-repeated="2"/>
          <table:table-cell office:value-type="float" office:value="0.158">
            <text:p>0.158</text:p>
          </table:table-cell>
          <table:table-cell office:value-type="float" office:value="-0.005">
            <text:p>-0.005</text:p>
          </table:table-cell>
          <table:table-cell office:value-type="float" office:value="-0.097">
            <text:p>-0.097</text:p>
          </table:table-cell>
          <table:table-cell office:value-type="float" office:value="0.033">
            <text:p>0.033</text:p>
          </table:table-cell>
          <table:table-cell office:value-type="float" office:value="0.045">
            <text:p>0.045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49">
            <text:p>1949</text:p>
          </table:table-cell>
          <table:table-cell table:formula="of:=SUM([.G186:.J186])" office:value-type="float" office:value="1.35924229161835">
            <text:p>1.3592422916</text:p>
          </table:table-cell>
          <table:table-cell table:number-columns-repeated="4"/>
          <table:table-cell office:value-type="float" office:value="1.01394229161835">
            <text:p>1.0139422916</text:p>
          </table:table-cell>
          <table:table-cell table:number-columns-repeated="2"/>
          <table:table-cell table:formula="of:=[.M186]*[.T$1]+[.N186]*[.U$1]+[.O186]*[.V$1]+[.P186]*[.W$1]+[.Q186]*[.X$1]+[.R186]*[.Y$1]" office:value-type="float" office:value="0.3453">
            <text:p>0.3453</text:p>
          </table:table-cell>
          <table:table-cell table:number-columns-repeated="2"/>
          <table:table-cell office:value-type="float" office:value="0.161">
            <text:p>0.161</text:p>
          </table:table-cell>
          <table:table-cell office:value-type="float" office:value="-0.005">
            <text:p>-0.005</text:p>
          </table:table-cell>
          <table:table-cell office:value-type="float" office:value="-0.099">
            <text:p>-0.099</text:p>
          </table:table-cell>
          <table:table-cell office:value-type="float" office:value="0.033">
            <text:p>0.033</text:p>
          </table:table-cell>
          <table:table-cell office:value-type="float" office:value="0.045">
            <text:p>0.045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50">
            <text:p>1950</text:p>
          </table:table-cell>
          <table:table-cell table:formula="of:=SUM([.G187:.J187])" office:value-type="float" office:value="1.37436825072309">
            <text:p>1.3743682507</text:p>
          </table:table-cell>
          <table:table-cell table:number-columns-repeated="4"/>
          <table:table-cell office:value-type="float" office:value="1.02166825072309">
            <text:p>1.0216682507</text:p>
          </table:table-cell>
          <table:table-cell table:number-columns-repeated="2"/>
          <table:table-cell table:formula="of:=[.M187]*[.T$1]+[.N187]*[.U$1]+[.O187]*[.V$1]+[.P187]*[.W$1]+[.Q187]*[.X$1]+[.R187]*[.Y$1]" office:value-type="float" office:value="0.3527">
            <text:p>0.3527</text:p>
          </table:table-cell>
          <table:table-cell table:number-columns-repeated="2"/>
          <table:table-cell office:value-type="float" office:value="0.163">
            <text:p>0.163</text:p>
          </table:table-cell>
          <table:table-cell office:value-type="float" office:value="-0.005">
            <text:p>-0.005</text:p>
          </table:table-cell>
          <table:table-cell office:value-type="float" office:value="-0.1">
            <text:p>-0.1</text:p>
          </table:table-cell>
          <table:table-cell office:value-type="float" office:value="0.034">
            <text:p>0.034</text:p>
          </table:table-cell>
          <table:table-cell office:value-type="float" office:value="0.046">
            <text:p>0.046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51">
            <text:p>1951</text:p>
          </table:table-cell>
          <table:table-cell table:formula="of:=SUM([.G188:.J188])" office:value-type="float" office:value="1.38738005108663">
            <text:p>1.3873800511</text:p>
          </table:table-cell>
          <table:table-cell table:number-columns-repeated="4"/>
          <table:table-cell office:value-type="float" office:value="1.03018005108663">
            <text:p>1.0301800511</text:p>
          </table:table-cell>
          <table:table-cell table:number-columns-repeated="2"/>
          <table:table-cell table:formula="of:=[.M188]*[.T$1]+[.N188]*[.U$1]+[.O188]*[.V$1]+[.P188]*[.W$1]+[.Q188]*[.X$1]+[.R188]*[.Y$1]" office:value-type="float" office:value="0.3572">
            <text:p>0.3572</text:p>
          </table:table-cell>
          <table:table-cell table:number-columns-repeated="2"/>
          <table:table-cell office:value-type="float" office:value="0.168">
            <text:p>0.168</text:p>
          </table:table-cell>
          <table:table-cell office:value-type="float" office:value="-0.005">
            <text:p>-0.005</text:p>
          </table:table-cell>
          <table:table-cell office:value-type="float" office:value="-0.102">
            <text:p>-0.102</text:p>
          </table:table-cell>
          <table:table-cell office:value-type="float" office:value="0.034">
            <text:p>0.034</text:p>
          </table:table-cell>
          <table:table-cell office:value-type="float" office:value="0.046">
            <text:p>0.046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52">
            <text:p>1952</text:p>
          </table:table-cell>
          <table:table-cell table:formula="of:=SUM([.G189:.J189])" office:value-type="float" office:value="1.40969550660368">
            <text:p>1.4096955066</text:p>
          </table:table-cell>
          <table:table-cell table:number-columns-repeated="4"/>
          <table:table-cell office:value-type="float" office:value="1.04119550660368">
            <text:p>1.0411955066</text:p>
          </table:table-cell>
          <table:table-cell table:number-columns-repeated="2"/>
          <table:table-cell table:formula="of:=[.M189]*[.T$1]+[.N189]*[.U$1]+[.O189]*[.V$1]+[.P189]*[.W$1]+[.Q189]*[.X$1]+[.R189]*[.Y$1]" office:value-type="float" office:value="0.3685">
            <text:p>0.3685</text:p>
          </table:table-cell>
          <table:table-cell table:number-columns-repeated="2"/>
          <table:table-cell office:value-type="float" office:value="0.173">
            <text:p>0.173</text:p>
          </table:table-cell>
          <table:table-cell office:value-type="float" office:value="-0.006">
            <text:p>-0.006</text:p>
          </table:table-cell>
          <table:table-cell office:value-type="float" office:value="-0.103">
            <text:p>-0.103</text:p>
          </table:table-cell>
          <table:table-cell office:value-type="float" office:value="0.035">
            <text:p>0.035</text:p>
          </table:table-cell>
          <table:table-cell office:value-type="float" office:value="0.047">
            <text:p>0.047</text:p>
          </table:table-cell>
          <table:table-cell office:value-type="float" office:value="0.002">
            <text:p>0.002</text:p>
          </table:table-cell>
          <table:table-cell table:number-columns-repeated="7"/>
        </table:table-row>
        <table:table-row table:style-name="ro2">
          <table:table-cell office:value-type="float" office:value="1953">
            <text:p>1953</text:p>
          </table:table-cell>
          <table:table-cell table:formula="of:=SUM([.G190:.J190])" office:value-type="float" office:value="1.43154993295632">
            <text:p>1.431549933</text:p>
          </table:table-cell>
          <table:table-cell table:number-columns-repeated="4"/>
          <table:table-cell office:value-type="float" office:value="1.05594993295632">
            <text:p>1.055949933</text:p>
          </table:table-cell>
          <table:table-cell table:number-columns-repeated="2"/>
          <table:table-cell table:formula="of:=[.M190]*[.T$1]+[.N190]*[.U$1]+[.O190]*[.V$1]+[.P190]*[.W$1]+[.Q190]*[.X$1]+[.R190]*[.Y$1]" office:value-type="float" office:value="0.3756">
            <text:p>0.3756</text:p>
          </table:table-cell>
          <table:table-cell table:number-columns-repeated="2"/>
          <table:table-cell office:value-type="float" office:value="0.178">
            <text:p>0.178</text:p>
          </table:table-cell>
          <table:table-cell office:value-type="float" office:value="-0.006">
            <text:p>-0.006</text:p>
          </table:table-cell>
          <table:table-cell office:value-type="float" office:value="-0.105">
            <text:p>-0.105</text:p>
          </table:table-cell>
          <table:table-cell office:value-type="float" office:value="0.036">
            <text:p>0.036</text:p>
          </table:table-cell>
          <table:table-cell office:value-type="float" office:value="0.047">
            <text:p>0.047</text:p>
          </table:table-cell>
          <table:table-cell office:value-type="float" office:value="0.003">
            <text:p>0.003</text:p>
          </table:table-cell>
          <table:table-cell table:number-columns-repeated="7"/>
        </table:table-row>
        <table:table-row table:style-name="ro2">
          <table:table-cell office:value-type="float" office:value="1954">
            <text:p>1954</text:p>
          </table:table-cell>
          <table:table-cell table:formula="of:=SUM([.G191:.J191])" office:value-type="float" office:value="1.45778297267485">
            <text:p>1.4577829727</text:p>
          </table:table-cell>
          <table:table-cell table:number-columns-repeated="4"/>
          <table:table-cell office:value-type="float" office:value="1.07138297267485">
            <text:p>1.0713829727</text:p>
          </table:table-cell>
          <table:table-cell table:number-columns-repeated="2"/>
          <table:table-cell table:formula="of:=[.M191]*[.T$1]+[.N191]*[.U$1]+[.O191]*[.V$1]+[.P191]*[.W$1]+[.Q191]*[.X$1]+[.R191]*[.Y$1]" office:value-type="float" office:value="0.3864">
            <text:p>0.3864</text:p>
          </table:table-cell>
          <table:table-cell table:number-columns-repeated="2"/>
          <table:table-cell office:value-type="float" office:value="0.183">
            <text:p>0.183</text:p>
          </table:table-cell>
          <table:table-cell office:value-type="float" office:value="-0.006">
            <text:p>-0.006</text:p>
          </table:table-cell>
          <table:table-cell office:value-type="float" office:value="-0.106">
            <text:p>-0.106</text:p>
          </table:table-cell>
          <table:table-cell office:value-type="float" office:value="0.036">
            <text:p>0.036</text:p>
          </table:table-cell>
          <table:table-cell office:value-type="float" office:value="0.048">
            <text:p>0.048</text:p>
          </table:table-cell>
          <table:table-cell office:value-type="float" office:value="0.003">
            <text:p>0.003</text:p>
          </table:table-cell>
          <table:table-cell table:number-columns-repeated="7"/>
        </table:table-row>
        <table:table-row table:style-name="ro2">
          <table:table-cell office:value-type="float" office:value="1955">
            <text:p>1955</text:p>
          </table:table-cell>
          <table:table-cell table:formula="of:=SUM([.G192:.J192])" office:value-type="float" office:value="1.47950346051483">
            <text:p>1.4795034605</text:p>
          </table:table-cell>
          <table:table-cell table:number-columns-repeated="4"/>
          <table:table-cell office:value-type="float" office:value="1.08750346051483">
            <text:p>1.0875034605</text:p>
          </table:table-cell>
          <table:table-cell table:number-columns-repeated="2"/>
          <table:table-cell table:formula="of:=[.M192]*[.T$1]+[.N192]*[.U$1]+[.O192]*[.V$1]+[.P192]*[.W$1]+[.Q192]*[.X$1]+[.R192]*[.Y$1]" office:value-type="float" office:value="0.392">
            <text:p>0.392</text:p>
          </table:table-cell>
          <table:table-cell table:number-columns-repeated="2"/>
          <table:table-cell office:value-type="float" office:value="0.188">
            <text:p>0.188</text:p>
          </table:table-cell>
          <table:table-cell office:value-type="float" office:value="-0.006">
            <text:p>-0.006</text:p>
          </table:table-cell>
          <table:table-cell office:value-type="float" office:value="-0.108">
            <text:p>-0.108</text:p>
          </table:table-cell>
          <table:table-cell office:value-type="float" office:value="0.037">
            <text:p>0.037</text:p>
          </table:table-cell>
          <table:table-cell office:value-type="float" office:value="0.048">
            <text:p>0.048</text:p>
          </table:table-cell>
          <table:table-cell office:value-type="float" office:value="0.003">
            <text:p>0.003</text:p>
          </table:table-cell>
          <table:table-cell table:number-columns-repeated="7"/>
        </table:table-row>
        <table:table-row table:style-name="ro2">
          <table:table-cell office:value-type="float" office:value="1956">
            <text:p>1956</text:p>
          </table:table-cell>
          <table:table-cell table:formula="of:=SUM([.G193:.J193])" office:value-type="float" office:value="1.5078335982929">
            <text:p>1.5078335983</text:p>
          </table:table-cell>
          <table:table-cell table:number-columns-repeated="4"/>
          <table:table-cell office:value-type="float" office:value="1.1045335982929">
            <text:p>1.1045335983</text:p>
          </table:table-cell>
          <table:table-cell table:number-columns-repeated="2"/>
          <table:table-cell table:formula="of:=[.M193]*[.T$1]+[.N193]*[.U$1]+[.O193]*[.V$1]+[.P193]*[.W$1]+[.Q193]*[.X$1]+[.R193]*[.Y$1]" office:value-type="float" office:value="0.4033">
            <text:p>0.4033</text:p>
          </table:table-cell>
          <table:table-cell table:number-columns-repeated="2"/>
          <table:table-cell office:value-type="float" office:value="0.193">
            <text:p>0.193</text:p>
          </table:table-cell>
          <table:table-cell office:value-type="float" office:value="-0.007">
            <text:p>-0.007</text:p>
          </table:table-cell>
          <table:table-cell office:value-type="float" office:value="-0.109">
            <text:p>-0.109</text:p>
          </table:table-cell>
          <table:table-cell office:value-type="float" office:value="0.038">
            <text:p>0.038</text:p>
          </table:table-cell>
          <table:table-cell office:value-type="float" office:value="0.049">
            <text:p>0.049</text:p>
          </table:table-cell>
          <table:table-cell office:value-type="float" office:value="0.003">
            <text:p>0.003</text:p>
          </table:table-cell>
          <table:table-cell table:number-columns-repeated="7"/>
        </table:table-row>
        <table:table-row table:style-name="ro2">
          <table:table-cell office:value-type="float" office:value="1957">
            <text:p>1957</text:p>
          </table:table-cell>
          <table:table-cell table:formula="of:=SUM([.G194:.J194])" office:value-type="float" office:value="1.53598288538936">
            <text:p>1.5359828854</text:p>
          </table:table-cell>
          <table:table-cell table:number-columns-repeated="4"/>
          <table:table-cell office:value-type="float" office:value="1.12188288538936">
            <text:p>1.1218828854</text:p>
          </table:table-cell>
          <table:table-cell table:number-columns-repeated="2"/>
          <table:table-cell table:formula="of:=[.M194]*[.T$1]+[.N194]*[.U$1]+[.O194]*[.V$1]+[.P194]*[.W$1]+[.Q194]*[.X$1]+[.R194]*[.Y$1]" office:value-type="float" office:value="0.4141">
            <text:p>0.4141</text:p>
          </table:table-cell>
          <table:table-cell table:number-columns-repeated="2"/>
          <table:table-cell office:value-type="float" office:value="0.198">
            <text:p>0.198</text:p>
          </table:table-cell>
          <table:table-cell office:value-type="float" office:value="-0.007">
            <text:p>-0.007</text:p>
          </table:table-cell>
          <table:table-cell office:value-type="float" office:value="-0.111">
            <text:p>-0.111</text:p>
          </table:table-cell>
          <table:table-cell office:value-type="float" office:value="0.038">
            <text:p>0.038</text:p>
          </table:table-cell>
          <table:table-cell office:value-type="float" office:value="0.05">
            <text:p>0.05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58">
            <text:p>1958</text:p>
          </table:table-cell>
          <table:table-cell table:formula="of:=SUM([.G195:.J195])" office:value-type="float" office:value="1.55962507022863">
            <text:p>1.5596250702</text:p>
          </table:table-cell>
          <table:table-cell table:number-columns-repeated="4"/>
          <table:table-cell office:value-type="float" office:value="1.13842507022863">
            <text:p>1.1384250702</text:p>
          </table:table-cell>
          <table:table-cell table:number-columns-repeated="2"/>
          <table:table-cell table:formula="of:=[.M195]*[.T$1]+[.N195]*[.U$1]+[.O195]*[.V$1]+[.P195]*[.W$1]+[.Q195]*[.X$1]+[.R195]*[.Y$1]" office:value-type="float" office:value="0.4212">
            <text:p>0.4212</text:p>
          </table:table-cell>
          <table:table-cell table:number-columns-repeated="2"/>
          <table:table-cell office:value-type="float" office:value="0.203">
            <text:p>0.203</text:p>
          </table:table-cell>
          <table:table-cell office:value-type="float" office:value="-0.007">
            <text:p>-0.007</text:p>
          </table:table-cell>
          <table:table-cell office:value-type="float" office:value="-0.112">
            <text:p>-0.112</text:p>
          </table:table-cell>
          <table:table-cell office:value-type="float" office:value="0.039">
            <text:p>0.039</text:p>
          </table:table-cell>
          <table:table-cell office:value-type="float" office:value="0.05">
            <text:p>0.05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59">
            <text:p>1959</text:p>
          </table:table-cell>
          <table:table-cell table:formula="of:=SUM([.G196:.J196])" office:value-type="float" office:value="1.5870192983152">
            <text:p>1.5870192983</text:p>
          </table:table-cell>
          <table:table-cell table:number-columns-repeated="4"/>
          <table:table-cell office:value-type="float" office:value="1.1560192983152">
            <text:p>1.1560192983</text:p>
          </table:table-cell>
          <table:table-cell table:number-columns-repeated="2"/>
          <table:table-cell table:formula="of:=[.M196]*[.T$1]+[.N196]*[.U$1]+[.O196]*[.V$1]+[.P196]*[.W$1]+[.Q196]*[.X$1]+[.R196]*[.Y$1]" office:value-type="float" office:value="0.431">
            <text:p>0.431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-0.008">
            <text:p>-0.008</text:p>
          </table:table-cell>
          <table:table-cell office:value-type="float" office:value="-0.114">
            <text:p>-0.114</text:p>
          </table:table-cell>
          <table:table-cell office:value-type="float" office:value="0.04">
            <text:p>0.04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60">
            <text:p>1960</text:p>
          </table:table-cell>
          <table:table-cell table:formula="of:=SUM([.G197:.J197])" office:value-type="float" office:value="1.61536831868508">
            <text:p>1.6153683187</text:p>
          </table:table-cell>
          <table:table-cell table:number-columns-repeated="4"/>
          <table:table-cell office:value-type="float" office:value="1.17876831868508">
            <text:p>1.1787683187</text:p>
          </table:table-cell>
          <table:table-cell table:number-columns-repeated="2"/>
          <table:table-cell table:formula="of:=[.M197]*[.T$1]+[.N197]*[.U$1]+[.O197]*[.V$1]+[.P197]*[.W$1]+[.Q197]*[.X$1]+[.R197]*[.Y$1]" office:value-type="float" office:value="0.4366">
            <text:p>0.4366</text:p>
          </table:table-cell>
          <table:table-cell table:number-columns-repeated="2"/>
          <table:table-cell office:value-type="float" office:value="0.213">
            <text:p>0.213</text:p>
          </table:table-cell>
          <table:table-cell office:value-type="float" office:value="-0.008">
            <text:p>-0.008</text:p>
          </table:table-cell>
          <table:table-cell office:value-type="float" office:value="-0.116">
            <text:p>-0.116</text:p>
          </table:table-cell>
          <table:table-cell office:value-type="float" office:value="0.041">
            <text:p>0.041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61">
            <text:p>1961</text:p>
          </table:table-cell>
          <table:table-cell table:formula="of:=SUM([.G198:.J198])" office:value-type="float" office:value="1.64121956207613">
            <text:p>1.6412195621</text:p>
          </table:table-cell>
          <table:table-cell table:number-columns-repeated="4"/>
          <table:table-cell office:value-type="float" office:value="1.19861956207613">
            <text:p>1.1986195621</text:p>
          </table:table-cell>
          <table:table-cell table:number-columns-repeated="2"/>
          <table:table-cell table:formula="of:=[.M198]*[.T$1]+[.N198]*[.U$1]+[.O198]*[.V$1]+[.P198]*[.W$1]+[.Q198]*[.X$1]+[.R198]*[.Y$1]" office:value-type="float" office:value="0.4426">
            <text:p>0.4426</text:p>
          </table:table-cell>
          <table:table-cell table:number-columns-repeated="2"/>
          <table:table-cell office:value-type="float" office:value="0.218">
            <text:p>0.218</text:p>
          </table:table-cell>
          <table:table-cell office:value-type="float" office:value="-0.008">
            <text:p>-0.008</text:p>
          </table:table-cell>
          <table:table-cell office:value-type="float" office:value="-0.117">
            <text:p>-0.117</text:p>
          </table:table-cell>
          <table:table-cell office:value-type="float" office:value="0.041">
            <text:p>0.041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62">
            <text:p>1962</text:p>
          </table:table-cell>
          <table:table-cell table:formula="of:=SUM([.G199:.J199])" office:value-type="float" office:value="1.67234382453469">
            <text:p>1.6723438245</text:p>
          </table:table-cell>
          <table:table-cell table:number-columns-repeated="4"/>
          <table:table-cell office:value-type="float" office:value="1.22474382453469">
            <text:p>1.2247438245</text:p>
          </table:table-cell>
          <table:table-cell table:number-columns-repeated="2"/>
          <table:table-cell table:formula="of:=[.M199]*[.T$1]+[.N199]*[.U$1]+[.O199]*[.V$1]+[.P199]*[.W$1]+[.Q199]*[.X$1]+[.R199]*[.Y$1]" office:value-type="float" office:value="0.4476">
            <text:p>0.4476</text:p>
          </table:table-cell>
          <table:table-cell table:number-columns-repeated="2"/>
          <table:table-cell office:value-type="float" office:value="0.223">
            <text:p>0.223</text:p>
          </table:table-cell>
          <table:table-cell office:value-type="float" office:value="-0.009">
            <text:p>-0.009</text:p>
          </table:table-cell>
          <table:table-cell office:value-type="float" office:value="-0.119">
            <text:p>-0.119</text:p>
          </table:table-cell>
          <table:table-cell office:value-type="float" office:value="0.042">
            <text:p>0.042</text:p>
          </table:table-cell>
          <table:table-cell office:value-type="float" office:value="0.051">
            <text:p>0.051</text:p>
          </table:table-cell>
          <table:table-cell office:value-type="float" office:value="0.004">
            <text:p>0.004</text:p>
          </table:table-cell>
          <table:table-cell table:number-columns-repeated="7"/>
        </table:table-row>
        <table:table-row table:style-name="ro2">
          <table:table-cell office:value-type="float" office:value="1963">
            <text:p>1963</text:p>
          </table:table-cell>
          <table:table-cell table:formula="of:=SUM([.G200:.J200])" office:value-type="float" office:value="1.70355758505612">
            <text:p>1.7035575851</text:p>
          </table:table-cell>
          <table:table-cell table:number-columns-repeated="4"/>
          <table:table-cell office:value-type="float" office:value="1.25215758505612">
            <text:p>1.2521575851</text:p>
          </table:table-cell>
          <table:table-cell table:number-columns-repeated="2"/>
          <table:table-cell table:formula="of:=[.M200]*[.T$1]+[.N200]*[.U$1]+[.O200]*[.V$1]+[.P200]*[.W$1]+[.Q200]*[.X$1]+[.R200]*[.Y$1]" office:value-type="float" office:value="0.4514">
            <text:p>0.4514</text:p>
          </table:table-cell>
          <table:table-cell table:number-columns-repeated="2"/>
          <table:table-cell office:value-type="float" office:value="0.228">
            <text:p>0.228</text:p>
          </table:table-cell>
          <table:table-cell office:value-type="float" office:value="-0.009">
            <text:p>-0.009</text:p>
          </table:table-cell>
          <table:table-cell office:value-type="float" office:value="-0.12">
            <text:p>-0.12</text:p>
          </table:table-cell>
          <table:table-cell office:value-type="float" office:value="0.043">
            <text:p>0.043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2">
          <table:table-cell office:value-type="float" office:value="1964">
            <text:p>1964</text:p>
          </table:table-cell>
          <table:table-cell table:formula="of:=SUM([.G201:.J201])" office:value-type="float" office:value="1.7370705019568">
            <text:p>1.737070502</text:p>
          </table:table-cell>
          <table:table-cell table:number-columns-repeated="4"/>
          <table:table-cell office:value-type="float" office:value="1.2806705019568">
            <text:p>1.280670502</text:p>
          </table:table-cell>
          <table:table-cell table:number-columns-repeated="2"/>
          <table:table-cell table:formula="of:=[.M201]*[.T$1]+[.N201]*[.U$1]+[.O201]*[.V$1]+[.P201]*[.W$1]+[.Q201]*[.X$1]+[.R201]*[.Y$1]" office:value-type="float" office:value="0.4564">
            <text:p>0.4564</text:p>
          </table:table-cell>
          <table:table-cell table:number-columns-repeated="2"/>
          <table:table-cell office:value-type="float" office:value="0.233">
            <text:p>0.233</text:p>
          </table:table-cell>
          <table:table-cell office:value-type="float" office:value="-0.01">
            <text:p>-0.01</text:p>
          </table:table-cell>
          <table:table-cell office:value-type="float" office:value="-0.122">
            <text:p>-0.122</text:p>
          </table:table-cell>
          <table:table-cell office:value-type="float" office:value="0.044">
            <text:p>0.044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2">
          <table:table-cell office:value-type="float" office:value="1965">
            <text:p>1965</text:p>
          </table:table-cell>
          <table:table-cell table:formula="of:=SUM([.G202:.J202])" office:value-type="float" office:value="1.76925973728392">
            <text:p>1.7692597373</text:p>
          </table:table-cell>
          <table:table-cell table:number-columns-repeated="4"/>
          <table:table-cell office:value-type="float" office:value="1.30485973728392">
            <text:p>1.3048597373</text:p>
          </table:table-cell>
          <table:table-cell table:number-columns-repeated="2"/>
          <table:table-cell table:formula="of:=[.M202]*[.T$1]+[.N202]*[.U$1]+[.O202]*[.V$1]+[.P202]*[.W$1]+[.Q202]*[.X$1]+[.R202]*[.Y$1]" office:value-type="float" office:value="0.4644">
            <text:p>0.4644</text:p>
          </table:table-cell>
          <table:table-cell table:number-columns-repeated="2"/>
          <table:table-cell office:value-type="float" office:value="0.239">
            <text:p>0.239</text:p>
          </table:table-cell>
          <table:table-cell office:value-type="float" office:value="-0.011">
            <text:p>-0.011</text:p>
          </table:table-cell>
          <table:table-cell office:value-type="float" office:value="-0.123">
            <text:p>-0.123</text:p>
          </table:table-cell>
          <table:table-cell office:value-type="float" office:value="0.045">
            <text:p>0.045</text:p>
          </table:table-cell>
          <table:table-cell office:value-type="float" office:value="0.05">
            <text:p>0.0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2">
          <table:table-cell office:value-type="float" office:value="1966">
            <text:p>1966</text:p>
          </table:table-cell>
          <table:table-cell table:formula="of:=SUM([.G203:.J203])" office:value-type="float" office:value="1.81005519338551">
            <text:p>1.8100551934</text:p>
          </table:table-cell>
          <table:table-cell table:number-columns-repeated="4"/>
          <table:table-cell office:value-type="float" office:value="1.33855519338551">
            <text:p>1.3385551934</text:p>
          </table:table-cell>
          <table:table-cell table:number-columns-repeated="2"/>
          <table:table-cell table:formula="of:=[.M203]*[.T$1]+[.N203]*[.U$1]+[.O203]*[.V$1]+[.P203]*[.W$1]+[.Q203]*[.X$1]+[.R203]*[.Y$1]" office:value-type="float" office:value="0.4715">
            <text:p>0.4715</text:p>
          </table:table-cell>
          <table:table-cell table:number-columns-repeated="2"/>
          <table:table-cell office:value-type="float" office:value="0.244">
            <text:p>0.244</text:p>
          </table:table-cell>
          <table:table-cell office:value-type="float" office:value="-0.011">
            <text:p>-0.011</text:p>
          </table:table-cell>
          <table:table-cell office:value-type="float" office:value="-0.125">
            <text:p>-0.125</text:p>
          </table:table-cell>
          <table:table-cell office:value-type="float" office:value="0.046">
            <text:p>0.046</text:p>
          </table:table-cell>
          <table:table-cell office:value-type="float" office:value="0.05">
            <text:p>0.05</text:p>
          </table:table-cell>
          <table:table-cell office:value-type="float" office:value="0.006">
            <text:p>0.006</text:p>
          </table:table-cell>
          <table:table-cell table:number-columns-repeated="7"/>
        </table:table-row>
        <table:table-row table:style-name="ro2">
          <table:table-cell office:value-type="float" office:value="1967">
            <text:p>1967</text:p>
          </table:table-cell>
          <table:table-cell table:formula="of:=SUM([.G204:.J204])" office:value-type="float" office:value="1.84024082808304">
            <text:p>1.8402408281</text:p>
          </table:table-cell>
          <table:table-cell table:number-columns-repeated="4"/>
          <table:table-cell office:value-type="float" office:value="1.36554082808304">
            <text:p>1.3655408281</text:p>
          </table:table-cell>
          <table:table-cell table:number-columns-repeated="2"/>
          <table:table-cell table:formula="of:=[.M204]*[.T$1]+[.N204]*[.U$1]+[.O204]*[.V$1]+[.P204]*[.W$1]+[.Q204]*[.X$1]+[.R204]*[.Y$1]" office:value-type="float" office:value="0.4747">
            <text:p>0.4747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-0.012">
            <text:p>-0.012</text:p>
          </table:table-cell>
          <table:table-cell office:value-type="float" office:value="-0.126">
            <text:p>-0.126</text:p>
          </table:table-cell>
          <table:table-cell office:value-type="float" office:value="0.047">
            <text:p>0.047</text:p>
          </table:table-cell>
          <table:table-cell office:value-type="float" office:value="0.049">
            <text:p>0.049</text:p>
          </table:table-cell>
          <table:table-cell office:value-type="float" office:value="0.007">
            <text:p>0.007</text:p>
          </table:table-cell>
          <table:table-cell table:number-columns-repeated="7"/>
        </table:table-row>
        <table:table-row table:style-name="ro2">
          <table:table-cell office:value-type="float" office:value="1968">
            <text:p>1968</text:p>
          </table:table-cell>
          <table:table-cell table:formula="of:=SUM([.G205:.J205])" office:value-type="float" office:value="1.88440363348877">
            <text:p>1.8844036335</text:p>
          </table:table-cell>
          <table:table-cell table:number-columns-repeated="4"/>
          <table:table-cell office:value-type="float" office:value="1.40170363348877">
            <text:p>1.4017036335</text:p>
          </table:table-cell>
          <table:table-cell table:number-columns-repeated="2"/>
          <table:table-cell table:formula="of:=[.M205]*[.T$1]+[.N205]*[.U$1]+[.O205]*[.V$1]+[.P205]*[.W$1]+[.Q205]*[.X$1]+[.R205]*[.Y$1]" office:value-type="float" office:value="0.4827">
            <text:p>0.4827</text:p>
          </table:table-cell>
          <table:table-cell table:number-columns-repeated="2"/>
          <table:table-cell office:value-type="float" office:value="0.254">
            <text:p>0.254</text:p>
          </table:table-cell>
          <table:table-cell office:value-type="float" office:value="-0.013">
            <text:p>-0.013</text:p>
          </table:table-cell>
          <table:table-cell office:value-type="float" office:value="-0.127">
            <text:p>-0.127</text:p>
          </table:table-cell>
          <table:table-cell office:value-type="float" office:value="0.048">
            <text:p>0.048</text:p>
          </table:table-cell>
          <table:table-cell office:value-type="float" office:value="0.049">
            <text:p>0.049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2">
          <table:table-cell office:value-type="float" office:value="1969">
            <text:p>1969</text:p>
          </table:table-cell>
          <table:table-cell table:formula="of:=SUM([.G206:.J206])" office:value-type="float" office:value="1.92761437104411">
            <text:p>1.927614371</text:p>
          </table:table-cell>
          <table:table-cell table:number-columns-repeated="4"/>
          <table:table-cell office:value-type="float" office:value="1.43841437104411">
            <text:p>1.438414371</text:p>
          </table:table-cell>
          <table:table-cell table:number-columns-repeated="2"/>
          <table:table-cell table:formula="of:=[.M206]*[.T$1]+[.N206]*[.U$1]+[.O206]*[.V$1]+[.P206]*[.W$1]+[.Q206]*[.X$1]+[.R206]*[.Y$1]" office:value-type="float" office:value="0.4892">
            <text:p>0.4892</text:p>
          </table:table-cell>
          <table:table-cell table:number-columns-repeated="2"/>
          <table:table-cell office:value-type="float" office:value="0.259">
            <text:p>0.259</text:p>
          </table:table-cell>
          <table:table-cell office:value-type="float" office:value="-0.014">
            <text:p>-0.014</text:p>
          </table:table-cell>
          <table:table-cell office:value-type="float" office:value="-0.129">
            <text:p>-0.129</text:p>
          </table:table-cell>
          <table:table-cell table:number-columns-repeated="2" office:value-type="float" office:value="0.049">
            <text:p>0.049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2">
          <table:table-cell office:value-type="float" office:value="1970">
            <text:p>1970</text:p>
          </table:table-cell>
          <table:table-cell table:formula="of:=SUM([.G207:.J207])" office:value-type="float" office:value="1.98584165649639">
            <text:p>1.9858416565</text:p>
          </table:table-cell>
          <table:table-cell table:number-columns-repeated="4"/>
          <table:table-cell office:value-type="float" office:value="1.48954165649639">
            <text:p>1.4895416565</text:p>
          </table:table-cell>
          <table:table-cell table:number-columns-repeated="2"/>
          <table:table-cell table:formula="of:=[.M207]*[.T$1]+[.N207]*[.U$1]+[.O207]*[.V$1]+[.P207]*[.W$1]+[.Q207]*[.X$1]+[.R207]*[.Y$1]" office:value-type="float" office:value="0.4963">
            <text:p>0.4963</text:p>
          </table:table-cell>
          <table:table-cell table:number-columns-repeated="2"/>
          <table:table-cell office:value-type="float" office:value="0.264">
            <text:p>0.264</text:p>
          </table:table-cell>
          <table:table-cell office:value-type="float" office:value="-0.014">
            <text:p>-0.014</text:p>
          </table:table-cell>
          <table:table-cell office:value-type="float" office:value="-0.13">
            <text:p>-0.13</text:p>
          </table:table-cell>
          <table:table-cell office:value-type="float" office:value="0.05">
            <text:p>0.05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2">
          <table:table-cell office:value-type="float" office:value="1971">
            <text:p>1971</text:p>
          </table:table-cell>
          <table:table-cell table:formula="of:=SUM([.G208:.J208])" office:value-type="float" office:value="2.0275185776014">
            <text:p>2.0275185776</text:p>
          </table:table-cell>
          <table:table-cell table:number-columns-repeated="4"/>
          <table:table-cell office:value-type="float" office:value="1.5249185776014">
            <text:p>1.5249185776</text:p>
          </table:table-cell>
          <table:table-cell table:number-columns-repeated="2"/>
          <table:table-cell table:formula="of:=[.M208]*[.T$1]+[.N208]*[.U$1]+[.O208]*[.V$1]+[.P208]*[.W$1]+[.Q208]*[.X$1]+[.R208]*[.Y$1]" office:value-type="float" office:value="0.5026">
            <text:p>0.5026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-0.016">
            <text:p>-0.016</text:p>
          </table:table-cell>
          <table:table-cell office:value-type="float" office:value="-0.131">
            <text:p>-0.131</text:p>
          </table:table-cell>
          <table:table-cell office:value-type="float" office:value="0.05">
            <text:p>0.05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2">
          <table:table-cell office:value-type="float" office:value="1972">
            <text:p>1972</text:p>
          </table:table-cell>
          <table:table-cell table:formula="of:=SUM([.G209:.J209])" office:value-type="float" office:value="2.09505971271515">
            <text:p>2.0950597127</text:p>
          </table:table-cell>
          <table:table-cell table:number-columns-repeated="4"/>
          <table:table-cell office:value-type="float" office:value="1.58295971271515">
            <text:p>1.5829597127</text:p>
          </table:table-cell>
          <table:table-cell table:number-columns-repeated="2"/>
          <table:table-cell table:formula="of:=[.M209]*[.T$1]+[.N209]*[.U$1]+[.O209]*[.V$1]+[.P209]*[.W$1]+[.Q209]*[.X$1]+[.R209]*[.Y$1]" office:value-type="float" office:value="0.5121">
            <text:p>0.5121</text:p>
          </table:table-cell>
          <table:table-cell table:number-columns-repeated="2"/>
          <table:table-cell office:value-type="float" office:value="0.277">
            <text:p>0.277</text:p>
          </table:table-cell>
          <table:table-cell office:value-type="float" office:value="-0.017">
            <text:p>-0.017</text:p>
          </table:table-cell>
          <table:table-cell office:value-type="float" office:value="-0.132">
            <text:p>-0.132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2">
          <table:table-cell office:value-type="float" office:value="1973">
            <text:p>1973</text:p>
          </table:table-cell>
          <table:table-cell table:formula="of:=SUM([.G210:.J210])" office:value-type="float" office:value="2.17211899483353">
            <text:p>2.1721189948</text:p>
          </table:table-cell>
          <table:table-cell table:number-columns-repeated="4"/>
          <table:table-cell office:value-type="float" office:value="1.65051899483353">
            <text:p>1.6505189948</text:p>
          </table:table-cell>
          <table:table-cell table:number-columns-repeated="2"/>
          <table:table-cell table:formula="of:=[.M210]*[.T$1]+[.N210]*[.U$1]+[.O210]*[.V$1]+[.P210]*[.W$1]+[.Q210]*[.X$1]+[.R210]*[.Y$1]" office:value-type="float" office:value="0.5216">
            <text:p>0.5216</text:p>
          </table:table-cell>
          <table:table-cell table:number-columns-repeated="2"/>
          <table:table-cell office:value-type="float" office:value="0.284">
            <text:p>0.284</text:p>
          </table:table-cell>
          <table:table-cell office:value-type="float" office:value="-0.018">
            <text:p>-0.018</text:p>
          </table:table-cell>
          <table:table-cell office:value-type="float" office:value="-0.134">
            <text:p>-0.134</text:p>
          </table:table-cell>
          <table:table-cell office:value-type="float" office:value="0.052">
            <text:p>0.052</text:p>
          </table:table-cell>
          <table:table-cell office:value-type="float" office:value="0.049">
            <text:p>0.049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office:value-type="float" office:value="1974">
            <text:p>1974</text:p>
          </table:table-cell>
          <table:table-cell table:formula="of:=SUM([.G211:.J211])" office:value-type="float" office:value="2.22458120744974">
            <text:p>2.2245812074</text:p>
          </table:table-cell>
          <table:table-cell table:number-columns-repeated="4"/>
          <table:table-cell office:value-type="float" office:value="1.69018120744974">
            <text:p>1.6901812074</text:p>
          </table:table-cell>
          <table:table-cell table:number-columns-repeated="2"/>
          <table:table-cell table:formula="of:=[.M211]*[.T$1]+[.N211]*[.U$1]+[.O211]*[.V$1]+[.P211]*[.W$1]+[.Q211]*[.X$1]+[.R211]*[.Y$1]" office:value-type="float" office:value="0.5344">
            <text:p>0.5344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-0.019">
            <text:p>-0.019</text:p>
          </table:table-cell>
          <table:table-cell office:value-type="float" office:value="-0.135">
            <text:p>-0.135</text:p>
          </table:table-cell>
          <table:table-cell office:value-type="float" office:value="0.053">
            <text:p>0.0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office:value-type="float" office:value="1975">
            <text:p>1975</text:p>
          </table:table-cell>
          <table:table-cell table:formula="of:=SUM([.G212:.J212])" office:value-type="float" office:value="2.26119601885982">
            <text:p>2.2611960189</text:p>
          </table:table-cell>
          <table:table-cell table:number-columns-repeated="4"/>
          <table:table-cell office:value-type="float" office:value="1.71789601885982">
            <text:p>1.7178960189</text:p>
          </table:table-cell>
          <table:table-cell table:number-columns-repeated="2"/>
          <table:table-cell table:formula="of:=[.M212]*[.T$1]+[.N212]*[.U$1]+[.O212]*[.V$1]+[.P212]*[.W$1]+[.Q212]*[.X$1]+[.R212]*[.Y$1]" office:value-type="float" office:value="0.5433">
            <text:p>0.5433</text:p>
          </table:table-cell>
          <table:table-cell table:number-columns-repeated="2"/>
          <table:table-cell office:value-type="float" office:value="0.297">
            <text:p>0.297</text:p>
          </table:table-cell>
          <table:table-cell office:value-type="float" office:value="-0.021">
            <text:p>-0.021</text:p>
          </table:table-cell>
          <table:table-cell office:value-type="float" office:value="-0.136">
            <text:p>-0.136</text:p>
          </table:table-cell>
          <table:table-cell office:value-type="float" office:value="0.054">
            <text:p>0.05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office:value-type="float" office:value="1976">
            <text:p>1976</text:p>
          </table:table-cell>
          <table:table-cell table:formula="of:=SUM([.G213:.J213])" office:value-type="float" office:value="2.31064347160118">
            <text:p>2.3106434716</text:p>
          </table:table-cell>
          <table:table-cell table:number-columns-repeated="4"/>
          <table:table-cell office:value-type="float" office:value="1.75784347160118">
            <text:p>1.7578434716</text:p>
          </table:table-cell>
          <table:table-cell table:number-columns-repeated="2"/>
          <table:table-cell table:formula="of:=[.M213]*[.T$1]+[.N213]*[.U$1]+[.O213]*[.V$1]+[.P213]*[.W$1]+[.Q213]*[.X$1]+[.R213]*[.Y$1]" office:value-type="float" office:value="0.5528">
            <text:p>0.5528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-0.022">
            <text:p>-0.022</text:p>
          </table:table-cell>
          <table:table-cell office:value-type="float" office:value="-0.137">
            <text:p>-0.137</text:p>
          </table:table-cell>
          <table:table-cell office:value-type="float" office:value="0.055">
            <text:p>0.05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7"/>
        </table:table-row>
        <table:table-row table:style-name="ro2">
          <table:table-cell office:value-type="float" office:value="1977">
            <text:p>1977</text:p>
          </table:table-cell>
          <table:table-cell table:formula="of:=SUM([.G214:.J214])" office:value-type="float" office:value="2.37793945447137">
            <text:p>2.3779394545</text:p>
          </table:table-cell>
          <table:table-cell table:number-columns-repeated="4"/>
          <table:table-cell office:value-type="float" office:value="1.81623945447137">
            <text:p>1.8162394545</text:p>
          </table:table-cell>
          <table:table-cell table:number-columns-repeated="2"/>
          <table:table-cell table:formula="of:=[.M214]*[.T$1]+[.N214]*[.U$1]+[.O214]*[.V$1]+[.P214]*[.W$1]+[.Q214]*[.X$1]+[.R214]*[.Y$1]" office:value-type="float" office:value="0.5617">
            <text:p>0.5617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-0.024">
            <text:p>-0.024</text:p>
          </table:table-cell>
          <table:table-cell office:value-type="float" office:value="-0.138">
            <text:p>-0.138</text:p>
          </table:table-cell>
          <table:table-cell office:value-type="float" office:value="0.056">
            <text:p>0.056</text:p>
          </table:table-cell>
          <table:table-cell office:value-type="float" office:value="0.05">
            <text:p>0.05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2">
          <table:table-cell office:value-type="float" office:value="1978">
            <text:p>1978</text:p>
          </table:table-cell>
          <table:table-cell table:formula="of:=SUM([.G215:.J215])" office:value-type="float" office:value="2.44880812550523">
            <text:p>2.4488081255</text:p>
          </table:table-cell>
          <table:table-cell table:number-columns-repeated="4"/>
          <table:table-cell office:value-type="float" office:value="1.87190812550523">
            <text:p>1.8719081255</text:p>
          </table:table-cell>
          <table:table-cell table:number-columns-repeated="2"/>
          <table:table-cell table:formula="of:=[.M215]*[.T$1]+[.N215]*[.U$1]+[.O215]*[.V$1]+[.P215]*[.W$1]+[.Q215]*[.X$1]+[.R215]*[.Y$1]" office:value-type="float" office:value="0.5769">
            <text:p>0.5769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-0.026">
            <text:p>-0.026</text:p>
          </table:table-cell>
          <table:table-cell office:value-type="float" office:value="-0.138">
            <text:p>-0.138</text:p>
          </table:table-cell>
          <table:table-cell office:value-type="float" office:value="0.057">
            <text:p>0.057</text:p>
          </table:table-cell>
          <table:table-cell office:value-type="float" office:value="0.051">
            <text:p>0.051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2">
          <table:table-cell office:value-type="float" office:value="1979">
            <text:p>1979</text:p>
          </table:table-cell>
          <table:table-cell table:formula="of:=SUM([.G216:.J216])" office:value-type="float" office:value="2.51357003582858">
            <text:p>2.5135700358</text:p>
          </table:table-cell>
          <table:table-cell table:number-columns-repeated="4"/>
          <table:table-cell office:value-type="float" office:value="1.92567003582858">
            <text:p>1.9256700358</text:p>
          </table:table-cell>
          <table:table-cell table:number-columns-repeated="2"/>
          <table:table-cell table:formula="of:=[.M216]*[.T$1]+[.N216]*[.U$1]+[.O216]*[.V$1]+[.P216]*[.W$1]+[.Q216]*[.X$1]+[.R216]*[.Y$1]" office:value-type="float" office:value="0.5879">
            <text:p>0.5879</text:p>
          </table:table-cell>
          <table:table-cell table:number-columns-repeated="2"/>
          <table:table-cell office:value-type="float" office:value="0.324">
            <text:p>0.324</text:p>
          </table:table-cell>
          <table:table-cell office:value-type="float" office:value="-0.027">
            <text:p>-0.027</text:p>
          </table:table-cell>
          <table:table-cell office:value-type="float" office:value="-0.139">
            <text:p>-0.139</text:p>
          </table:table-cell>
          <table:table-cell office:value-type="float" office:value="0.058">
            <text:p>0.058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  <table:table-cell table:number-columns-repeated="7"/>
        </table:table-row>
        <table:table-row table:style-name="ro2">
          <table:table-cell office:value-type="float" office:value="1980">
            <text:p>1980</text:p>
          </table:table-cell>
          <table:table-cell table:formula="of:=SUM([.G217:.J217])" office:value-type="float" office:value="2.58095574912445">
            <text:p>2.5809557491</text:p>
          </table:table-cell>
          <table:table-cell table:number-columns-repeated="4"/>
          <table:table-cell office:value-type="float" office:value="1.98565574912445">
            <text:p>1.9856557491</text:p>
          </table:table-cell>
          <table:table-cell table:number-columns-repeated="2"/>
          <table:table-cell table:formula="of:=[.M217]*[.T$1]+[.N217]*[.U$1]+[.O217]*[.V$1]+[.P217]*[.W$1]+[.Q217]*[.X$1]+[.R217]*[.Y$1]" office:value-type="float" office:value="0.5953">
            <text:p>0.5953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-0.029">
            <text:p>-0.029</text:p>
          </table:table-cell>
          <table:table-cell office:value-type="float" office:value="-0.14">
            <text:p>-0.14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  <table:table-cell table:number-columns-repeated="7"/>
        </table:table-row>
        <table:table-row table:style-name="ro2">
          <table:table-cell office:value-type="float" office:value="1981">
            <text:p>1981</text:p>
          </table:table-cell>
          <table:table-cell table:formula="of:=SUM([.G218:.J218])" office:value-type="float" office:value="2.63585205093811">
            <text:p>2.6358520509</text:p>
          </table:table-cell>
          <table:table-cell table:number-columns-repeated="4"/>
          <table:table-cell office:value-type="float" office:value="2.03355205093811">
            <text:p>2.0335520509</text:p>
          </table:table-cell>
          <table:table-cell table:number-columns-repeated="2"/>
          <table:table-cell table:formula="of:=[.M218]*[.T$1]+[.N218]*[.U$1]+[.O218]*[.V$1]+[.P218]*[.W$1]+[.Q218]*[.X$1]+[.R218]*[.Y$1]" office:value-type="float" office:value="0.6023">
            <text:p>0.6023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-0.031">
            <text:p>-0.031</text:p>
          </table:table-cell>
          <table:table-cell office:value-type="float" office:value="-0.141">
            <text:p>-0.141</text:p>
          </table:table-cell>
          <table:table-cell office:value-type="float" office:value="0.061">
            <text:p>0.061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  <table:table-cell table:number-columns-repeated="7"/>
        </table:table-row>
        <table:table-row table:style-name="ro2">
          <table:table-cell office:value-type="float" office:value="1982">
            <text:p>1982</text:p>
          </table:table-cell>
          <table:table-cell table:formula="of:=SUM([.G219:.J219])" office:value-type="float" office:value="2.67152807656838">
            <text:p>2.6715280766</text:p>
          </table:table-cell>
          <table:table-cell table:number-columns-repeated="4"/>
          <table:table-cell office:value-type="float" office:value="2.06812807656838">
            <text:p>2.0681280766</text:p>
          </table:table-cell>
          <table:table-cell table:number-columns-repeated="2"/>
          <table:table-cell table:formula="of:=[.M219]*[.T$1]+[.N219]*[.U$1]+[.O219]*[.V$1]+[.P219]*[.W$1]+[.Q219]*[.X$1]+[.R219]*[.Y$1]" office:value-type="float" office:value="0.6034">
            <text:p>0.6034</text:p>
          </table:table-cell>
          <table:table-cell table:number-columns-repeated="2"/>
          <table:table-cell office:value-type="float" office:value="0.339">
            <text:p>0.339</text:p>
          </table:table-cell>
          <table:table-cell office:value-type="float" office:value="-0.033">
            <text:p>-0.033</text:p>
          </table:table-cell>
          <table:table-cell office:value-type="float" office:value="-0.141">
            <text:p>-0.141</text:p>
          </table:table-cell>
          <table:table-cell office:value-type="float" office:value="0.062">
            <text:p>0.062</text:p>
          </table:table-cell>
          <table:table-cell office:value-type="float" office:value="0.05">
            <text:p>0.05</text:p>
          </table:table-cell>
          <table:table-cell office:value-type="float" office:value="0.012">
            <text:p>0.012</text:p>
          </table:table-cell>
          <table:table-cell table:number-columns-repeated="7"/>
        </table:table-row>
        <table:table-row table:style-name="ro2">
          <table:table-cell office:value-type="float" office:value="1983">
            <text:p>1983</text:p>
          </table:table-cell>
          <table:table-cell table:formula="of:=SUM([.G220:.J220])" office:value-type="float" office:value="2.72605391834855">
            <text:p>2.7260539183</text:p>
          </table:table-cell>
          <table:table-cell table:number-columns-repeated="4"/>
          <table:table-cell office:value-type="float" office:value="2.11825391834855">
            <text:p>2.1182539183</text:p>
          </table:table-cell>
          <table:table-cell table:number-columns-repeated="2"/>
          <table:table-cell table:formula="of:=[.M220]*[.T$1]+[.N220]*[.U$1]+[.O220]*[.V$1]+[.P220]*[.W$1]+[.Q220]*[.X$1]+[.R220]*[.Y$1]" office:value-type="float" office:value="0.6078">
            <text:p>0.6078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-0.035">
            <text:p>-0.035</text:p>
          </table:table-cell>
          <table:table-cell office:value-type="float" office:value="-0.142">
            <text:p>-0.142</text:p>
          </table:table-cell>
          <table:table-cell office:value-type="float" office:value="0.063">
            <text:p>0.063</text:p>
          </table:table-cell>
          <table:table-cell office:value-type="float" office:value="0.05">
            <text:p>0.05</text:p>
          </table:table-cell>
          <table:table-cell office:value-type="float" office:value="0.012">
            <text:p>0.012</text:p>
          </table:table-cell>
          <table:table-cell table:number-columns-repeated="7"/>
        </table:table-row>
        <table:table-row table:style-name="ro2">
          <table:table-cell office:value-type="float" office:value="1984">
            <text:p>1984</text:p>
          </table:table-cell>
          <table:table-cell table:formula="of:=SUM([.G221:.J221])" office:value-type="float" office:value="2.77664658384783">
            <text:p>2.7766465838</text:p>
          </table:table-cell>
          <table:table-cell table:number-columns-repeated="4"/>
          <table:table-cell office:value-type="float" office:value="2.16624658384783">
            <text:p>2.1662465838</text:p>
          </table:table-cell>
          <table:table-cell table:number-columns-repeated="2"/>
          <table:table-cell table:formula="of:=[.M221]*[.T$1]+[.N221]*[.U$1]+[.O221]*[.V$1]+[.P221]*[.W$1]+[.Q221]*[.X$1]+[.R221]*[.Y$1]" office:value-type="float" office:value="0.6104">
            <text:p>0.6104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-0.037">
            <text:p>-0.037</text:p>
          </table:table-cell>
          <table:table-cell office:value-type="float" office:value="-0.143">
            <text:p>-0.143</text:p>
          </table:table-cell>
          <table:table-cell office:value-type="float" office:value="0.064">
            <text:p>0.064</text:p>
          </table:table-cell>
          <table:table-cell office:value-type="float" office:value="0.049">
            <text:p>0.049</text:p>
          </table:table-cell>
          <table:table-cell office:value-type="float" office:value="0.013">
            <text:p>0.013</text:p>
          </table:table-cell>
          <table:table-cell table:number-columns-repeated="7"/>
        </table:table-row>
        <table:table-row table:style-name="ro2">
          <table:table-cell office:value-type="float" office:value="1985">
            <text:p>1985</text:p>
          </table:table-cell>
          <table:table-cell table:formula="of:=SUM([.G222:.J222])" office:value-type="float" office:value="2.83408937651211">
            <text:p>2.8340893765</text:p>
          </table:table-cell>
          <table:table-cell table:number-columns-repeated="4"/>
          <table:table-cell office:value-type="float" office:value="2.21568937651211">
            <text:p>2.2156893765</text:p>
          </table:table-cell>
          <table:table-cell table:number-columns-repeated="2"/>
          <table:table-cell table:formula="of:=[.M222]*[.T$1]+[.N222]*[.U$1]+[.O222]*[.V$1]+[.P222]*[.W$1]+[.Q222]*[.X$1]+[.R222]*[.Y$1]" office:value-type="float" office:value="0.6184">
            <text:p>0.6184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-0.038">
            <text:p>-0.038</text:p>
          </table:table-cell>
          <table:table-cell office:value-type="float" office:value="-0.143">
            <text:p>-0.143</text:p>
          </table:table-cell>
          <table:table-cell office:value-type="float" office:value="0.065">
            <text:p>0.065</text:p>
          </table:table-cell>
          <table:table-cell office:value-type="float" office:value="0.049">
            <text:p>0.049</text:p>
          </table:table-cell>
          <table:table-cell office:value-type="float" office:value="0.014">
            <text:p>0.014</text:p>
          </table:table-cell>
          <table:table-cell table:number-columns-repeated="7"/>
        </table:table-row>
        <table:table-row table:style-name="ro2">
          <table:table-cell office:value-type="float" office:value="1986">
            <text:p>1986</text:p>
          </table:table-cell>
          <table:table-cell table:formula="of:=SUM([.G223:.J223])" office:value-type="float" office:value="2.89123981832752">
            <text:p>2.8912398183</text:p>
          </table:table-cell>
          <table:table-cell table:number-columns-repeated="4"/>
          <table:table-cell office:value-type="float" office:value="2.26803981832752">
            <text:p>2.2680398183</text:p>
          </table:table-cell>
          <table:table-cell table:number-columns-repeated="2"/>
          <table:table-cell table:formula="of:=[.M223]*[.T$1]+[.N223]*[.U$1]+[.O223]*[.V$1]+[.P223]*[.W$1]+[.Q223]*[.X$1]+[.R223]*[.Y$1]" office:value-type="float" office:value="0.6232">
            <text:p>0.6232</text:p>
          </table:table-cell>
          <table:table-cell table:number-columns-repeated="2"/>
          <table:table-cell office:value-type="float" office:value="0.356">
            <text:p>0.356</text:p>
          </table:table-cell>
          <table:table-cell office:value-type="float" office:value="-0.04">
            <text:p>-0.04</text:p>
          </table:table-cell>
          <table:table-cell office:value-type="float" office:value="-0.144">
            <text:p>-0.144</text:p>
          </table:table-cell>
          <table:table-cell office:value-type="float" office:value="0.065">
            <text:p>0.065</text:p>
          </table:table-cell>
          <table:table-cell office:value-type="float" office:value="0.049">
            <text:p>0.049</text:p>
          </table:table-cell>
          <table:table-cell office:value-type="float" office:value="0.015">
            <text:p>0.015</text:p>
          </table:table-cell>
          <table:table-cell table:number-columns-repeated="7"/>
        </table:table-row>
        <table:table-row table:style-name="ro2">
          <table:table-cell office:value-type="float" office:value="1987">
            <text:p>1987</text:p>
          </table:table-cell>
          <table:table-cell table:formula="of:=SUM([.G224:.J224])" office:value-type="float" office:value="2.95284864745957">
            <text:p>2.9528486475</text:p>
          </table:table-cell>
          <table:table-cell table:number-columns-repeated="4"/>
          <table:table-cell office:value-type="float" office:value="2.32704864745957">
            <text:p>2.3270486475</text:p>
          </table:table-cell>
          <table:table-cell table:number-columns-repeated="2"/>
          <table:table-cell table:formula="of:=[.M224]*[.T$1]+[.N224]*[.U$1]+[.O224]*[.V$1]+[.P224]*[.W$1]+[.Q224]*[.X$1]+[.R224]*[.Y$1]" office:value-type="float" office:value="0.6258">
            <text:p>0.6258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-0.042">
            <text:p>-0.042</text:p>
          </table:table-cell>
          <table:table-cell office:value-type="float" office:value="-0.144">
            <text:p>-0.144</text:p>
          </table:table-cell>
          <table:table-cell office:value-type="float" office:value="0.066">
            <text:p>0.066</text:p>
          </table:table-cell>
          <table:table-cell office:value-type="float" office:value="0.048">
            <text:p>0.048</text:p>
          </table:table-cell>
          <table:table-cell office:value-type="float" office:value="0.016">
            <text:p>0.016</text:p>
          </table:table-cell>
          <table:table-cell table:number-columns-repeated="7"/>
        </table:table-row>
        <table:table-row table:style-name="ro2">
          <table:table-cell office:value-type="float" office:value="1988">
            <text:p>1988</text:p>
          </table:table-cell>
          <table:table-cell table:formula="of:=SUM([.G225:.J225])" office:value-type="float" office:value="3.03331274912627">
            <text:p>3.0333127491</text:p>
          </table:table-cell>
          <table:table-cell table:number-columns-repeated="4"/>
          <table:table-cell office:value-type="float" office:value="2.40011274912627">
            <text:p>2.4001127491</text:p>
          </table:table-cell>
          <table:table-cell table:number-columns-repeated="2"/>
          <table:table-cell table:formula="of:=[.M225]*[.T$1]+[.N225]*[.U$1]+[.O225]*[.V$1]+[.P225]*[.W$1]+[.Q225]*[.X$1]+[.R225]*[.Y$1]" office:value-type="float" office:value="0.6332">
            <text:p>0.6332</text:p>
          </table:table-cell>
          <table:table-cell table:number-columns-repeated="2"/>
          <table:table-cell office:value-type="float" office:value="0.365">
            <text:p>0.365</text:p>
          </table:table-cell>
          <table:table-cell office:value-type="float" office:value="-0.044">
            <text:p>-0.044</text:p>
          </table:table-cell>
          <table:table-cell office:value-type="float" office:value="-0.145">
            <text:p>-0.145</text:p>
          </table:table-cell>
          <table:table-cell office:value-type="float" office:value="0.067">
            <text:p>0.067</text:p>
          </table:table-cell>
          <table:table-cell office:value-type="float" office:value="0.048">
            <text:p>0.048</text:p>
          </table:table-cell>
          <table:table-cell office:value-type="float" office:value="0.017">
            <text:p>0.017</text:p>
          </table:table-cell>
          <table:table-cell table:number-columns-repeated="7"/>
        </table:table-row>
        <table:table-row table:style-name="ro2">
          <table:table-cell office:value-type="float" office:value="1989">
            <text:p>1989</text:p>
          </table:table-cell>
          <table:table-cell table:formula="of:=SUM([.G226:.J226])" office:value-type="float" office:value="3.09094016708062">
            <text:p>3.0909401671</text:p>
          </table:table-cell>
          <table:table-cell table:number-columns-repeated="4"/>
          <table:table-cell office:value-type="float" office:value="2.45624016708062">
            <text:p>2.4562401671</text:p>
          </table:table-cell>
          <table:table-cell table:number-columns-repeated="2"/>
          <table:table-cell table:formula="of:=[.M226]*[.T$1]+[.N226]*[.U$1]+[.O226]*[.V$1]+[.P226]*[.W$1]+[.Q226]*[.X$1]+[.R226]*[.Y$1]" office:value-type="float" office:value="0.6347">
            <text:p>0.6347</text:p>
          </table:table-cell>
          <table:table-cell table:number-columns-repeated="2"/>
          <table:table-cell office:value-type="float" office:value="0.369">
            <text:p>0.369</text:p>
          </table:table-cell>
          <table:table-cell office:value-type="float" office:value="-0.046">
            <text:p>-0.046</text:p>
          </table:table-cell>
          <table:table-cell office:value-type="float" office:value="-0.145">
            <text:p>-0.145</text:p>
          </table:table-cell>
          <table:table-cell office:value-type="float" office:value="0.067">
            <text:p>0.067</text:p>
          </table:table-cell>
          <table:table-cell office:value-type="float" office:value="0.047">
            <text:p>0.047</text:p>
          </table:table-cell>
          <table:table-cell office:value-type="float" office:value="0.018">
            <text:p>0.018</text:p>
          </table:table-cell>
          <table:table-cell table:number-columns-repeated="7"/>
        </table:table-row>
        <table:table-row table:style-name="ro2">
          <table:table-cell office:value-type="float" office:value="1990">
            <text:p>1990</text:p>
          </table:table-cell>
          <table:table-cell table:formula="of:=SUM([.G227:.J227])" office:value-type="float" office:value="3.1385255043759">
            <text:p>3.1385255044</text:p>
          </table:table-cell>
          <table:table-cell table:number-columns-repeated="4"/>
          <table:table-cell office:value-type="float" office:value="2.4979255043759">
            <text:p>2.4979255044</text:p>
          </table:table-cell>
          <table:table-cell table:number-columns-repeated="2"/>
          <table:table-cell table:formula="of:=[.M227]*[.T$1]+[.N227]*[.U$1]+[.O227]*[.V$1]+[.P227]*[.W$1]+[.Q227]*[.X$1]+[.R227]*[.Y$1]" office:value-type="float" office:value="0.6406">
            <text:p>0.6406</text:p>
          </table:table-cell>
          <table:table-cell table:number-columns-repeated="2"/>
          <table:table-cell office:value-type="float" office:value="0.373">
            <text:p>0.373</text:p>
          </table:table-cell>
          <table:table-cell office:value-type="float" office:value="-0.048">
            <text:p>-0.048</text:p>
          </table:table-cell>
          <table:table-cell office:value-type="float" office:value="-0.146">
            <text:p>-0.146</text:p>
          </table:table-cell>
          <table:table-cell office:value-type="float" office:value="0.068">
            <text:p>0.068</text:p>
          </table:table-cell>
          <table:table-cell office:value-type="float" office:value="0.047">
            <text:p>0.047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office:value-type="float" office:value="1991">
            <text:p>1991</text:p>
          </table:table-cell>
          <table:table-cell table:formula="of:=SUM([.G228:.J228])" office:value-type="float" office:value="3.1769335048411">
            <text:p>3.1769335048</text:p>
          </table:table-cell>
          <table:table-cell table:number-columns-repeated="4"/>
          <table:table-cell office:value-type="float" office:value="2.5393335048411">
            <text:p>2.5393335048</text:p>
          </table:table-cell>
          <table:table-cell table:number-columns-repeated="2"/>
          <table:table-cell table:formula="of:=[.M228]*[.T$1]+[.N228]*[.U$1]+[.O228]*[.V$1]+[.P228]*[.W$1]+[.Q228]*[.X$1]+[.R228]*[.Y$1]" office:value-type="float" office:value="0.6376">
            <text:p>0.6376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-0.05">
            <text:p>-0.05</text:p>
          </table:table-cell>
          <table:table-cell office:value-type="float" office:value="-0.146">
            <text:p>-0.146</text:p>
          </table:table-cell>
          <table:table-cell office:value-type="float" office:value="0.068">
            <text:p>0.068</text:p>
          </table:table-cell>
          <table:table-cell office:value-type="float" office:value="0.046">
            <text:p>0.046</text:p>
          </table:table-cell>
          <table:table-cell office:value-type="float" office:value="0.019">
            <text:p>0.019</text:p>
          </table:table-cell>
          <table:table-cell table:number-columns-repeated="7"/>
        </table:table-row>
        <table:table-row table:style-name="ro2">
          <table:table-cell office:value-type="float" office:value="1992">
            <text:p>1992</text:p>
          </table:table-cell>
          <table:table-cell table:formula="of:=SUM([.G229:.J229])" office:value-type="float" office:value="3.20218330221472">
            <text:p>3.2021833022</text:p>
          </table:table-cell>
          <table:table-cell table:number-columns-repeated="4"/>
          <table:table-cell office:value-type="float" office:value="2.56648330221472">
            <text:p>2.5664833022</text:p>
          </table:table-cell>
          <table:table-cell table:number-columns-repeated="2"/>
          <table:table-cell table:formula="of:=[.M229]*[.T$1]+[.N229]*[.U$1]+[.O229]*[.V$1]+[.P229]*[.W$1]+[.Q229]*[.X$1]+[.R229]*[.Y$1]" office:value-type="float" office:value="0.6357">
            <text:p>0.6357</text:p>
          </table:table-cell>
          <table:table-cell table:number-columns-repeated="2"/>
          <table:table-cell office:value-type="float" office:value="0.376">
            <text:p>0.376</text:p>
          </table:table-cell>
          <table:table-cell office:value-type="float" office:value="-0.052">
            <text:p>-0.052</text:p>
          </table:table-cell>
          <table:table-cell office:value-type="float" office:value="-0.146">
            <text:p>-0.146</text:p>
          </table:table-cell>
          <table:table-cell office:value-type="float" office:value="0.069">
            <text:p>0.069</text:p>
          </table:table-cell>
          <table:table-cell office:value-type="float" office:value="0.045">
            <text:p>0.045</text:p>
          </table:table-cell>
          <table:table-cell office:value-type="float" office:value="0.02">
            <text:p>0.02</text:p>
          </table:table-cell>
          <table:table-cell table:number-columns-repeated="7"/>
        </table:table-row>
        <table:table-row table:style-name="ro2">
          <table:table-cell office:value-type="float" office:value="1993">
            <text:p>1993</text:p>
          </table:table-cell>
          <table:table-cell table:formula="of:=SUM([.G230:.J230])" office:value-type="float" office:value="3.22393682449119">
            <text:p>3.2239368245</text:p>
          </table:table-cell>
          <table:table-cell table:number-columns-repeated="4"/>
          <table:table-cell office:value-type="float" office:value="2.58493682449119">
            <text:p>2.5849368245</text:p>
          </table:table-cell>
          <table:table-cell table:number-columns-repeated="2"/>
          <table:table-cell table:formula="of:=[.M230]*[.T$1]+[.N230]*[.U$1]+[.O230]*[.V$1]+[.P230]*[.W$1]+[.Q230]*[.X$1]+[.R230]*[.Y$1]" office:value-type="float" office:value="0.639">
            <text:p>0.639</text:p>
          </table:table-cell>
          <table:table-cell table:number-columns-repeated="2"/>
          <table:table-cell office:value-type="float" office:value="0.378">
            <text:p>0.378</text:p>
          </table:table-cell>
          <table:table-cell office:value-type="float" office:value="-0.054">
            <text:p>-0.054</text:p>
          </table:table-cell>
          <table:table-cell office:value-type="float" office:value="-0.147">
            <text:p>-0.147</text:p>
          </table:table-cell>
          <table:table-cell office:value-type="float" office:value="0.069">
            <text:p>0.069</text:p>
          </table:table-cell>
          <table:table-cell office:value-type="float" office:value="0.045">
            <text:p>0.045</text:p>
          </table:table-cell>
          <table:table-cell office:value-type="float" office:value="0.022">
            <text:p>0.022</text:p>
          </table:table-cell>
          <table:table-cell table:number-columns-repeated="7"/>
        </table:table-row>
        <table:table-row table:style-name="ro2">
          <table:table-cell office:value-type="float" office:value="1994">
            <text:p>1994</text:p>
          </table:table-cell>
          <table:table-cell table:formula="of:=SUM([.G231:.J231])" office:value-type="float" office:value="3.25606568963317">
            <text:p>3.2560656896</text:p>
          </table:table-cell>
          <table:table-cell table:number-columns-repeated="4"/>
          <table:table-cell office:value-type="float" office:value="2.61796568963317">
            <text:p>2.6179656896</text:p>
          </table:table-cell>
          <table:table-cell table:number-columns-repeated="2"/>
          <table:table-cell table:formula="of:=[.M231]*[.T$1]+[.N231]*[.U$1]+[.O231]*[.V$1]+[.P231]*[.W$1]+[.Q231]*[.X$1]+[.R231]*[.Y$1]" office:value-type="float" office:value="0.6381">
            <text:p>0.6381</text:p>
          </table:table-cell>
          <table:table-cell table:number-columns-repeated="2"/>
          <table:table-cell office:value-type="float" office:value="0.379">
            <text:p>0.379</text:p>
          </table:table-cell>
          <table:table-cell office:value-type="float" office:value="-0.055">
            <text:p>-0.055</text:p>
          </table:table-cell>
          <table:table-cell office:value-type="float" office:value="-0.147">
            <text:p>-0.147</text:p>
          </table:table-cell>
          <table:table-cell office:value-type="float" office:value="0.069">
            <text:p>0.069</text:p>
          </table:table-cell>
          <table:table-cell office:value-type="float" office:value="0.044">
            <text:p>0.044</text:p>
          </table:table-cell>
          <table:table-cell office:value-type="float" office:value="0.024">
            <text:p>0.024</text:p>
          </table:table-cell>
          <table:table-cell table:number-columns-repeated="7"/>
        </table:table-row>
        <table:table-row table:style-name="ro2">
          <table:table-cell office:value-type="float" office:value="1995">
            <text:p>1995</text:p>
          </table:table-cell>
          <table:table-cell table:formula="of:=SUM([.G232:.J232])" office:value-type="float" office:value="3.2948189927498">
            <text:p>3.2948189927</text:p>
          </table:table-cell>
          <table:table-cell table:number-columns-repeated="4"/>
          <table:table-cell office:value-type="float" office:value="2.6580189927498">
            <text:p>2.6580189927</text:p>
          </table:table-cell>
          <table:table-cell table:number-columns-repeated="2"/>
          <table:table-cell table:formula="of:=[.M232]*[.T$1]+[.N232]*[.U$1]+[.O232]*[.V$1]+[.P232]*[.W$1]+[.Q232]*[.X$1]+[.R232]*[.Y$1]" office:value-type="float" office:value="0.6368">
            <text:p>0.6368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-0.056">
            <text:p>-0.056</text:p>
          </table:table-cell>
          <table:table-cell office:value-type="float" office:value="-0.147">
            <text:p>-0.147</text:p>
          </table:table-cell>
          <table:table-cell office:value-type="float" office:value="0.07">
            <text:p>0.07</text:p>
          </table:table-cell>
          <table:table-cell office:value-type="float" office:value="0.043">
            <text:p>0.043</text:p>
          </table:table-cell>
          <table:table-cell office:value-type="float" office:value="0.025">
            <text:p>0.025</text:p>
          </table:table-cell>
          <table:table-cell table:number-columns-repeated="7"/>
        </table:table-row>
        <table:table-row table:style-name="ro2">
          <table:table-cell office:value-type="float" office:value="1996">
            <text:p>1996</text:p>
          </table:table-cell>
          <table:table-cell table:formula="of:=SUM([.G233:.J233])" office:value-type="float" office:value="3.33772023135831">
            <text:p>3.3377202314</text:p>
          </table:table-cell>
          <table:table-cell table:number-columns-repeated="4"/>
          <table:table-cell office:value-type="float" office:value="2.69702023135831">
            <text:p>2.6970202314</text:p>
          </table:table-cell>
          <table:table-cell table:number-columns-repeated="2"/>
          <table:table-cell table:formula="of:=[.M233]*[.T$1]+[.N233]*[.U$1]+[.O233]*[.V$1]+[.P233]*[.W$1]+[.Q233]*[.X$1]+[.R233]*[.Y$1]" office:value-type="float" office:value="0.6407">
            <text:p>0.6407</text:p>
          </table:table-cell>
          <table:table-cell table:number-columns-repeated="2"/>
          <table:table-cell office:value-type="float" office:value="0.382">
            <text:p>0.382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">
            <text:p>0.07</text:p>
          </table:table-cell>
          <table:table-cell office:value-type="float" office:value="0.043">
            <text:p>0.043</text:p>
          </table:table-cell>
          <table:table-cell office:value-type="float" office:value="0.027">
            <text:p>0.027</text:p>
          </table:table-cell>
          <table:table-cell table:number-columns-repeated="7"/>
        </table:table-row>
        <table:table-row table:style-name="ro2">
          <table:table-cell office:value-type="float" office:value="1997">
            <text:p>1997</text:p>
          </table:table-cell>
          <table:table-cell table:formula="of:=SUM([.G234:.J234])" office:value-type="float" office:value="3.35990160951094">
            <text:p>3.3599016095</text:p>
          </table:table-cell>
          <table:table-cell table:number-columns-repeated="4"/>
          <table:table-cell office:value-type="float" office:value="2.72100160951094">
            <text:p>2.7210016095</text:p>
          </table:table-cell>
          <table:table-cell table:number-columns-repeated="2"/>
          <table:table-cell table:formula="of:=[.M234]*[.T$1]+[.N234]*[.U$1]+[.O234]*[.V$1]+[.P234]*[.W$1]+[.Q234]*[.X$1]+[.R234]*[.Y$1]" office:value-type="float" office:value="0.6389">
            <text:p>0.6389</text:p>
          </table:table-cell>
          <table:table-cell table:number-columns-repeated="2"/>
          <table:table-cell office:value-type="float" office:value="0.383">
            <text:p>0.383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">
            <text:p>0.07</text:p>
          </table:table-cell>
          <table:table-cell office:value-type="float" office:value="0.042">
            <text:p>0.042</text:p>
          </table:table-cell>
          <table:table-cell office:value-type="float" office:value="0.028">
            <text:p>0.028</text:p>
          </table:table-cell>
          <table:table-cell table:number-columns-repeated="7"/>
        </table:table-row>
        <table:table-row table:style-name="ro2">
          <table:table-cell office:value-type="float" office:value="1998">
            <text:p>1998</text:p>
          </table:table-cell>
          <table:table-cell table:formula="of:=SUM([.G235:.J235])" office:value-type="float" office:value="3.4127136092729">
            <text:p>3.4127136093</text:p>
          </table:table-cell>
          <table:table-cell table:number-columns-repeated="4"/>
          <table:table-cell office:value-type="float" office:value="2.7730136092729">
            <text:p>2.7730136093</text:p>
          </table:table-cell>
          <table:table-cell table:number-columns-repeated="2"/>
          <table:table-cell table:formula="of:=[.M235]*[.T$1]+[.N235]*[.U$1]+[.O235]*[.V$1]+[.P235]*[.W$1]+[.Q235]*[.X$1]+[.R235]*[.Y$1]" office:value-type="float" office:value="0.6397">
            <text:p>0.6397</text:p>
          </table:table-cell>
          <table:table-cell table:number-columns-repeated="2"/>
          <table:table-cell office:value-type="float" office:value="0.385">
            <text:p>0.385</text:p>
          </table:table-cell>
          <table:table-cell office:value-type="float" office:value="-0.057">
            <text:p>-0.057</text:p>
          </table:table-cell>
          <table:table-cell office:value-type="float" office:value="-0.148">
            <text:p>-0.148</text:p>
          </table:table-cell>
          <table:table-cell office:value-type="float" office:value="0.071">
            <text:p>0.071</text:p>
          </table:table-cell>
          <table:table-cell office:value-type="float" office:value="0.041">
            <text:p>0.041</text:p>
          </table:table-cell>
          <table:table-cell office:value-type="float" office:value="0.029">
            <text:p>0.029</text:p>
          </table:table-cell>
          <table:table-cell table:number-columns-repeated="7"/>
        </table:table-row>
        <table:table-row table:style-name="ro2">
          <table:table-cell office:value-type="float" office:value="1999">
            <text:p>1999</text:p>
          </table:table-cell>
          <table:table-cell table:formula="of:=SUM([.G236:.J236])" office:value-type="float" office:value="3.45723107122899">
            <text:p>3.4572310712</text:p>
          </table:table-cell>
          <table:table-cell table:number-columns-repeated="4"/>
          <table:table-cell office:value-type="float" office:value="2.81243107122899">
            <text:p>2.8124310712</text:p>
          </table:table-cell>
          <table:table-cell table:number-columns-repeated="2"/>
          <table:table-cell table:formula="of:=[.M236]*[.T$1]+[.N236]*[.U$1]+[.O236]*[.V$1]+[.P236]*[.W$1]+[.Q236]*[.X$1]+[.R236]*[.Y$1]" office:value-type="float" office:value="0.6448">
            <text:p>0.6448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-0.056">
            <text:p>-0.056</text:p>
          </table:table-cell>
          <table:table-cell office:value-type="float" office:value="-0.148">
            <text:p>-0.148</text:p>
          </table:table-cell>
          <table:table-cell office:value-type="float" office:value="0.071">
            <text:p>0.071</text:p>
          </table:table-cell>
          <table:table-cell office:value-type="float" office:value="0.041">
            <text:p>0.041</text:p>
          </table:table-cell>
          <table:table-cell office:value-type="float" office:value="0.031">
            <text:p>0.031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table:formula="of:=SUM([.G237:.J237])" office:value-type="float" office:value="3.48352564600708">
            <text:p>3.483525646</text:p>
          </table:table-cell>
          <table:table-cell table:number-columns-repeated="4"/>
          <table:table-cell office:value-type="float" office:value="2.83902564600708">
            <text:p>2.839025646</text:p>
          </table:table-cell>
          <table:table-cell table:number-columns-repeated="2"/>
          <table:table-cell table:formula="of:=[.M237]*[.T$1]+[.N237]*[.U$1]+[.O237]*[.V$1]+[.P237]*[.W$1]+[.Q237]*[.X$1]+[.R237]*[.Y$1]" office:value-type="float" office:value="0.6445">
            <text:p>0.6445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-0.056">
            <text:p>-0.056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office:value-type="float" office:value="2001">
            <text:p>2001</text:p>
          </table:table-cell>
          <table:table-cell table:formula="of:=SUM([.G238:.J238])" office:value-type="float" office:value="3.51432141695415">
            <text:p>3.514321417</text:p>
          </table:table-cell>
          <table:table-cell table:number-columns-repeated="4"/>
          <table:table-cell office:value-type="float" office:value="2.86772141695415">
            <text:p>2.867721417</text:p>
          </table:table-cell>
          <table:table-cell table:number-columns-repeated="2"/>
          <table:table-cell table:formula="of:=[.M238]*[.T$1]+[.N238]*[.U$1]+[.O238]*[.V$1]+[.P238]*[.W$1]+[.Q238]*[.X$1]+[.R238]*[.Y$1]" office:value-type="float" office:value="0.6466">
            <text:p>0.6466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-0.055">
            <text:p>-0.055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office:value-type="float" office:value="2002">
            <text:p>2002</text:p>
          </table:table-cell>
          <table:table-cell table:formula="of:=SUM([.G239:.J239])" office:value-type="float" office:value="3.554771844805">
            <text:p>3.5547718448</text:p>
          </table:table-cell>
          <table:table-cell table:number-columns-repeated="4"/>
          <table:table-cell office:value-type="float" office:value="2.906671844805">
            <text:p>2.9066718448</text:p>
          </table:table-cell>
          <table:table-cell table:number-columns-repeated="2"/>
          <table:table-cell table:formula="of:=[.M239]*[.T$1]+[.N239]*[.U$1]+[.O239]*[.V$1]+[.P239]*[.W$1]+[.Q239]*[.X$1]+[.R239]*[.Y$1]" office:value-type="float" office:value="0.6481">
            <text:p>0.6481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-0.055">
            <text:p>-0.055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3">
            <text:p>0.033</text:p>
          </table:table-cell>
          <table:table-cell table:number-columns-repeated="7"/>
        </table:table-row>
        <table:table-row table:style-name="ro2">
          <table:table-cell office:value-type="float" office:value="2003">
            <text:p>2003</text:p>
          </table:table-cell>
          <table:table-cell table:formula="of:=SUM([.G240:.J240])" office:value-type="float" office:value="3.60679567166022">
            <text:p>3.6067956717</text:p>
          </table:table-cell>
          <table:table-cell table:number-columns-repeated="4"/>
          <table:table-cell office:value-type="float" office:value="2.95509567166022">
            <text:p>2.9550956717</text:p>
          </table:table-cell>
          <table:table-cell table:number-columns-repeated="2"/>
          <table:table-cell table:formula="of:=[.M240]*[.T$1]+[.N240]*[.U$1]+[.O240]*[.V$1]+[.P240]*[.W$1]+[.Q240]*[.X$1]+[.R240]*[.Y$1]" office:value-type="float" office:value="0.6517">
            <text:p>0.6517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-0.054">
            <text:p>-0.054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4">
            <text:p>0.034</text:p>
          </table:table-cell>
          <table:table-cell table:number-columns-repeated="7"/>
        </table:table-row>
        <table:table-row table:style-name="ro2">
          <table:table-cell office:value-type="float" office:value="2004">
            <text:p>2004</text:p>
          </table:table-cell>
          <table:table-cell table:formula="of:=SUM([.G241:.J241])" office:value-type="float" office:value="3.64156454153265">
            <text:p>3.6415645415</text:p>
          </table:table-cell>
          <table:table-cell table:number-columns-repeated="4"/>
          <table:table-cell office:value-type="float" office:value="2.98026454153265">
            <text:p>2.9802645415</text:p>
          </table:table-cell>
          <table:table-cell table:number-columns-repeated="2"/>
          <table:table-cell table:formula="of:=[.M241]*[.T$1]+[.N241]*[.U$1]+[.O241]*[.V$1]+[.P241]*[.W$1]+[.Q241]*[.X$1]+[.R241]*[.Y$1]" office:value-type="float" office:value="0.6613">
            <text:p>0.6613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-0.053">
            <text:p>-0.053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38">
            <text:p>0.038</text:p>
          </table:table-cell>
          <table:table-cell table:number-columns-repeated="7"/>
        </table:table-row>
        <table:table-row table:style-name="ro2">
          <table:table-cell office:value-type="float" office:value="2005">
            <text:p>2005</text:p>
          </table:table-cell>
          <table:table-cell table:formula="of:=SUM([.G242:.J242])" office:value-type="float" office:value="3.6815498214226">
            <text:p>3.6815498214</text:p>
          </table:table-cell>
          <table:table-cell table:number-columns-repeated="4"/>
          <table:table-cell office:value-type="float" office:value="3.0157498214226">
            <text:p>3.0157498214</text:p>
          </table:table-cell>
          <table:table-cell table:number-columns-repeated="2"/>
          <table:table-cell table:formula="of:=[.M242]*[.T$1]+[.N242]*[.U$1]+[.O242]*[.V$1]+[.P242]*[.W$1]+[.Q242]*[.X$1]+[.R242]*[.Y$1]" office:value-type="float" office:value="0.6658">
            <text:p>0.6658</text:p>
          </table:table-cell>
          <table:table-cell table:number-columns-repeated="2"/>
          <table:table-cell office:value-type="float" office:value="0.394">
            <text:p>0.394</text:p>
          </table:table-cell>
          <table:table-cell office:value-type="float" office:value="-0.053">
            <text:p>-0.053</text:p>
          </table:table-cell>
          <table:table-cell office:value-type="float" office:value="-0.149">
            <text:p>-0.149</text:p>
          </table:table-cell>
          <table:table-cell office:value-type="float" office:value="0.071">
            <text:p>0.071</text:p>
          </table:table-cell>
          <table:table-cell table:number-columns-repeated="2" office:value-type="float" office:value="0.04">
            <text:p>0.04</text:p>
          </table:table-cell>
          <table:table-cell table:number-columns-repeated="7"/>
        </table:table-row>
        <table:table-row table:style-name="ro2">
          <table:table-cell office:value-type="float" office:value="2006">
            <text:p>2006</text:p>
          </table:table-cell>
          <table:table-cell table:formula="of:=SUM([.G243:.J243])" office:value-type="float" office:value="3.72401153237463">
            <text:p>3.7240115324</text:p>
          </table:table-cell>
          <table:table-cell table:number-columns-repeated="4"/>
          <table:table-cell office:value-type="float" office:value="3.05461153237463">
            <text:p>3.0546115324</text:p>
          </table:table-cell>
          <table:table-cell table:number-columns-repeated="2"/>
          <table:table-cell table:formula="of:=[.M243]*[.T$1]+[.N243]*[.U$1]+[.O243]*[.V$1]+[.P243]*[.W$1]+[.Q243]*[.X$1]+[.R243]*[.Y$1]" office:value-type="float" office:value="0.6694">
            <text:p>0.6694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-0.052">
            <text:p>-0.052</text:p>
          </table:table-cell>
          <table:table-cell office:value-type="float" office:value="-0.15">
            <text:p>-0.15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42">
            <text:p>0.042</text:p>
          </table:table-cell>
          <table:table-cell table:number-columns-repeated="7"/>
        </table:table-row>
        <table:table-row table:style-name="ro2">
          <table:table-cell office:value-type="float" office:value="2007">
            <text:p>2007</text:p>
          </table:table-cell>
          <table:table-cell table:formula="of:=SUM([.G244:.J244])" office:value-type="float" office:value="3.75939819531106">
            <text:p>3.7593981953</text:p>
          </table:table-cell>
          <table:table-cell table:number-columns-repeated="4"/>
          <table:table-cell office:value-type="float" office:value="3.08549819531106">
            <text:p>3.0854981953</text:p>
          </table:table-cell>
          <table:table-cell table:number-columns-repeated="2"/>
          <table:table-cell table:formula="of:=[.M244]*[.T$1]+[.N244]*[.U$1]+[.O244]*[.V$1]+[.P244]*[.W$1]+[.Q244]*[.X$1]+[.R244]*[.Y$1]" office:value-type="float" office:value="0.6739">
            <text:p>0.6739</text:p>
          </table:table-cell>
          <table:table-cell table:number-columns-repeated="2"/>
          <table:table-cell office:value-type="float" office:value="0.396">
            <text:p>0.396</text:p>
          </table:table-cell>
          <table:table-cell office:value-type="float" office:value="-0.052">
            <text:p>-0.052</text:p>
          </table:table-cell>
          <table:table-cell office:value-type="float" office:value="-0.15">
            <text:p>-0.15</text:p>
          </table:table-cell>
          <table:table-cell office:value-type="float" office:value="0.071">
            <text:p>0.071</text:p>
          </table:table-cell>
          <table:table-cell office:value-type="float" office:value="0.04">
            <text:p>0.04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2">
          <table:table-cell office:value-type="float" office:value="2008">
            <text:p>2008</text:p>
          </table:table-cell>
          <table:table-cell table:formula="of:=SUM([.G245:.J245])" office:value-type="float" office:value="3.81123439750067">
            <text:p>3.8112343975</text:p>
          </table:table-cell>
          <table:table-cell table:number-columns-repeated="4"/>
          <table:table-cell office:value-type="float" office:value="3.12963439750067">
            <text:p>3.1296343975</text:p>
          </table:table-cell>
          <table:table-cell table:number-columns-repeated="2"/>
          <table:table-cell table:formula="of:=[.M245]*[.T$1]+[.N245]*[.U$1]+[.O245]*[.V$1]+[.P245]*[.W$1]+[.Q245]*[.X$1]+[.R245]*[.Y$1]" office:value-type="float" office:value="0.6816">
            <text:p>0.6816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-0.051">
            <text:p>-0.051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6">
            <text:p>0.046</text:p>
          </table:table-cell>
          <table:table-cell table:number-columns-repeated="7"/>
        </table:table-row>
        <table:table-row table:style-name="ro2">
          <table:table-cell office:value-type="float" office:value="2009">
            <text:p>2009</text:p>
          </table:table-cell>
          <table:table-cell table:formula="of:=SUM([.G246:.J246])" office:value-type="float" office:value="3.83889203052987">
            <text:p>3.8388920305</text:p>
          </table:table-cell>
          <table:table-cell table:number-columns-repeated="4"/>
          <table:table-cell office:value-type="float" office:value="3.15879203052987">
            <text:p>3.1587920305</text:p>
          </table:table-cell>
          <table:table-cell table:number-columns-repeated="2"/>
          <table:table-cell table:formula="of:=[.M246]*[.T$1]+[.N246]*[.U$1]+[.O246]*[.V$1]+[.P246]*[.W$1]+[.Q246]*[.X$1]+[.R246]*[.Y$1]" office:value-type="float" office:value="0.6801">
            <text:p>0.6801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-0.051">
            <text:p>-0.051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2">
          <table:table-cell office:value-type="float" office:value="2010">
            <text:p>2010</text:p>
          </table:table-cell>
          <table:table-cell table:formula="of:=SUM([.G247:.J247])" office:value-type="float" office:value="3.89646127169314">
            <text:p>3.8964612717</text:p>
          </table:table-cell>
          <table:table-cell table:number-columns-repeated="4"/>
          <table:table-cell office:value-type="float" office:value="3.20826127169314">
            <text:p>3.2082612717</text:p>
          </table:table-cell>
          <table:table-cell table:number-columns-repeated="2"/>
          <table:table-cell table:formula="of:=[.M247]*[.T$1]+[.N247]*[.U$1]+[.O247]*[.V$1]+[.P247]*[.W$1]+[.Q247]*[.X$1]+[.R247]*[.Y$1]" office:value-type="float" office:value="0.6882">
            <text:p>0.6882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-0.05">
            <text:p>-0.05</text:p>
          </table:table-cell>
          <table:table-cell office:value-type="float" office:value="-0.15">
            <text:p>-0.15</text:p>
          </table:table-cell>
          <table:table-cell office:value-type="float" office:value="0.072">
            <text:p>0.072</text:p>
          </table:table-cell>
          <table:table-cell office:value-type="float" office:value="0.04">
            <text:p>0.04</text:p>
          </table:table-cell>
          <table:table-cell office:value-type="float" office:value="0.048">
            <text:p>0.048</text:p>
          </table:table-cell>
          <table:table-cell table:number-columns-repeated="7"/>
        </table:table-row>
        <table:table-row table:style-name="ro2">
          <table:table-cell office:value-type="float" office:value="2011">
            <text:p>2011</text:p>
          </table:table-cell>
          <table:table-cell table:formula="of:=SUM([.G248:.J248])" office:value-type="float" office:value="3.94224366371981">
            <text:p>3.9422436637</text:p>
          </table:table-cell>
          <table:table-cell table:number-columns-repeated="4"/>
          <table:table-cell office:value-type="float" office:value="3.24994366371981">
            <text:p>3.2499436637</text:p>
          </table:table-cell>
          <table:table-cell table:number-columns-repeated="2"/>
          <table:table-cell table:formula="of:=[.M248]*[.T$1]+[.N248]*[.U$1]+[.O248]*[.V$1]+[.P248]*[.W$1]+[.Q248]*[.X$1]+[.R248]*[.Y$1]" office:value-type="float" office:value="0.6923">
            <text:p>0.692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-0.05">
            <text:p>-0.05</text:p>
          </table:table-cell>
          <table:table-cell office:value-type="float" office:value="-0.15">
            <text:p>-0.15</text:p>
          </table:table-cell>
          <table:table-cell office:value-type="float" office:value="0.073">
            <text:p>0.07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-$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-$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7P0" style:volatile="true">
      <number:number number:decimal-places="1" number:min-integer-digits="1" number:grouping="true"/>
      <number:text> </number:text>
    </number:number-style>
    <number:number-style style:name="N147P1" style:volatile="true">
      <number:text>-</number:text>
      <number:number number:decimal-places="1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-</number:text>
      <number:number number:decimal-places="3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-</number:text>
      <number:number number:decimal-places="4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7" number:min-integer-digits="1"/>
    </number:number-style>
    <number:date-style style:name="N16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1/07/2018</text:date>, <text:time>18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18:25:09.93</dc:date>
    <meta:generator>OpenOffice/4.0.1$Win32 OpenOffice.org_project/401m5$Build-9714</meta:generator>
    <meta:editing-duration>PT3M54S</meta:editing-duration>
    <meta:editing-cycles>1</meta:editing-cycles>
    <meta:document-statistic meta:table-count="1" meta:cell-count="2483" meta:object-count="0"/>
  </office:meta>
</office:document-meta>
</file>